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ab_water_2g" table:style-name="ta1">
        <table:shapes>
          <draw:frame draw:z-index="0" draw:style-name="gr1" draw:text-style-name="P1" svg:width="21.036cm" svg:height="10.971cm" svg:x="26.541cm" svg:y="1.6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4662" calcext:value-type="float">
            <text:p>4.14662E-01</text:p>
          </table:table-cell>
          <table:table-cell table:formula="of:=[.C4]/[.$C$105]" office:value-type="float" office:value="0.0122816211248219" calcext:value-type="float">
            <text:p>1.2281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1234691" calcext:value-type="float">
            <text:p>1.23469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531598186546787" calcext:value-type="float">
            <text:p>-0.531598186546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18748" calcext:value-type="float">
            <text:p>4.18748E-01</text:p>
          </table:table-cell>
          <table:table-cell table:formula="of:=[.C5]/[.$C$105]" office:value-type="float" office:value="0.0124026418692259" calcext:value-type="float">
            <text:p>1.24026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1233701" calcext:value-type="float">
            <text:p>1.23370E-02</text:p>
          </table:table-cell>
          <table:table-cell/>
          <table:table-cell table:formula="of:=100*([.D5]-[.H5])/[.D5]" office:value-type="float" office:value="0.529176524791455" calcext:value-type="float">
            <text:p>0.52917652479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18714" calcext:value-type="float">
            <text:p>4.18714E-01</text:p>
          </table:table-cell>
          <table:table-cell table:formula="of:=[.C6]/[.$C$105]" office:value-type="float" office:value="0.012401634843942" calcext:value-type="float">
            <text:p>1.24016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1231722" calcext:value-type="float">
            <text:p>1.23172E-02</text:p>
          </table:table-cell>
          <table:table-cell/>
          <table:table-cell table:formula="of:=100*([.D6]-[.H6])/[.D6]" office:value-type="float" office:value="0.680675128757208" calcext:value-type="float">
            <text:p>0.680675128757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18584" calcext:value-type="float">
            <text:p>4.18584E-01</text:p>
          </table:table-cell>
          <table:table-cell table:formula="of:=[.C7]/[.$C$105]" office:value-type="float" office:value="0.0123977844531509" calcext:value-type="float">
            <text:p>1.23978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1228751" calcext:value-type="float">
            <text:p>1.22875E-02</text:p>
          </table:table-cell>
          <table:table-cell/>
          <table:table-cell table:formula="of:=100*([.D7]-[.H7])/[.D7]" office:value-type="float" office:value="0.889469030273977" calcext:value-type="float">
            <text:p>0.889469030273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5983" calcext:value-type="float">
            <text:p>4.15983E-01</text:p>
          </table:table-cell>
          <table:table-cell table:formula="of:=[.C8]/[.$C$105]" office:value-type="float" office:value="0.0123207470189379" calcext:value-type="float">
            <text:p>1.23207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1224786" calcext:value-type="float">
            <text:p>1.22479E-02</text:p>
          </table:table-cell>
          <table:table-cell/>
          <table:table-cell table:formula="of:=100*([.D8]-[.H8])/[.D8]" office:value-type="float" office:value="0.591579543236023" calcext:value-type="float">
            <text:p>0.59157954323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3409" calcext:value-type="float">
            <text:p>4.13409E-01</text:p>
          </table:table-cell>
          <table:table-cell table:formula="of:=[.C9]/[.$C$105]" office:value-type="float" office:value="0.0122445092812737" calcext:value-type="float">
            <text:p>1.22445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1219825" calcext:value-type="float">
            <text:p>1.21983E-02</text:p>
          </table:table-cell>
          <table:table-cell/>
          <table:table-cell table:formula="of:=100*([.D9]-[.H9])/[.D9]" office:value-type="float" office:value="0.377796122417465" calcext:value-type="float">
            <text:p>0.377796122417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09853" calcext:value-type="float">
            <text:p>4.09853E-01</text:p>
          </table:table-cell>
          <table:table-cell table:formula="of:=[.C10]/[.$C$105]" office:value-type="float" office:value="0.0121391862839413" calcext:value-type="float">
            <text:p>1.21392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1213864" calcext:value-type="float">
            <text:p>1.21386E-02</text:p>
          </table:table-cell>
          <table:table-cell/>
          <table:table-cell table:formula="of:=100*([.D10]-[.H10])/[.D10]" office:value-type="float" office:value="0.00450016935666273" calcext:value-type="float">
            <text:p>0.004500169356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11727" calcext:value-type="float">
            <text:p>4.11727E-01</text:p>
          </table:table-cell>
          <table:table-cell table:formula="of:=[.C11]/[.$C$105]" office:value-type="float" office:value="0.0121946911481148" calcext:value-type="float">
            <text:p>1.21947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12069" calcext:value-type="float">
            <text:p>1.20690E-02</text:p>
          </table:table-cell>
          <table:table-cell/>
          <table:table-cell table:formula="of:=100*([.D11]-[.H11])/[.D11]" office:value-type="float" office:value="1.03070382503481" calcext:value-type="float">
            <text:p>1.03070382503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07494" calcext:value-type="float">
            <text:p>4.07494E-01</text:p>
          </table:table-cell>
          <table:table-cell table:formula="of:=[.C12]/[.$C$105]" office:value-type="float" office:value="0.0120693165002778" calcext:value-type="float">
            <text:p>1.2069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1198928" calcext:value-type="float">
            <text:p>1.19893E-02</text:p>
          </table:table-cell>
          <table:table-cell/>
          <table:table-cell table:formula="of:=100*([.D12]-[.H12])/[.D12]" office:value-type="float" office:value="0.663140288648145" calcext:value-type="float">
            <text:p>0.663140288648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404366" calcext:value-type="float">
            <text:p>4.04366E-01</text:p>
          </table:table-cell>
          <table:table-cell table:formula="of:=[.C13]/[.$C$105]" office:value-type="float" office:value="0.0119766701741654" calcext:value-type="float">
            <text:p>1.19767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1189944" calcext:value-type="float">
            <text:p>1.18994E-02</text:p>
          </table:table-cell>
          <table:table-cell/>
          <table:table-cell table:formula="of:=100*([.D13]-[.H13])/[.D13]" office:value-type="float" office:value="0.644838448770092" calcext:value-type="float">
            <text:p>0.64483844877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399302" calcext:value-type="float">
            <text:p>3.99302E-01</text:p>
          </table:table-cell>
          <table:table-cell table:formula="of:=[.C14]/[.$C$105]" office:value-type="float" office:value="0.0118266826436559" calcext:value-type="float">
            <text:p>1.18267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1179942" calcext:value-type="float">
            <text:p>1.17994E-02</text:p>
          </table:table-cell>
          <table:table-cell/>
          <table:table-cell table:formula="of:=100*([.D14]-[.H14])/[.D14]" office:value-type="float" office:value="0.230518096048885" calcext:value-type="float">
            <text:p>0.230518096048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396244" calcext:value-type="float">
            <text:p>3.96244E-01</text:p>
          </table:table-cell>
          <table:table-cell table:formula="of:=[.C15]/[.$C$105]" office:value-type="float" office:value="0.0117361096048925" calcext:value-type="float">
            <text:p>1.1736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1168919" calcext:value-type="float">
            <text:p>1.16892E-02</text:p>
          </table:table-cell>
          <table:table-cell/>
          <table:table-cell table:formula="of:=100*([.D15]-[.H15])/[.D15]" office:value-type="float" office:value="0.399788400688934" calcext:value-type="float">
            <text:p>0.399788400688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89314" calcext:value-type="float">
            <text:p>3.89314E-01</text:p>
          </table:table-cell>
          <table:table-cell table:formula="of:=[.C16]/[.$C$105]" office:value-type="float" office:value="0.0115308541573352" calcext:value-type="float">
            <text:p>1.15309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1156868" calcext:value-type="float">
            <text:p>1.15687E-02</text:p>
          </table:table-cell>
          <table:table-cell/>
          <table:table-cell table:formula="of:=100*([.D16]-[.H16])/[.D16]" office:value-type="float" office:value="-0.328040248785357" calcext:value-type="float">
            <text:p>-0.328040248785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382751" calcext:value-type="float">
            <text:p>3.82751E-01</text:p>
          </table:table-cell>
          <table:table-cell table:formula="of:=[.C17]/[.$C$105]" office:value-type="float" office:value="0.0113364686591651" calcext:value-type="float">
            <text:p>1.13365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1143786" calcext:value-type="float">
            <text:p>1.14379E-02</text:p>
          </table:table-cell>
          <table:table-cell/>
          <table:table-cell table:formula="of:=100*([.D17]-[.H17])/[.D17]" office:value-type="float" office:value="-0.894382050383302" calcext:value-type="float">
            <text:p>-0.89438205038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370994" calcext:value-type="float">
            <text:p>3.70994E-01</text:p>
          </table:table-cell>
          <table:table-cell table:formula="of:=[.C18]/[.$C$105]" office:value-type="float" office:value="0.0109882452396945" calcext:value-type="float">
            <text:p>1.09882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1129668" calcext:value-type="float">
            <text:p>1.12967E-02</text:p>
          </table:table-cell>
          <table:table-cell/>
          <table:table-cell table:formula="of:=100*([.D18]-[.H18])/[.D18]" office:value-type="float" office:value="-2.80695191613758" calcext:value-type="float">
            <text:p>-2.80695191613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366159" calcext:value-type="float">
            <text:p>3.66159E-01</text:p>
          </table:table-cell>
          <table:table-cell table:formula="of:=[.C19]/[.$C$105]" office:value-type="float" office:value="0.0108450403206556" calcext:value-type="float">
            <text:p>1.08450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1114509" calcext:value-type="float">
            <text:p>1.11451E-02</text:p>
          </table:table-cell>
          <table:table-cell/>
          <table:table-cell table:formula="of:=100*([.D19]-[.H19])/[.D19]" office:value-type="float" office:value="-2.76669952782861" calcext:value-type="float">
            <text:p>-2.76669952782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361164" calcext:value-type="float">
            <text:p>3.61164E-01</text:p>
          </table:table-cell>
          <table:table-cell table:formula="of:=[.C20]/[.$C$105]" office:value-type="float" office:value="0.0106970964591045" calcext:value-type="float">
            <text:p>1.06971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1098307" calcext:value-type="float">
            <text:p>1.09831E-02</text:p>
          </table:table-cell>
          <table:table-cell/>
          <table:table-cell table:formula="of:=100*([.D20]-[.H20])/[.D20]" office:value-type="float" office:value="-2.67337535927427" calcext:value-type="float">
            <text:p>-2.67337535927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356655" calcext:value-type="float">
            <text:p>3.56655E-01</text:p>
          </table:table-cell>
          <table:table-cell table:formula="of:=[.C21]/[.$C$105]" office:value-type="float" office:value="0.0105635471354341" calcext:value-type="float">
            <text:p>1.05635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1081059" calcext:value-type="float">
            <text:p>1.08106E-02</text:p>
          </table:table-cell>
          <table:table-cell/>
          <table:table-cell table:formula="of:=100*([.D21]-[.H21])/[.D21]" office:value-type="float" office:value="-2.33863551133526" calcext:value-type="float">
            <text:p>-2.33863551133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35163" calcext:value-type="float">
            <text:p>3.51630E-01</text:p>
          </table:table-cell>
          <table:table-cell table:formula="of:=[.C22]/[.$C$105]" office:value-type="float" office:value="0.010414714722162" calcext:value-type="float">
            <text:p>1.04147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1062763" calcext:value-type="float">
            <text:p>1.06276E-02</text:p>
          </table:table-cell>
          <table:table-cell/>
          <table:table-cell table:formula="of:=100*([.D22]-[.H22])/[.D22]" office:value-type="float" office:value="-2.04436975489042" calcext:value-type="float">
            <text:p>-2.04436975489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46707" calcext:value-type="float">
            <text:p>3.46707E-01</text:p>
          </table:table-cell>
          <table:table-cell table:formula="of:=[.C23]/[.$C$105]" office:value-type="float" office:value="0.0102689033847414" calcext:value-type="float">
            <text:p>1.02689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1043419" calcext:value-type="float">
            <text:p>1.04342E-02</text:p>
          </table:table-cell>
          <table:table-cell/>
          <table:table-cell table:formula="of:=100*([.D23]-[.H23])/[.D23]" office:value-type="float" office:value="-1.60958389679856" calcext:value-type="float">
            <text:p>-1.60958389679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41007" calcext:value-type="float">
            <text:p>3.41007E-01</text:p>
          </table:table-cell>
          <table:table-cell table:formula="of:=[.C24]/[.$C$105]" office:value-type="float" office:value="0.0101000785577462" calcext:value-type="float">
            <text:p>1.01001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1023026" calcext:value-type="float">
            <text:p>1.02303E-02</text:p>
          </table:table-cell>
          <table:table-cell/>
          <table:table-cell table:formula="of:=100*([.D24]-[.H24])/[.D24]" office:value-type="float" office:value="-1.28891514565456" calcext:value-type="float">
            <text:p>-1.2889151456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33439" calcext:value-type="float">
            <text:p>3.34390E-01</text:p>
          </table:table-cell>
          <table:table-cell table:formula="of:=[.C25]/[.$C$105]" office:value-type="float" office:value="0.00990409366647827" calcext:value-type="float">
            <text:p>9.9040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1001588" calcext:value-type="float">
            <text:p>1.00159E-02</text:p>
          </table:table-cell>
          <table:table-cell/>
          <table:table-cell table:formula="of:=100*([.D25]-[.H25])/[.D25]" office:value-type="float" office:value="-1.12868816962106" calcext:value-type="float">
            <text:p>-1.1286881696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327575" calcext:value-type="float">
            <text:p>3.27575E-01</text:p>
          </table:table-cell>
          <table:table-cell table:formula="of:=[.C26]/[.$C$105]" office:value-type="float" office:value="0.00970224433385155" calcext:value-type="float">
            <text:p>9.7022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9791069" calcext:value-type="float">
            <text:p>9.79107E-03</text:p>
          </table:table-cell>
          <table:table-cell/>
          <table:table-cell table:formula="of:=100*([.D26]-[.H26])/[.D26]" office:value-type="float" office:value="-0.915506382771016" calcext:value-type="float">
            <text:p>-0.915506382771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320673" calcext:value-type="float">
            <text:p>3.20673E-01</text:p>
          </table:table-cell>
          <table:table-cell table:formula="of:=[.C27]/[.$C$105]" office:value-type="float" office:value="0.00949781820123385" calcext:value-type="float">
            <text:p>9.4978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9555885" calcext:value-type="float">
            <text:p>9.55589E-03</text:p>
          </table:table-cell>
          <table:table-cell/>
          <table:table-cell table:formula="of:=100*([.D27]-[.H27])/[.D27]" office:value-type="float" office:value="-0.611369869751835" calcext:value-type="float">
            <text:p>-0.611369869751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311897" calcext:value-type="float">
            <text:p>3.11897E-01</text:p>
          </table:table-cell>
          <table:table-cell table:formula="of:=[.C28]/[.$C$105]" office:value-type="float" office:value="0.00923788720444263" calcext:value-type="float">
            <text:p>9.23789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9310396" calcext:value-type="float">
            <text:p>9.31040E-03</text:p>
          </table:table-cell>
          <table:table-cell/>
          <table:table-cell table:formula="of:=100*([.D28]-[.H28])/[.D28]" office:value-type="float" office:value="-0.784906699472347" calcext:value-type="float">
            <text:p>-0.784906699472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306279" calcext:value-type="float">
            <text:p>3.06279E-01</text:p>
          </table:table-cell>
          <table:table-cell table:formula="of:=[.C29]/[.$C$105]" office:value-type="float" office:value="0.0090714910854849" calcext:value-type="float">
            <text:p>9.07149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9054691" calcext:value-type="float">
            <text:p>9.05469E-03</text:p>
          </table:table-cell>
          <table:table-cell/>
          <table:table-cell table:formula="of:=100*([.D29]-[.H29])/[.D29]" office:value-type="float" office:value="0.185196516499707" calcext:value-type="float">
            <text:p>0.185196516499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301067" calcext:value-type="float">
            <text:p>3.01067E-01</text:p>
          </table:table-cell>
          <table:table-cell table:formula="of:=[.C30]/[.$C$105]" office:value-type="float" office:value="0.00891712003315175" calcext:value-type="float">
            <text:p>8.91712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878888" calcext:value-type="float">
            <text:p>8.78888E-03</text:p>
          </table:table-cell>
          <table:table-cell/>
          <table:table-cell table:formula="of:=100*([.D30]-[.H30])/[.D30]" office:value-type="float" office:value="1.43813285763771" calcext:value-type="float">
            <text:p>1.43813285763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295288" calcext:value-type="float">
            <text:p>2.95288E-01</text:p>
          </table:table-cell>
          <table:table-cell table:formula="of:=[.C31]/[.$C$105]" office:value-type="float" office:value="0.00874595535329117" calcext:value-type="float">
            <text:p>8.74596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8513095" calcext:value-type="float">
            <text:p>8.51310E-03</text:p>
          </table:table-cell>
          <table:table-cell/>
          <table:table-cell table:formula="of:=100*([.D31]-[.H31])/[.D31]" office:value-type="float" office:value="2.66249190494144" calcext:value-type="float">
            <text:p>2.6624919049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287646" calcext:value-type="float">
            <text:p>2.87646E-01</text:p>
          </table:table-cell>
          <table:table-cell table:formula="of:=[.C32]/[.$C$105]" office:value-type="float" office:value="0.00851961161155479" calcext:value-type="float">
            <text:p>8.51961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8227489" calcext:value-type="float">
            <text:p>8.22749E-03</text:p>
          </table:table-cell>
          <table:table-cell/>
          <table:table-cell table:formula="of:=100*([.D32]-[.H32])/[.D32]" office:value-type="float" office:value="3.42882545442091" calcext:value-type="float">
            <text:p>3.42882545442091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278541" calcext:value-type="float">
            <text:p>2.78541E-01</text:p>
          </table:table-cell>
          <table:table-cell table:formula="of:=[.C33]/[.$C$105]" office:value-type="float" office:value="0.00824993616422298" calcext:value-type="float">
            <text:p>8.2499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793224" calcext:value-type="float">
            <text:p>7.93224E-03</text:p>
          </table:table-cell>
          <table:table-cell/>
          <table:table-cell table:formula="of:=100*([.D33]-[.H33])/[.D33]" office:value-type="float" office:value="3.8508923935765" calcext:value-type="float">
            <text:p>3.8508923935765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268792" calcext:value-type="float">
            <text:p>2.68792E-01</text:p>
          </table:table-cell>
          <table:table-cell table:formula="of:=[.C34]/[.$C$105]" office:value-type="float" office:value="0.00796118647327978" calcext:value-type="float">
            <text:p>7.9611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7627549" calcext:value-type="float">
            <text:p>7.62755E-03</text:p>
          </table:table-cell>
          <table:table-cell/>
          <table:table-cell table:formula="of:=100*([.D34]-[.H34])/[.D34]" office:value-type="float" office:value="4.19080088626954" calcext:value-type="float">
            <text:p>4.1908008862695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3068" calcext:value-type="float">
            <text:p>8.46307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256874" calcext:value-type="float">
            <text:p>2.56874E-01</text:p>
          </table:table-cell>
          <table:table-cell table:formula="of:=[.C35]/[.$C$105]" office:value-type="float" office:value="0.0076081944929063" calcext:value-type="float">
            <text:p>7.60819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7313644" calcext:value-type="float">
            <text:p>7.31364E-03</text:p>
          </table:table-cell>
          <table:table-cell/>
          <table:table-cell table:formula="of:=100*([.D35]-[.H35])/[.D35]" office:value-type="float" office:value="3.8714900516927" calcext:value-type="float">
            <text:p>3.8714900516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47967" calcext:value-type="float">
            <text:p>2.47967E-01</text:p>
          </table:table-cell>
          <table:table-cell table:formula="of:=[.C36]/[.$C$105]" office:value-type="float" office:value="0.00734438348693327" calcext:value-type="float">
            <text:p>7.3443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6990776" calcext:value-type="float">
            <text:p>6.99078E-03</text:p>
          </table:table-cell>
          <table:table-cell/>
          <table:table-cell table:formula="of:=100*([.D36]-[.H36])/[.D36]" office:value-type="float" office:value="4.81466535022837" calcext:value-type="float">
            <text:p>4.81466535022837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353188149520965" calcext:value-type="float">
            <text:p>-0.03531881495209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235752" calcext:value-type="float">
            <text:p>2.35752E-01</text:p>
          </table:table-cell>
          <table:table-cell table:formula="of:=[.C37]/[.$C$105]" office:value-type="float" office:value="0.00698259484452162" calcext:value-type="float">
            <text:p>6.98259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6659222" calcext:value-type="float">
            <text:p>6.65922E-03</text:p>
          </table:table-cell>
          <table:table-cell/>
          <table:table-cell table:formula="of:=100*([.D37]-[.H37])/[.D37]" office:value-type="float" office:value="4.63112713428204" calcext:value-type="float">
            <text:p>4.63112713428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22294" calcext:value-type="float">
            <text:p>2.22940E-01</text:p>
          </table:table-cell>
          <table:table-cell table:formula="of:=[.C38]/[.$C$105]" office:value-type="float" office:value="0.00660312402286152" calcext:value-type="float">
            <text:p>6.60312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6319285" calcext:value-type="float">
            <text:p>6.31929E-03</text:p>
          </table:table-cell>
          <table:table-cell/>
          <table:table-cell table:formula="of:=100*([.D38]-[.H38])/[.D38]" office:value-type="float" office:value="4.29855659046846" calcext:value-type="float">
            <text:p>4.29855659046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211174" calcext:value-type="float">
            <text:p>2.11174E-01</text:p>
          </table:table-cell>
          <table:table-cell table:formula="of:=[.C39]/[.$C$105]" office:value-type="float" office:value="0.00625463403787458" calcext:value-type="float">
            <text:p>6.25463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5971292" calcext:value-type="float">
            <text:p>5.97129E-03</text:p>
          </table:table-cell>
          <table:table-cell/>
          <table:table-cell table:formula="of:=100*([.D39]-[.H39])/[.D39]" office:value-type="float" office:value="4.53011377098673" calcext:value-type="float">
            <text:p>4.53011377098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198094" calcext:value-type="float">
            <text:p>1.98094E-01</text:p>
          </table:table-cell>
          <table:table-cell table:formula="of:=[.C40]/[.$C$105]" office:value-type="float" office:value="0.00586722548750664" calcext:value-type="float">
            <text:p>5.8672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5615598" calcext:value-type="float">
            <text:p>5.61560E-03</text:p>
          </table:table-cell>
          <table:table-cell/>
          <table:table-cell table:formula="of:=100*([.D40]-[.H40])/[.D40]" office:value-type="float" office:value="4.28869638711589" calcext:value-type="float">
            <text:p>4.2886963871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84128" calcext:value-type="float">
            <text:p>1.84128E-01</text:p>
          </table:table-cell>
          <table:table-cell table:formula="of:=[.C41]/[.$C$105]" office:value-type="float" office:value="0.00545357504297769" calcext:value-type="float">
            <text:p>5.453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5252579" calcext:value-type="float">
            <text:p>5.25258E-03</text:p>
          </table:table-cell>
          <table:table-cell/>
          <table:table-cell table:formula="of:=100*([.D41]-[.H41])/[.D41]" office:value-type="float" office:value="3.68558315222055" calcext:value-type="float">
            <text:p>3.6855831522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171356" calcext:value-type="float">
            <text:p>1.71356E-01</text:p>
          </table:table-cell>
          <table:table-cell table:formula="of:=[.C42]/[.$C$105]" office:value-type="float" office:value="0.00507528895694563" calcext:value-type="float">
            <text:p>5.07529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4882636" calcext:value-type="float">
            <text:p>4.88264E-03</text:p>
          </table:table-cell>
          <table:table-cell/>
          <table:table-cell table:formula="of:=100*([.D42]-[.H42])/[.D42]" office:value-type="float" office:value="3.79590124975999" calcext:value-type="float">
            <text:p>3.79590124975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16018" calcext:value-type="float">
            <text:p>1.60180E-01</text:p>
          </table:table-cell>
          <table:table-cell table:formula="of:=[.C43]/[.$C$105]" office:value-type="float" office:value="0.00474427382247223" calcext:value-type="float">
            <text:p>4.74427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4506196" calcext:value-type="float">
            <text:p>4.50620E-03</text:p>
          </table:table-cell>
          <table:table-cell/>
          <table:table-cell table:formula="of:=100*([.D43]-[.H43])/[.D43]" office:value-type="float" office:value="5.01821419633338" calcext:value-type="float">
            <text:p>5.01821419633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145323" calcext:value-type="float">
            <text:p>1.45323E-01</text:p>
          </table:table-cell>
          <table:table-cell table:formula="of:=[.C44]/[.$C$105]" office:value-type="float" office:value="0.00430423339182877" calcext:value-type="float">
            <text:p>4.3042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4123704" calcext:value-type="float">
            <text:p>4.12370E-03</text:p>
          </table:table-cell>
          <table:table-cell/>
          <table:table-cell table:formula="of:=100*([.D44]-[.H44])/[.D44]" office:value-type="float" office:value="4.19422869056054" calcext:value-type="float">
            <text:p>4.1942286905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134054" calcext:value-type="float">
            <text:p>1.34054E-01</text:p>
          </table:table-cell>
          <table:table-cell table:formula="of:=[.C45]/[.$C$105]" office:value-type="float" office:value="0.00397046374702018" calcext:value-type="float">
            <text:p>3.9704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3735631" calcext:value-type="float">
            <text:p>3.73563E-03</text:p>
          </table:table-cell>
          <table:table-cell/>
          <table:table-cell table:formula="of:=100*([.D45]-[.H45])/[.D45]" office:value-type="float" office:value="5.91449165595383" calcext:value-type="float">
            <text:p>5.9144916559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12038" calcext:value-type="float">
            <text:p>1.20380E-01</text:p>
          </table:table-cell>
          <table:table-cell table:formula="of:=[.C46]/[.$C$105]" office:value-type="float" office:value="0.0035654618725759" calcext:value-type="float">
            <text:p>3.5654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3342468" calcext:value-type="float">
            <text:p>3.34247E-03</text:p>
          </table:table-cell>
          <table:table-cell/>
          <table:table-cell table:formula="of:=100*([.D46]-[.H46])/[.D46]" office:value-type="float" office:value="6.25427730110028" calcext:value-type="float">
            <text:p>6.2542773011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106938" calcext:value-type="float">
            <text:p>1.06938E-01</text:p>
          </table:table-cell>
          <table:table-cell table:formula="of:=[.C47]/[.$C$105]" office:value-type="float" office:value="0.00316733146477422" calcext:value-type="float">
            <text:p>3.16733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2944734" calcext:value-type="float">
            <text:p>2.94473E-03</text:p>
          </table:table-cell>
          <table:table-cell/>
          <table:table-cell table:formula="of:=100*([.D47]-[.H47])/[.D47]" office:value-type="float" office:value="7.02791820969353" calcext:value-type="float">
            <text:p>7.02791820969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936128" calcext:value-type="float">
            <text:p>9.36128E-02</text:p>
          </table:table-cell>
          <table:table-cell table:formula="of:=[.C48]/[.$C$105]" office:value-type="float" office:value="0.00277266048500642" calcext:value-type="float">
            <text:p>2.77266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254299" calcext:value-type="float">
            <text:p>2.54299E-03</text:p>
          </table:table-cell>
          <table:table-cell/>
          <table:table-cell table:formula="of:=100*([.D48]-[.H48])/[.D48]" office:value-type="float" office:value="8.28339734519959" calcext:value-type="float">
            <text:p>8.28339734519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78247" calcext:value-type="float">
            <text:p>7.82470E-02</text:p>
          </table:table-cell>
          <table:table-cell table:formula="of:=[.C49]/[.$C$105]" office:value-type="float" office:value="0.00231755021717433" calcext:value-type="float">
            <text:p>2.317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2137886" calcext:value-type="float">
            <text:p>2.13789E-03</text:p>
          </table:table-cell>
          <table:table-cell/>
          <table:table-cell table:formula="of:=100*([.D49]-[.H49])/[.D49]" office:value-type="float" office:value="7.75233329758805" calcext:value-type="float">
            <text:p>7.75233329758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626745" calcext:value-type="float">
            <text:p>6.26745E-02</text:p>
          </table:table-cell>
          <table:table-cell table:formula="of:=[.C50]/[.$C$105]" office:value-type="float" office:value="0.00185631782798437" calcext:value-type="float">
            <text:p>1.85632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730296" calcext:value-type="float">
            <text:p>1.73030E-03</text:p>
          </table:table-cell>
          <table:table-cell/>
          <table:table-cell table:formula="of:=100*([.D50]-[.H50])/[.D50]" office:value-type="float" office:value="6.7888066410054" calcext:value-type="float">
            <text:p>6.788806641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466902" calcext:value-type="float">
            <text:p>4.66902E-02</text:p>
          </table:table-cell>
          <table:table-cell table:formula="of:=[.C51]/[.$C$105]" office:value-type="float" office:value="0.00138288858550376" calcext:value-type="float">
            <text:p>1.38289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21716" calcext:value-type="float">
            <text:p>1.32172E-03</text:p>
          </table:table-cell>
          <table:table-cell/>
          <table:table-cell table:formula="of:=100*([.D51]-[.H51])/[.D51]" office:value-type="float" office:value="4.42353680151869" calcext:value-type="float">
            <text:p>4.4235368015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343234" calcext:value-type="float">
            <text:p>3.43234E-02</text:p>
          </table:table-cell>
          <table:table-cell table:formula="of:=[.C52]/[.$C$105]" office:value-type="float" office:value="0.00101660387138371" calcext:value-type="float">
            <text:p>1.01660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9154094" calcext:value-type="float">
            <text:p>9.15409E-04</text:p>
          </table:table-cell>
          <table:table-cell/>
          <table:table-cell table:formula="of:=100*([.D52]-[.H52])/[.D52]" office:value-type="float" office:value="9.95416939008634" calcext:value-type="float">
            <text:p>9.95416939008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191054" calcext:value-type="float">
            <text:p>1.91054E-02</text:p>
          </table:table-cell>
          <table:table-cell table:formula="of:=[.C53]/[.$C$105]" office:value-type="float" office:value="0.000565871201697221" calcext:value-type="float">
            <text:p>5.65871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5197219" calcext:value-type="float">
            <text:p>5.19722E-04</text:p>
          </table:table-cell>
          <table:table-cell/>
          <table:table-cell table:formula="of:=100*([.D53]-[.H53])/[.D53]" office:value-type="float" office:value="8.15544271537501" calcext:value-type="float">
            <text:p>8.1554427153750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592997" calcext:value-type="float">
            <text:p>5.92997E-01</text:p>
          </table:table-cell>
          <table:table-cell table:formula="of:=[.C54]/[.$C$105]" office:value-type="float" office:value="0.0175636168304693" calcext:value-type="float">
            <text:p>1.75636E-02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1781613" calcext:value-type="float">
            <text:p>1.78161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1.43770598031177" calcext:value-type="float">
            <text:p>-1.4377059803117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592213" calcext:value-type="float">
            <text:p>5.92213E-01</text:p>
          </table:table-cell>
          <table:table-cell table:formula="of:=[.C55]/[.$C$105]" office:value-type="float" office:value="0.0175403960121597" calcext:value-type="float">
            <text:p>1.75404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1780183" calcext:value-type="float">
            <text:p>1.78018E-02</text:p>
          </table:table-cell>
          <table:table-cell/>
          <table:table-cell table:formula="of:=100*([.D55]-[.H55])/[.D55]" office:value-type="float" office:value="-1.49046798977095" calcext:value-type="float">
            <text:p>-1.49046798977095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594534" calcext:value-type="float">
            <text:p>5.94534E-01</text:p>
          </table:table-cell>
          <table:table-cell table:formula="of:=[.C56]/[.$C$105]" office:value-type="float" office:value="0.0176091402969766" calcext:value-type="float">
            <text:p>1.76091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1777322" calcext:value-type="float">
            <text:p>1.77732E-02</text:p>
          </table:table-cell>
          <table:table-cell/>
          <table:table-cell table:formula="of:=100*([.D56]-[.H56])/[.D56]" office:value-type="float" office:value="-0.931787130184729" calcext:value-type="float">
            <text:p>-0.93178713018472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592939" calcext:value-type="float">
            <text:p>5.92939E-01</text:p>
          </table:table-cell>
          <table:table-cell table:formula="of:=[.C57]/[.$C$105]" office:value-type="float" office:value="0.0175618989638086" calcext:value-type="float">
            <text:p>1.7561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1773028" calcext:value-type="float">
            <text:p>1.77303E-02</text:p>
          </table:table-cell>
          <table:table-cell/>
          <table:table-cell table:formula="of:=100*([.D57]-[.H57])/[.D57]" office:value-type="float" office:value="-0.958786043231434" calcext:value-type="float">
            <text:p>-0.958786043231434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590745" calcext:value-type="float">
            <text:p>5.90745E-01</text:p>
          </table:table-cell>
          <table:table-cell table:formula="of:=[.C58]/[.$C$105]" office:value-type="float" office:value="0.0174969162146108" calcext:value-type="float">
            <text:p>1.74969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767298" calcext:value-type="float">
            <text:p>1.76730E-02</text:p>
          </table:table-cell>
          <table:table-cell/>
          <table:table-cell table:formula="of:=100*([.D58]-[.H58])/[.D58]" office:value-type="float" office:value="-1.00625609238604" calcext:value-type="float">
            <text:p>-1.0062560923860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58947" calcext:value-type="float">
            <text:p>5.89470E-01</text:p>
          </table:table-cell>
          <table:table-cell table:formula="of:=[.C59]/[.$C$105]" office:value-type="float" office:value="0.0174591527664671" calcext:value-type="float">
            <text:p>1.7459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760128" calcext:value-type="float">
            <text:p>1.76013E-02</text:p>
          </table:table-cell>
          <table:table-cell/>
          <table:table-cell table:formula="of:=100*([.D59]-[.H59])/[.D59]" office:value-type="float" office:value="-0.814055730160496" calcext:value-type="float">
            <text:p>-0.814055730160496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589809" calcext:value-type="float">
            <text:p>5.89809E-01</text:p>
          </table:table-cell>
          <table:table-cell table:formula="of:=[.C60]/[.$C$105]" office:value-type="float" office:value="0.0174691934009147" calcext:value-type="float">
            <text:p>1.74692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751514" calcext:value-type="float">
            <text:p>1.75151E-02</text:p>
          </table:table-cell>
          <table:table-cell/>
          <table:table-cell table:formula="of:=100*([.D60]-[.H60])/[.D60]" office:value-type="float" office:value="-0.263015000354269" calcext:value-type="float">
            <text:p>-0.26301500035426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585892" calcext:value-type="float">
            <text:p>5.85892E-01</text:p>
          </table:table-cell>
          <table:table-cell table:formula="of:=[.C61]/[.$C$105]" office:value-type="float" office:value="0.0173531781645393" calcext:value-type="float">
            <text:p>1.73532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74145" calcext:value-type="float">
            <text:p>1.74145E-02</text:p>
          </table:table-cell>
          <table:table-cell/>
          <table:table-cell table:formula="of:=100*([.D61]-[.H61])/[.D61]" office:value-type="float" office:value="-0.353375242732248" calcext:value-type="float">
            <text:p>-0.353375242732248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580415" calcext:value-type="float">
            <text:p>5.80415E-01</text:p>
          </table:table-cell>
          <table:table-cell table:formula="of:=[.C62]/[.$C$105]" office:value-type="float" office:value="0.0171909582386704" calcext:value-type="float">
            <text:p>1.71910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729929" calcext:value-type="float">
            <text:p>1.72993E-02</text:p>
          </table:table-cell>
          <table:table-cell/>
          <table:table-cell table:formula="of:=100*([.D62]-[.H62])/[.D62]" office:value-type="float" office:value="-0.630167090313297" calcext:value-type="float">
            <text:p>-0.630167090313297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570872" calcext:value-type="float">
            <text:p>5.70872E-01</text:p>
          </table:table-cell>
          <table:table-cell table:formula="of:=[.C63]/[.$C$105]" office:value-type="float" office:value="0.0169083099362116" calcext:value-type="float">
            <text:p>1.69083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716947" calcext:value-type="float">
            <text:p>1.71695E-02</text:p>
          </table:table-cell>
          <table:table-cell/>
          <table:table-cell table:formula="of:=100*([.D63]-[.H63])/[.D63]" office:value-type="float" office:value="-1.54456633911758" calcext:value-type="float">
            <text:p>-1.5445663391175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567373" calcext:value-type="float">
            <text:p>5.67373E-01</text:p>
          </table:table-cell>
          <table:table-cell table:formula="of:=[.C64]/[.$C$105]" office:value-type="float" office:value="0.0168046751871491" calcext:value-type="float">
            <text:p>1.68047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702495" calcext:value-type="float">
            <text:p>1.70250E-02</text:p>
          </table:table-cell>
          <table:table-cell/>
          <table:table-cell table:formula="of:=100*([.D64]-[.H64])/[.D64]" office:value-type="float" office:value="-1.31079482583126" calcext:value-type="float">
            <text:p>-1.31079482583126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558035" calcext:value-type="float">
            <text:p>5.58035E-01</text:p>
          </table:table-cell>
          <table:table-cell table:formula="of:=[.C65]/[.$C$105]" office:value-type="float" office:value="0.0165280986547839" calcext:value-type="float">
            <text:p>1.65281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686567" calcext:value-type="float">
            <text:p>1.68657E-02</text:p>
          </table:table-cell>
          <table:table-cell/>
          <table:table-cell table:formula="of:=100*([.D65]-[.H65])/[.D65]" office:value-type="float" office:value="-2.04240882310074" calcext:value-type="float">
            <text:p>-2.0424088231007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554633" calcext:value-type="float">
            <text:p>5.54633E-01</text:p>
          </table:table-cell>
          <table:table-cell table:formula="of:=[.C66]/[.$C$105]" office:value-type="float" office:value="0.0164273368896194" calcext:value-type="float">
            <text:p>1.64273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669157" calcext:value-type="float">
            <text:p>1.66916E-02</text:p>
          </table:table-cell>
          <table:table-cell/>
          <table:table-cell table:formula="of:=100*([.D66]-[.H66])/[.D66]" office:value-type="float" office:value="-1.60849632631307" calcext:value-type="float">
            <text:p>-1.60849632631307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541894" calcext:value-type="float">
            <text:p>5.41894E-01</text:p>
          </table:table-cell>
          <table:table-cell table:formula="of:=[.C67]/[.$C$105]" office:value-type="float" office:value="0.0160500282104805" calcext:value-type="float">
            <text:p>1.6050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650257" calcext:value-type="float">
            <text:p>1.65026E-02</text:p>
          </table:table-cell>
          <table:table-cell/>
          <table:table-cell table:formula="of:=100*([.D67]-[.H67])/[.D67]" office:value-type="float" office:value="-2.81957005673048" calcext:value-type="float">
            <text:p>-2.81957005673048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526337" calcext:value-type="float">
            <text:p>5.26337E-01</text:p>
          </table:table-cell>
          <table:table-cell table:formula="of:=[.C68]/[.$C$105]" office:value-type="float" office:value="0.0155892549063464" calcext:value-type="float">
            <text:p>1.55893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629861" calcext:value-type="float">
            <text:p>1.62986E-02</text:p>
          </table:table-cell>
          <table:table-cell/>
          <table:table-cell table:formula="of:=100*([.D68]-[.H68])/[.D68]" office:value-type="float" office:value="-4.55028221627721" calcext:value-type="float">
            <text:p>-4.55028221627721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521353" calcext:value-type="float">
            <text:p>5.21353E-01</text:p>
          </table:table-cell>
          <table:table-cell table:formula="of:=[.C69]/[.$C$105]" office:value-type="float" office:value="0.015441636847093" calcext:value-type="float">
            <text:p>1.5441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607964" calcext:value-type="float">
            <text:p>1.60796E-02</text:p>
          </table:table-cell>
          <table:table-cell/>
          <table:table-cell table:formula="of:=100*([.D69]-[.H69])/[.D69]" office:value-type="float" office:value="-4.13170675637995" calcext:value-type="float">
            <text:p>-4.1317067563799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511209" calcext:value-type="float">
            <text:p>5.11209E-01</text:p>
          </table:table-cell>
          <table:table-cell table:formula="of:=[.C70]/[.$C$105]" office:value-type="float" office:value="0.015141187891823" calcext:value-type="float">
            <text:p>1.51412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584561" calcext:value-type="float">
            <text:p>1.58456E-02</text:p>
          </table:table-cell>
          <table:table-cell/>
          <table:table-cell table:formula="of:=100*([.D70]-[.H70])/[.D70]" office:value-type="float" office:value="-4.65235695646721" calcext:value-type="float">
            <text:p>-4.6523569564672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507474" calcext:value-type="float">
            <text:p>5.07474E-01</text:p>
          </table:table-cell>
          <table:table-cell table:formula="of:=[.C71]/[.$C$105]" office:value-type="float" office:value="0.0150305632025551" calcext:value-type="float">
            <text:p>1.50306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559649" calcext:value-type="float">
            <text:p>1.55965E-02</text:p>
          </table:table-cell>
          <table:table-cell/>
          <table:table-cell table:formula="of:=100*([.D71]-[.H71])/[.D71]" office:value-type="float" office:value="-3.76517359874244" calcext:value-type="float">
            <text:p>-3.7651735987424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494973" calcext:value-type="float">
            <text:p>4.94973E-01</text:p>
          </table:table-cell>
          <table:table-cell table:formula="of:=[.C72]/[.$C$105]" office:value-type="float" office:value="0.014660303700403" calcext:value-type="float">
            <text:p>1.46603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533225" calcext:value-type="float">
            <text:p>1.53323E-02</text:p>
          </table:table-cell>
          <table:table-cell/>
          <table:table-cell table:formula="of:=100*([.D72]-[.H72])/[.D72]" office:value-type="float" office:value="-4.58344051616426" calcext:value-type="float">
            <text:p>-4.5834405161642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490838" calcext:value-type="float">
            <text:p>4.90838E-01</text:p>
          </table:table-cell>
          <table:table-cell table:formula="of:=[.C73]/[.$C$105]" office:value-type="float" office:value="0.0145378316548547" calcext:value-type="float">
            <text:p>1.45378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505289" calcext:value-type="float">
            <text:p>1.50529E-02</text:p>
          </table:table-cell>
          <table:table-cell/>
          <table:table-cell table:formula="of:=100*([.D73]-[.H73])/[.D73]" office:value-type="float" office:value="-3.5428828547021" calcext:value-type="float">
            <text:p>-3.5428828547021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483971" calcext:value-type="float">
            <text:p>4.83971E-01</text:p>
          </table:table-cell>
          <table:table-cell table:formula="of:=[.C74]/[.$C$105]" office:value-type="float" office:value="0.0143344421659115" calcext:value-type="float">
            <text:p>1.43344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475841" calcext:value-type="float">
            <text:p>1.47584E-02</text:p>
          </table:table-cell>
          <table:table-cell/>
          <table:table-cell table:formula="of:=100*([.D74]-[.H74])/[.D74]" office:value-type="float" office:value="-2.95768631371461" calcext:value-type="float">
            <text:p>-2.9576863137146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478011" calcext:value-type="float">
            <text:p>4.78011E-01</text:p>
          </table:table-cell>
          <table:table-cell table:formula="of:=[.C75]/[.$C$105]" office:value-type="float" office:value="0.0141579165573341" calcext:value-type="float">
            <text:p>1.41579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444885" calcext:value-type="float">
            <text:p>1.44489E-02</text:p>
          </table:table-cell>
          <table:table-cell/>
          <table:table-cell table:formula="of:=100*([.D75]-[.H75])/[.D75]" office:value-type="float" office:value="-2.05491705992003" calcext:value-type="float">
            <text:p>-2.05491705992003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468392" calcext:value-type="float">
            <text:p>4.68392E-01</text:p>
          </table:table-cell>
          <table:table-cell table:formula="of:=[.C76]/[.$C$105]" office:value-type="float" office:value="0.013873017257182" calcext:value-type="float">
            <text:p>1.3873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412426" calcext:value-type="float">
            <text:p>1.41243E-02</text:p>
          </table:table-cell>
          <table:table-cell/>
          <table:table-cell table:formula="of:=100*([.D76]-[.H76])/[.D76]" office:value-type="float" office:value="-1.81101730186295" calcext:value-type="float">
            <text:p>-1.8110173018629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457291" calcext:value-type="float">
            <text:p>4.57291E-01</text:p>
          </table:table-cell>
          <table:table-cell table:formula="of:=[.C77]/[.$C$105]" office:value-type="float" office:value="0.0135442235020112" calcext:value-type="float">
            <text:p>1.35442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78471" calcext:value-type="float">
            <text:p>1.37847E-02</text:p>
          </table:table-cell>
          <table:table-cell/>
          <table:table-cell table:formula="of:=100*([.D77]-[.H77])/[.D77]" office:value-type="float" office:value="-1.77556504404325" calcext:value-type="float">
            <text:p>-1.77556504404325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448926" calcext:value-type="float">
            <text:p>4.48926E-01</text:p>
          </table:table-cell>
          <table:table-cell table:formula="of:=[.C78]/[.$C$105]" office:value-type="float" office:value="0.013296465663798" calcext:value-type="float">
            <text:p>1.32965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343032" calcext:value-type="float">
            <text:p>1.34303E-02</text:p>
          </table:table-cell>
          <table:table-cell/>
          <table:table-cell table:formula="of:=100*([.D78]-[.H78])/[.D78]" office:value-type="float" office:value="-1.00669109811972" calcext:value-type="float">
            <text:p>-1.0066910981197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430765" calcext:value-type="float">
            <text:p>4.30765E-01</text:p>
          </table:table-cell>
          <table:table-cell table:formula="of:=[.C79]/[.$C$105]" office:value-type="float" office:value="0.0127585660702787" calcext:value-type="float">
            <text:p>1.2758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30612" calcext:value-type="float">
            <text:p>1.30612E-02</text:p>
          </table:table-cell>
          <table:table-cell/>
          <table:table-cell table:formula="of:=100*([.D79]-[.H79])/[.D79]" office:value-type="float" office:value="-2.37200581988826" calcext:value-type="float">
            <text:p>-2.3720058198882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425247" calcext:value-type="float">
            <text:p>4.25247E-01</text:p>
          </table:table-cell>
          <table:table-cell table:formula="of:=[.C80]/[.$C$105]" office:value-type="float" office:value="0.0125951317903911" calcext:value-type="float">
            <text:p>1.25951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267752" calcext:value-type="float">
            <text:p>1.26775E-02</text:p>
          </table:table-cell>
          <table:table-cell/>
          <table:table-cell table:formula="of:=100*([.D80]-[.H80])/[.D80]" office:value-type="float" office:value="-0.654127411923973" calcext:value-type="float">
            <text:p>-0.654127411923973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417665" calcext:value-type="float">
            <text:p>4.17665E-01</text:p>
          </table:table-cell>
          <table:table-cell table:formula="of:=[.C81]/[.$C$105]" office:value-type="float" office:value="0.0123705651520968" calcext:value-type="float">
            <text:p>1.2370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227947" calcext:value-type="float">
            <text:p>1.22795E-02</text:p>
          </table:table-cell>
          <table:table-cell/>
          <table:table-cell table:formula="of:=100*([.D81]-[.H81])/[.D81]" office:value-type="float" office:value="0.73638634109905" calcext:value-type="float">
            <text:p>0.7363863410990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404217" calcext:value-type="float">
            <text:p>4.04217E-01</text:p>
          </table:table-cell>
          <table:table-cell table:formula="of:=[.C82]/[.$C$105]" office:value-type="float" office:value="0.0119722570339509" calcext:value-type="float">
            <text:p>1.1972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186727" calcext:value-type="float">
            <text:p>1.18673E-02</text:p>
          </table:table-cell>
          <table:table-cell/>
          <table:table-cell table:formula="of:=100*([.D82]-[.H82])/[.D82]" office:value-type="float" office:value="0.87691931148134" calcext:value-type="float">
            <text:p>0.87691931148134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393995" calcext:value-type="float">
            <text:p>3.93995E-01</text:p>
          </table:table-cell>
          <table:table-cell table:formula="of:=[.C83]/[.$C$105]" office:value-type="float" office:value="0.0116694978442062" calcext:value-type="float">
            <text:p>1.16695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144118" calcext:value-type="float">
            <text:p>1.14412E-02</text:p>
          </table:table-cell>
          <table:table-cell/>
          <table:table-cell table:formula="of:=100*([.D83]-[.H83])/[.D83]" office:value-type="float" office:value="1.95653529615721" calcext:value-type="float">
            <text:p>1.95653529615721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381432" calcext:value-type="float">
            <text:p>3.81432E-01</text:p>
          </table:table-cell>
          <table:table-cell table:formula="of:=[.C84]/[.$C$105]" office:value-type="float" office:value="0.0112974020018306" calcext:value-type="float">
            <text:p>1.12974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10015" calcext:value-type="float">
            <text:p>1.10015E-02</text:p>
          </table:table-cell>
          <table:table-cell/>
          <table:table-cell table:formula="of:=100*([.D84]-[.H84])/[.D84]" office:value-type="float" office:value="2.61920397081252" calcext:value-type="float">
            <text:p>2.61920397081252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366701" calcext:value-type="float">
            <text:p>3.66701E-01</text:p>
          </table:table-cell>
          <table:table-cell table:formula="of:=[.C85]/[.$C$105]" office:value-type="float" office:value="0.0108610934884155" calcext:value-type="float">
            <text:p>1.08611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054854" calcext:value-type="float">
            <text:p>1.05485E-02</text:p>
          </table:table-cell>
          <table:table-cell/>
          <table:table-cell table:formula="of:=100*([.D85]-[.H85])/[.D85]" office:value-type="float" office:value="2.8777349973911" calcext:value-type="float">
            <text:p>2.8777349973911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350917" calcext:value-type="float">
            <text:p>3.50917E-01</text:p>
          </table:table-cell>
          <table:table-cell table:formula="of:=[.C86]/[.$C$105]" office:value-type="float" office:value="0.0103935968095923" calcext:value-type="float">
            <text:p>1.0393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008269" calcext:value-type="float">
            <text:p>1.00827E-02</text:p>
          </table:table-cell>
          <table:table-cell/>
          <table:table-cell table:formula="of:=100*([.D86]-[.H86])/[.D86]" office:value-type="float" office:value="2.99133029006245" calcext:value-type="float">
            <text:p>2.99133029006245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334865" calcext:value-type="float">
            <text:p>3.34865E-01</text:p>
          </table:table-cell>
          <table:table-cell table:formula="of:=[.C87]/[.$C$105]" office:value-type="float" office:value="0.0099181624020612" calcext:value-type="float">
            <text:p>9.91816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9604322" calcext:value-type="float">
            <text:p>9.60432E-03</text:p>
          </table:table-cell>
          <table:table-cell/>
          <table:table-cell table:formula="of:=100*([.D87]-[.H87])/[.D87]" office:value-type="float" office:value="3.16429989083439" calcext:value-type="float">
            <text:p>3.1642998908343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31789" calcext:value-type="float">
            <text:p>3.17890E-01</text:p>
          </table:table-cell>
          <table:table-cell table:formula="of:=[.C88]/[.$C$105]" office:value-type="float" office:value="0.0094153902199132" calcext:value-type="float">
            <text:p>9.41539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9113891" calcext:value-type="float">
            <text:p>9.11389E-03</text:p>
          </table:table-cell>
          <table:table-cell/>
          <table:table-cell table:formula="of:=100*([.D88]-[.H88])/[.D88]" office:value-type="float" office:value="3.20219569100322" calcext:value-type="float">
            <text:p>3.2021956910032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300545" calcext:value-type="float">
            <text:p>3.00545E-01</text:p>
          </table:table-cell>
          <table:table-cell table:formula="of:=[.C89]/[.$C$105]" office:value-type="float" office:value="0.00890165923320587" calcext:value-type="float">
            <text:p>8.90166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8611865" calcext:value-type="float">
            <text:p>8.61187E-03</text:p>
          </table:table-cell>
          <table:table-cell/>
          <table:table-cell table:formula="of:=100*([.D89]-[.H89])/[.D89]" office:value-type="float" office:value="3.25550805320486" calcext:value-type="float">
            <text:p>3.255508053204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280211" calcext:value-type="float">
            <text:p>2.80211E-01</text:p>
          </table:table-cell>
          <table:table-cell table:formula="of:=[.C90]/[.$C$105]" office:value-type="float" office:value="0.00829939887669351" calcext:value-type="float">
            <text:p>8.29940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8098753" calcext:value-type="float">
            <text:p>8.09875E-03</text:p>
          </table:table-cell>
          <table:table-cell/>
          <table:table-cell table:formula="of:=100*([.D90]-[.H90])/[.D90]" office:value-type="float" office:value="2.41759529424435" calcext:value-type="float">
            <text:p>2.41759529424435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262853" calcext:value-type="float">
            <text:p>2.62853E-01</text:p>
          </table:table-cell>
          <table:table-cell table:formula="of:=[.C91]/[.$C$105]" office:value-type="float" office:value="0.00778528285090706" calcext:value-type="float">
            <text:p>7.78528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75751" calcext:value-type="float">
            <text:p>7.57510E-03</text:p>
          </table:table-cell>
          <table:table-cell/>
          <table:table-cell table:formula="of:=100*([.D91]-[.H91])/[.D91]" office:value-type="float" office:value="2.69974585294062" calcext:value-type="float">
            <text:p>2.69974585294062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242576" calcext:value-type="float">
            <text:p>2.42576E-01</text:p>
          </table:table-cell>
          <table:table-cell table:formula="of:=[.C92]/[.$C$105]" office:value-type="float" office:value="0.00718471074266465" calcext:value-type="float">
            <text:p>7.18471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7041483" calcext:value-type="float">
            <text:p>7.04148E-03</text:p>
          </table:table-cell>
          <table:table-cell/>
          <table:table-cell table:formula="of:=100*([.D92]-[.H92])/[.D92]" office:value-type="float" office:value="1.99350743258357" calcext:value-type="float">
            <text:p>1.99350743258357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225783" calcext:value-type="float">
            <text:p>2.25783E-01</text:p>
          </table:table-cell>
          <table:table-cell table:formula="of:=[.C93]/[.$C$105]" office:value-type="float" office:value="0.00668732910762422" calcext:value-type="float">
            <text:p>6.68733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6498514" calcext:value-type="float">
            <text:p>6.49851E-03</text:p>
          </table:table-cell>
          <table:table-cell/>
          <table:table-cell table:formula="of:=100*([.D93]-[.H93])/[.D93]" office:value-type="float" office:value="2.82347562958958" calcext:value-type="float">
            <text:p>2.82347562958958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207898" calcext:value-type="float">
            <text:p>2.07898E-01</text:p>
          </table:table-cell>
          <table:table-cell table:formula="of:=[.C94]/[.$C$105]" office:value-type="float" office:value="0.00615760418993839" calcext:value-type="float">
            <text:p>6.1576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5946833" calcext:value-type="float">
            <text:p>5.94683E-03</text:p>
          </table:table-cell>
          <table:table-cell/>
          <table:table-cell table:formula="of:=100*([.D94]-[.H94])/[.D94]" office:value-type="float" office:value="3.42294151161572" calcext:value-type="float">
            <text:p>3.4229415116157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190974" calcext:value-type="float">
            <text:p>1.90974E-01</text:p>
          </table:table-cell>
          <table:table-cell table:formula="of:=[.C95]/[.$C$105]" office:value-type="float" office:value="0.00565634254571614" calcext:value-type="float">
            <text:p>5.65634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5387106" calcext:value-type="float">
            <text:p>5.38711E-03</text:p>
          </table:table-cell>
          <table:table-cell/>
          <table:table-cell table:formula="of:=100*([.D95]-[.H95])/[.D95]" office:value-type="float" office:value="4.75990524866724" calcext:value-type="float">
            <text:p>4.75990524866724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16935" calcext:value-type="float">
            <text:p>1.69350E-01</text:p>
          </table:table-cell>
          <table:table-cell table:formula="of:=[.C96]/[.$C$105]" office:value-type="float" office:value="0.0050158744651996" calcext:value-type="float">
            <text:p>5.01587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4820014" calcext:value-type="float">
            <text:p>4.82001E-03</text:p>
          </table:table-cell>
          <table:table-cell/>
          <table:table-cell table:formula="of:=100*([.D96]-[.H96])/[.D96]" office:value-type="float" office:value="3.90481194372966" calcext:value-type="float">
            <text:p>3.9048119437296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151694" calcext:value-type="float">
            <text:p>1.51694E-01</text:p>
          </table:table-cell>
          <table:table-cell table:formula="of:=[.C97]/[.$C$105]" office:value-type="float" office:value="0.00449293215898428" calcext:value-type="float">
            <text:p>4.492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4246224" calcext:value-type="float">
            <text:p>4.24622E-03</text:p>
          </table:table-cell>
          <table:table-cell/>
          <table:table-cell table:formula="of:=100*([.D97]-[.H97])/[.D97]" office:value-type="float" office:value="5.49102791349634" calcext:value-type="float">
            <text:p>5.49102791349634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132362" calcext:value-type="float">
            <text:p>1.32362E-01</text:p>
          </table:table-cell>
          <table:table-cell table:formula="of:=[.C98]/[.$C$105]" office:value-type="float" office:value="0.00392034942995423" calcext:value-type="float">
            <text:p>3.9203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3666313" calcext:value-type="float">
            <text:p>3.66631E-03</text:p>
          </table:table-cell>
          <table:table-cell/>
          <table:table-cell table:formula="of:=100*([.D98]-[.H98])/[.D98]" office:value-type="float" office:value="6.47994354822591" calcext:value-type="float">
            <text:p>6.47994354822591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109226" calcext:value-type="float">
            <text:p>1.09226E-01</text:p>
          </table:table-cell>
          <table:table-cell table:formula="of:=[.C99]/[.$C$105]" office:value-type="float" office:value="0.00323509834269791" calcext:value-type="float">
            <text:p>3.23510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080552" calcext:value-type="float">
            <text:p>3.08055E-03</text:p>
          </table:table-cell>
          <table:table-cell/>
          <table:table-cell table:formula="of:=100*([.D99]-[.H99])/[.D99]" office:value-type="float" office:value="4.77717603382115" calcext:value-type="float">
            <text:p>4.7771760338211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87748" calcext:value-type="float">
            <text:p>8.77480E-02</text:p>
          </table:table-cell>
          <table:table-cell table:formula="of:=[.C100]/[.$C$105]" office:value-type="float" office:value="0.00259895454722371" calcext:value-type="float">
            <text:p>2.5989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2488282" calcext:value-type="float">
            <text:p>2.48828E-03</text:p>
          </table:table-cell>
          <table:table-cell/>
          <table:table-cell table:formula="of:=100*([.D100]-[.H100])/[.D100]" office:value-type="float" office:value="4.25834870186299" calcext:value-type="float">
            <text:p>4.2583487018629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663274" calcext:value-type="float">
            <text:p>6.63274E-02</text:p>
          </table:table-cell>
          <table:table-cell table:formula="of:=[.C101]/[.$C$105]" office:value-type="float" office:value="0.00196451084737573" calcext:value-type="float">
            <text:p>1.96451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1886137" calcext:value-type="float">
            <text:p>1.88614E-03</text:p>
          </table:table-cell>
          <table:table-cell/>
          <table:table-cell table:formula="of:=100*([.D101]-[.H101])/[.D101]" office:value-type="float" office:value="3.98948407337249" calcext:value-type="float">
            <text:p>3.9894840733724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441087" calcext:value-type="float">
            <text:p>4.41087E-02</text:p>
          </table:table-cell>
          <table:table-cell table:formula="of:=[.C102]/[.$C$105]" office:value-type="float" office:value="0.00130642870990936" calcext:value-type="float">
            <text:p>1.30643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2629" calcext:value-type="float">
            <text:p>1.26290E-03</text:p>
          </table:table-cell>
          <table:table-cell/>
          <table:table-cell table:formula="of:=100*([.D102]-[.H102])/[.D102]" office:value-type="float" office:value="3.33188558848957" calcext:value-type="float">
            <text:p>3.3318855884895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94323" calcext:value-type="float">
            <text:p>1.94323E-02</text:p>
          </table:table-cell>
          <table:table-cell table:formula="of:=[.C103]/[.$C$105]" office:value-type="float" office:value="0.00057555345361735" calcext:value-type="float">
            <text:p>5.75553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5847067" calcext:value-type="float">
            <text:p>5.84707E-04</text:p>
          </table:table-cell>
          <table:table-cell/>
          <table:table-cell table:formula="of:=100*([.D103]-[.H103])/[.D103]" office:value-type="float" office:value="-1.59033819102672" calcext:value-type="float">
            <text:p>-1.590338191026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33.7628067" calcext:value-type="float">
            <text:p>3.37628E+01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3g" table:style-name="ta1">
        <table:shapes>
          <draw:frame draw:z-index="0" draw:style-name="gr1" draw:text-style-name="P1" svg:width="21.724cm" svg:height="12.936cm" svg:x="24.835cm" svg:y="0.425cm">
            <draw:object draw:notify-on-update-of-ranges="slab_water_3g.B4:slab_water_3g.B53 slab_water_3g.E4:slab_water_3g.E4 slab_water_3g.D4:slab_water_3g.D53 slab_water_3g.B54:slab_water_3g.B103 slab_water_3g.E54:slab_water_3g.E54 slab_water_3g.D54:slab_water_3g.D103 slab_water_3g.B104:slab_water_3g.B153 slab_water_3g.E104:slab_water_3g.E104 slab_water_3g.D104:slab_water_3g.D153 slab_water_3g.G4:slab_water_3g.G52 slab_water_3g.I4:slab_water_3g.I4 slab_water_3g.H4:slab_water_3g.H53 slab_water_3g.G54:slab_water_3g.G103 slab_water_3g.I54:slab_water_3g.I54 slab_water_3g.H54:slab_water_3g.H103 slab_water_3g.G104:slab_water_3g.G153 slab_water_3g.I104:slab_water_3g.I104 slab_water_3g.H104:slab_water_3g.H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753" calcext:value-type="float">
            <text:p>-0.886037903411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686" calcext:value-type="float">
            <text:p>-0.800128285285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26" calcext:value-type="float">
            <text:p>-0.169538624668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4" calcext:value-type="float">
            <text:p>-0.1486705839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112" calcext:value-type="float">
            <text:p>0.37706094317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2" calcext:value-type="float">
            <text:p>1.52695270011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3" calcext:value-type="float">
            <text:p>2.275272287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69" calcext:value-type="float">
            <text:p>2.31387135083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82" calcext:value-type="float">
            <text:p>1.54104265726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26" calcext:value-type="float">
            <text:p>1.87898672140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45" calcext:value-type="float">
            <text:p>1.3837584751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4" calcext:value-type="float">
            <text:p>1.37749132145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7" calcext:value-type="float">
            <text:p>1.30398262623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47" calcext:value-type="float">
            <text:p>1.37598625144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27" calcext:value-type="float">
            <text:p>0.641795136976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46" calcext:value-type="float">
            <text:p>1.43205139140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88" calcext:value-type="float">
            <text:p>-0.5608892744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74" calcext:value-type="float">
            <text:p>0.356934168867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973" calcext:value-type="float">
            <text:p>0.154766658209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69972" calcext:value-type="float">
            <text:p>-0.948092121869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1" calcext:value-type="float">
            <text:p>-1.45329624959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5" calcext:value-type="float">
            <text:p>-2.3906495673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1" calcext:value-type="float">
            <text:p>-3.19965196479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95" calcext:value-type="float">
            <text:p>-4.1252046561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4" calcext:value-type="float">
            <text:p>-4.57661657686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59" calcext:value-type="float">
            <text:p>-4.8685214585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19" calcext:value-type="float">
            <text:p>-5.5766864549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66" calcext:value-type="float">
            <text:p>-6.2636025802936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77" calcext:value-type="float">
            <text:p>-7.6427166650287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84" calcext:value-type="float">
            <text:p>-9.9458681311928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2" calcext:value-type="float">
            <text:p>-9.87939807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2" calcext:value-type="float">
            <text:p>-10.62004657875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4" calcext:value-type="float">
            <text:p>-9.7321374749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27" calcext:value-type="float">
            <text:p>-8.50964887083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5" calcext:value-type="float">
            <text:p>-8.8511964250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85" calcext:value-type="float">
            <text:p>-8.27870656016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52" calcext:value-type="float">
            <text:p>-7.6846723916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35" calcext:value-type="float">
            <text:p>-8.51304215536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52" calcext:value-type="float">
            <text:p>-8.8144082414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28" calcext:value-type="float">
            <text:p>-9.82944443375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168" calcext:value-type="float">
            <text:p>-8.42501940476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4" calcext:value-type="float">
            <text:p>-9.5408701398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8" calcext:value-type="float">
            <text:p>-10.1079650488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2" calcext:value-type="float">
            <text:p>-8.58594699410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698" calcext:value-type="float">
            <text:p>-8.11697169163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08" calcext:value-type="float">
            <text:p>-5.4369581112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2" calcext:value-type="float">
            <text:p>-16.6475685935302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6" calcext:value-type="float">
            <text:p>2.76700183847066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43" calcext:value-type="float">
            <text:p>2.13932746354543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89" calcext:value-type="float">
            <text:p>2.5570939394688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62" calcext:value-type="float">
            <text:p>3.4361884931966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4" calcext:value-type="float">
            <text:p>4.7192017366627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3" calcext:value-type="float">
            <text:p>5.81264107415293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9" calcext:value-type="float">
            <text:p>5.54656811397699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8" calcext:value-type="float">
            <text:p>4.8662688907940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5" calcext:value-type="float">
            <text:p>4.5503477387333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4001" calcext:value-type="float">
            <text:p>4.40733867694001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6" calcext:value-type="float">
            <text:p>5.3430256897604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1" calcext:value-type="float">
            <text:p>4.86418436693251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2" calcext:value-type="float">
            <text:p>4.72651016039122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5" calcext:value-type="float">
            <text:p>3.9820084509398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26" calcext:value-type="float">
            <text:p>3.65430161619526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9" calcext:value-type="float">
            <text:p>3.80046991076199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8" calcext:value-type="float">
            <text:p>4.13917217835388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2" calcext:value-type="float">
            <text:p>3.591239639690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5" calcext:value-type="float">
            <text:p>3.08673006233655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38" calcext:value-type="float">
            <text:p>1.6375756608823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5" calcext:value-type="float">
            <text:p>1.148199756552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81" calcext:value-type="float">
            <text:p>0.66028120242981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806" calcext:value-type="float">
            <text:p>-0.0661247346134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26" calcext:value-type="float">
            <text:p>-0.70531378390852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75" calcext:value-type="float">
            <text:p>-2.6529597294707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9" calcext:value-type="float">
            <text:p>-3.072042446054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3" calcext:value-type="float">
            <text:p>-4.1567612950418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36" calcext:value-type="float">
            <text:p>-4.39855470722136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4" calcext:value-type="float">
            <text:p>-4.8584907297199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77" calcext:value-type="float">
            <text:p>-6.19818323685177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3" calcext:value-type="float">
            <text:p>-5.9035515713165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794" calcext:value-type="float">
            <text:p>-5.93312585826794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9" calcext:value-type="float">
            <text:p>-6.7341239028568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78" calcext:value-type="float">
            <text:p>-6.15278350178278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43" calcext:value-type="float">
            <text:p>-4.3453486127394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38" calcext:value-type="float">
            <text:p>-5.4012178872993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34" calcext:value-type="float">
            <text:p>-5.3975464585033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6" calcext:value-type="float">
            <text:p>-5.5828074578835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81" calcext:value-type="float">
            <text:p>-4.10236841531081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54" calcext:value-type="float">
            <text:p>-3.75577365825054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5" calcext:value-type="float">
            <text:p>-6.97359027738255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57" calcext:value-type="float">
            <text:p>-7.6874748556625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76" calcext:value-type="float">
            <text:p>-5.80382795559176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31" calcext:value-type="float">
            <text:p>-3.9133489293813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86" calcext:value-type="float">
            <text:p>-1.24321372041186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1" calcext:value-type="float">
            <text:p>-4.32204205775901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103" calcext:value-type="float">
            <text:p>-7.13747526762103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11" calcext:value-type="float">
            <text:p>0.246173023481311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4944" calcext:value-type="float">
            <text:p>0.627297184164944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2" calcext:value-type="float">
            <text:p>1.107249170571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55" calcext:value-type="float">
            <text:p>1.55885639606255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4" calcext:value-type="float">
            <text:p>2.632906503250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43" calcext:value-type="float">
            <text:p>2.93498235890143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7" calcext:value-type="float">
            <text:p>3.7029506689737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28" calcext:value-type="float">
            <text:p>3.74881624104128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4003" calcext:value-type="float">
            <text:p>3.4493533642400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704" calcext:value-type="float">
            <text:p>2.62676343597704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31" calcext:value-type="float">
            <text:p>2.5703021095653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08" calcext:value-type="float">
            <text:p>2.67217995854308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03" calcext:value-type="float">
            <text:p>3.04354893855603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1" calcext:value-type="float">
            <text:p>3.4093055332997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87" calcext:value-type="float">
            <text:p>3.4341815705468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8" calcext:value-type="float">
            <text:p>3.26308215060458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6" calcext:value-type="float">
            <text:p>2.30778415384626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21" calcext:value-type="float">
            <text:p>2.5996091019172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68" calcext:value-type="float">
            <text:p>1.87212207871168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51" calcext:value-type="float">
            <text:p>1.9293989662905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695" calcext:value-type="float">
            <text:p>1.565447735606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808" calcext:value-type="float">
            <text:p>0.782686047234808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60209" calcext:value-type="float">
            <text:p>0.895661888660209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573" calcext:value-type="float">
            <text:p>-0.409233231412573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2" calcext:value-type="float">
            <text:p>-1.152063599112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3" calcext:value-type="float">
            <text:p>-1.4406513110383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213" calcext:value-type="float">
            <text:p>-2.2623295563521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121" calcext:value-type="float">
            <text:p>-3.83215655572121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64" calcext:value-type="float">
            <text:p>-5.16909327144164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775" calcext:value-type="float">
            <text:p>-5.0808904467877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6" calcext:value-type="float">
            <text:p>-5.83136587878566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5" calcext:value-type="float">
            <text:p>-6.45926325103235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2" calcext:value-type="float">
            <text:p>-6.0875878362472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5" calcext:value-type="float">
            <text:p>-6.28058224820985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4" calcext:value-type="float">
            <text:p>-6.65857685950474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5" calcext:value-type="float">
            <text:p>-6.3982596836233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" calcext:value-type="float">
            <text:p>-7.2804793697161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294" calcext:value-type="float">
            <text:p>-6.8444320207929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8" calcext:value-type="float">
            <text:p>-7.16437426291518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85" calcext:value-type="float">
            <text:p>-6.6784003766488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11" calcext:value-type="float">
            <text:p>-5.8267179446221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6" calcext:value-type="float">
            <text:p>-8.3837962753356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05" calcext:value-type="float">
            <text:p>-6.38212984694805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75" calcext:value-type="float">
            <text:p>-5.1129423881687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591" calcext:value-type="float">
            <text:p>-3.2039594961559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26" calcext:value-type="float">
            <text:p>-3.25149316935926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4" calcext:value-type="float">
            <text:p>-8.9218294526890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4g.B4:slab_water_4g.B53 slab_water_4g.E4:slab_water_4g.E4 slab_water_4g.D4:slab_water_4g.D53 slab_water_4g.B54:slab_water_4g.B103 slab_water_4g.E54:slab_water_4g.E54 slab_water_4g.D54:slab_water_4g.D103 slab_water_4g.B104:slab_water_4g.B153 slab_water_4g.E104:slab_water_4g.E104 slab_water_4g.D104:slab_water_4g.D153 slab_water_4g.B154:slab_water_4g.B203 slab_water_4g.E154:slab_water_4g.E154 slab_water_4g.D154:slab_water_4g.D203 slab_water_4g.G4:slab_water_4g.G52 slab_water_4g.I4:slab_water_4g.I4 slab_water_4g.H4:slab_water_4g.H53 slab_water_4g.G54:slab_water_4g.G103 slab_water_4g.I54:slab_water_4g.I54 slab_water_4g.H54:slab_water_4g.H103 slab_water_4g.G104:slab_water_4g.G153 slab_water_4g.I104:slab_water_4g.I104 slab_water_4g.H104:slab_water_4g.H153 slab_water_4g.G154:slab_water_4g.G203 slab_water_4g.I154:slab_water_4g.I154 slab_water_4g.H154:slab_water_4g.H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385" calcext:value-type="float">
            <text:p>0.753212753078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84" calcext:value-type="float">
            <text:p>-0.92293925633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38" calcext:value-type="float">
            <text:p>-0.30328574779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4" calcext:value-type="float">
            <text:p>-1.2119396997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7" calcext:value-type="float">
            <text:p>-1.0296259239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2" calcext:value-type="float">
            <text:p>-1.8200240267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" calcext:value-type="float">
            <text:p>-1.4227325669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06" calcext:value-type="float">
            <text:p>-1.60492884230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76" calcext:value-type="float">
            <text:p>-1.23795714989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3" calcext:value-type="float">
            <text:p>-2.05328051123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6" calcext:value-type="float">
            <text:p>-1.49238222890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7" calcext:value-type="float">
            <text:p>-1.744651948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714" calcext:value-type="float">
            <text:p>-0.754252064595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842" calcext:value-type="float">
            <text:p>-0.419095324117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8" calcext:value-type="float">
            <text:p>-1.5803746441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23" calcext:value-type="float">
            <text:p>-1.9017315555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86" calcext:value-type="float">
            <text:p>-1.29087323265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9" calcext:value-type="float">
            <text:p>-1.82460305067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6" calcext:value-type="float">
            <text:p>-1.28581852400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552" calcext:value-type="float">
            <text:p>-0.533827524683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37" calcext:value-type="float">
            <text:p>-1.32625694871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5" calcext:value-type="float">
            <text:p>-2.06264277207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812" calcext:value-type="float">
            <text:p>-0.675479644255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61" calcext:value-type="float">
            <text:p>-2.14676844026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5" calcext:value-type="float">
            <text:p>-2.37436358518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38" calcext:value-type="float">
            <text:p>-2.1830944657353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3" calcext:value-type="float">
            <text:p>-1.1600419568880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83" calcext:value-type="float">
            <text:p>-2.03341276405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22" calcext:value-type="float">
            <text:p>-3.930711074548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" calcext:value-type="float">
            <text:p>-3.71845653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4" calcext:value-type="float">
            <text:p>-3.00030521030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505" calcext:value-type="float">
            <text:p>-4.76703043640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86" calcext:value-type="float">
            <text:p>-4.89291411931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4" calcext:value-type="float">
            <text:p>-4.3472285188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79" calcext:value-type="float">
            <text:p>-5.44791986487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24" calcext:value-type="float">
            <text:p>-5.34777009122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5" calcext:value-type="float">
            <text:p>-7.02046367692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86" calcext:value-type="float">
            <text:p>-4.74306266412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09" calcext:value-type="float">
            <text:p>-9.09686110883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62" calcext:value-type="float">
            <text:p>-8.70468483310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4" calcext:value-type="float">
            <text:p>-8.38004008249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1" calcext:value-type="float">
            <text:p>-6.59637299402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5" calcext:value-type="float">
            <text:p>-4.6982752993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5" calcext:value-type="float">
            <text:p>-5.43942332581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82" calcext:value-type="float">
            <text:p>-7.22920386717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71" calcext:value-type="float">
            <text:p>-17.270317993577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54" calcext:value-type="float">
            <text:p>2.5469250731375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8" calcext:value-type="float">
            <text:p>2.02937633539928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94" calcext:value-type="float">
            <text:p>2.93809456966294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5" calcext:value-type="float">
            <text:p>2.2580594616835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5" calcext:value-type="float">
            <text:p>1.4799661528280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48" calcext:value-type="float">
            <text:p>1.53234084914548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5" calcext:value-type="float">
            <text:p>1.31894408457605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7" calcext:value-type="float">
            <text:p>1.6832220055580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57" calcext:value-type="float">
            <text:p>1.25830974551057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634" calcext:value-type="float">
            <text:p>0.830758883682634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89" calcext:value-type="float">
            <text:p>1.201585680638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8" calcext:value-type="float">
            <text:p>1.70414729382158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89" calcext:value-type="float">
            <text:p>1.093391212478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2" calcext:value-type="float">
            <text:p>1.6994236918531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34" calcext:value-type="float">
            <text:p>0.86805597712973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46" calcext:value-type="float">
            <text:p>1.4414385934924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47" calcext:value-type="float">
            <text:p>1.0105649537074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51" calcext:value-type="float">
            <text:p>1.2823060410495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15" calcext:value-type="float">
            <text:p>1.6605466384421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9" calcext:value-type="float">
            <text:p>1.2626165264192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1169" calcext:value-type="float">
            <text:p>-0.04198326001111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625" calcext:value-type="float">
            <text:p>0.980321638586625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143" calcext:value-type="float">
            <text:p>0.765254707106143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96" calcext:value-type="float">
            <text:p>1.1014823881099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831" calcext:value-type="float">
            <text:p>0.51736766658283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422" calcext:value-type="float">
            <text:p>0.175107247851422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124" calcext:value-type="float">
            <text:p>-0.010609362192124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686" calcext:value-type="float">
            <text:p>-0.24256291012668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377" calcext:value-type="float">
            <text:p>-0.6968940025903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96" calcext:value-type="float">
            <text:p>-1.1382761851679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84" calcext:value-type="float">
            <text:p>-1.06439366751584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783" calcext:value-type="float">
            <text:p>-1.8100091628678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92" calcext:value-type="float">
            <text:p>-2.1988240734299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61" calcext:value-type="float">
            <text:p>-3.2521752902996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8" calcext:value-type="float">
            <text:p>-3.8011928481763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33" calcext:value-type="float">
            <text:p>-4.283610129723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725" calcext:value-type="float">
            <text:p>-6.62006824652725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7" calcext:value-type="float">
            <text:p>-4.738970822606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56" calcext:value-type="float">
            <text:p>-6.29089620373556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" calcext:value-type="float">
            <text:p>-4.0044960040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39" calcext:value-type="float">
            <text:p>-3.7018728247903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3" calcext:value-type="float">
            <text:p>-4.54307432212313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34" calcext:value-type="float">
            <text:p>-6.66625282634234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52" calcext:value-type="float">
            <text:p>-6.91665188389752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92" calcext:value-type="float">
            <text:p>3.1821479584799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8" calcext:value-type="float">
            <text:p>2.34232503373778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79" calcext:value-type="float">
            <text:p>2.93588847431679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92" calcext:value-type="float">
            <text:p>2.25060695817592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84" calcext:value-type="float">
            <text:p>2.1230064123018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8" calcext:value-type="float">
            <text:p>1.48501885642158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6" calcext:value-type="float">
            <text:p>1.0171208564115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514" calcext:value-type="float">
            <text:p>0.94264104520851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6" calcext:value-type="float">
            <text:p>1.40688832367716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13" calcext:value-type="float">
            <text:p>1.4703442133661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25" calcext:value-type="float">
            <text:p>1.66230148259925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9001" calcext:value-type="float">
            <text:p>0.83757946709900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74" calcext:value-type="float">
            <text:p>1.358470359405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53" calcext:value-type="float">
            <text:p>1.52038862601553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43" calcext:value-type="float">
            <text:p>1.18575824892443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47" calcext:value-type="float">
            <text:p>1.46374982526747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31" calcext:value-type="float">
            <text:p>1.29840031395031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85" calcext:value-type="float">
            <text:p>1.5536697281908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24" calcext:value-type="float">
            <text:p>1.17502989846824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68" calcext:value-type="float">
            <text:p>1.03470543991268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2" calcext:value-type="float">
            <text:p>1.47734954318672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3" calcext:value-type="float">
            <text:p>1.64516748280053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737" calcext:value-type="float">
            <text:p>0.64364854482473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2" calcext:value-type="float">
            <text:p>1.8120750431446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22" calcext:value-type="float">
            <text:p>0.605452089000222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81" calcext:value-type="float">
            <text:p>1.16894774369381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607" calcext:value-type="float">
            <text:p>0.46752296629560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338" calcext:value-type="float">
            <text:p>0.12714405533133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147" calcext:value-type="float">
            <text:p>0.21596747446514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622" calcext:value-type="float">
            <text:p>0.43804675120462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202" calcext:value-type="float">
            <text:p>-0.574493153463202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4125" calcext:value-type="float">
            <text:p>-0.09461557092041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62" calcext:value-type="float">
            <text:p>-0.882231448014662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92" calcext:value-type="float">
            <text:p>-1.02929429962192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33" calcext:value-type="float">
            <text:p>-1.38004619102233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95" calcext:value-type="float">
            <text:p>-1.9102910724799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08" calcext:value-type="float">
            <text:p>-2.12972546409408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74" calcext:value-type="float">
            <text:p>-2.8350319478957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06" calcext:value-type="float">
            <text:p>-4.1815938302090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09" calcext:value-type="float">
            <text:p>-4.46191656593009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601" calcext:value-type="float">
            <text:p>-5.67023783256601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3" calcext:value-type="float">
            <text:p>-6.56181722526343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24" calcext:value-type="float">
            <text:p>-5.6957512385952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" calcext:value-type="float">
            <text:p>-4.300399283279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71" calcext:value-type="float">
            <text:p>-5.4258609876117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77" calcext:value-type="float">
            <text:p>-4.64538802355877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11" calcext:value-type="float">
            <text:p>-6.69799173043211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39" calcext:value-type="float">
            <text:p>1.91278332105239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67" calcext:value-type="float">
            <text:p>1.8889593817286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33" calcext:value-type="float">
            <text:p>2.14571714442633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03" calcext:value-type="float">
            <text:p>1.45453910418503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1" calcext:value-type="float">
            <text:p>1.36383921138891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87" calcext:value-type="float">
            <text:p>1.13032350013287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929" calcext:value-type="float">
            <text:p>0.38899540099792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9765" calcext:value-type="float">
            <text:p>0.042477010871977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649" calcext:value-type="float">
            <text:p>0.73170436346464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25" calcext:value-type="float">
            <text:p>0.492561822542225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62" calcext:value-type="float">
            <text:p>0.80427456619226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9044" calcext:value-type="float">
            <text:p>0.400777273979044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232" calcext:value-type="float">
            <text:p>0.700479024684232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36" calcext:value-type="float">
            <text:p>1.20641125082036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39" calcext:value-type="float">
            <text:p>0.126025117266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186" calcext:value-type="float">
            <text:p>0.543845636520186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8918" calcext:value-type="float">
            <text:p>0.20889859527891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758" calcext:value-type="float">
            <text:p>0.387046761078758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127" calcext:value-type="float">
            <text:p>0.62837973950612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49" calcext:value-type="float">
            <text:p>-0.743636080924449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904" calcext:value-type="float">
            <text:p>0.16116058415904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521" calcext:value-type="float">
            <text:p>0.732709387204521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251" calcext:value-type="float">
            <text:p>0.206690474793251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06" calcext:value-type="float">
            <text:p>0.233253567751306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3" calcext:value-type="float">
            <text:p>-0.17981820925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711" calcext:value-type="float">
            <text:p>-0.269181599911711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953" calcext:value-type="float">
            <text:p>0.057142720776953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683" calcext:value-type="float">
            <text:p>-0.7973698394276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9" calcext:value-type="float">
            <text:p>-1.06104343829099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888" calcext:value-type="float">
            <text:p>-0.87809362836688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288" calcext:value-type="float">
            <text:p>-0.87716828297928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38" calcext:value-type="float">
            <text:p>-0.35267473626543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6" calcext:value-type="float">
            <text:p>-1.722925231289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2" calcext:value-type="float">
            <text:p>-1.82907238791562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57" calcext:value-type="float">
            <text:p>-3.1758938453805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1" calcext:value-type="float">
            <text:p>-3.67704521041751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3" calcext:value-type="float">
            <text:p>-3.4254479575626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74" calcext:value-type="float">
            <text:p>-4.93171704530774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" calcext:value-type="float">
            <text:p>-5.7305086147351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44" calcext:value-type="float">
            <text:p>-5.68374152305944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14" calcext:value-type="float">
            <text:p>-4.86544236232314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13" calcext:value-type="float">
            <text:p>-4.17406221580913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32" calcext:value-type="float">
            <text:p>-3.0700221914203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69" calcext:value-type="float">
            <text:p>-4.39362485914669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297" calcext:value-type="float">
            <text:p>-6.0838083164829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.B4:slab_water_two_materials_4g.B53 slab_water_two_materials_4g.E4:slab_water_two_materials_4g.E4 slab_water_two_materials_4g.D4:slab_water_two_materials_4g.D53 slab_water_two_materials_4g.B54:slab_water_two_materials_4g.B103 slab_water_two_materials_4g.E54:slab_water_two_materials_4g.E54 slab_water_two_materials_4g.D54:slab_water_two_materials_4g.D103 slab_water_two_materials_4g.B104:slab_water_two_materials_4g.B153 slab_water_two_materials_4g.E104:slab_water_two_materials_4g.E104 slab_water_two_materials_4g.D104:slab_water_two_materials_4g.D153 slab_water_two_materials_4g.B154:slab_water_two_materials_4g.B203 slab_water_two_materials_4g.E154:slab_water_two_materials_4g.E154 slab_water_two_materials_4g.D154:slab_water_two_materials_4g.D203 slab_water_two_materials_4g.G4:slab_water_two_materials_4g.G52 slab_water_two_materials_4g.I4:slab_water_two_materials_4g.I4 slab_water_two_materials_4g.H4:slab_water_two_materials_4g.H53 slab_water_two_materials_4g.G54:slab_water_two_materials_4g.G103 slab_water_two_materials_4g.I54:slab_water_two_materials_4g.I54 slab_water_two_materials_4g.H54:slab_water_two_materials_4g.H103 slab_water_two_materials_4g.G104:slab_water_two_materials_4g.G153 slab_water_two_materials_4g.I104:slab_water_two_materials_4g.I104 slab_water_two_materials_4g.H104:slab_water_two_materials_4g.H153 slab_water_two_materials_4g.G154:slab_water_two_materials_4g.G203 slab_water_two_materials_4g.I154:slab_water_two_materials_4g.I154 slab_water_two_materials_4g.H154:slab_water_two_materials_4g.H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8" calcext:value-type="float">
            <text:p>-3.20707301648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6" calcext:value-type="float">
            <text:p>-3.66544370504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1" calcext:value-type="float">
            <text:p>-3.31463320091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37" calcext:value-type="float">
            <text:p>-3.28522742677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" calcext:value-type="float">
            <text:p>-3.6227062688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6" calcext:value-type="float">
            <text:p>-3.20531838712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6" calcext:value-type="float">
            <text:p>-2.22253433815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2" calcext:value-type="float">
            <text:p>-2.5281280995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3" calcext:value-type="float">
            <text:p>-2.0354313175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4" calcext:value-type="float">
            <text:p>-2.38158053014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65" calcext:value-type="float">
            <text:p>-1.43026882949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32" calcext:value-type="float">
            <text:p>-1.8992779633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897" calcext:value-type="float">
            <text:p>-1.48693186931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2" calcext:value-type="float">
            <text:p>-1.58407400562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1" calcext:value-type="float">
            <text:p>-1.16573060201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269" calcext:value-type="float">
            <text:p>-0.678076635657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0846" calcext:value-type="float">
            <text:p>0.055776901791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51" calcext:value-type="float">
            <text:p>1.1181987541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67" calcext:value-type="float">
            <text:p>0.51610008950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97" calcext:value-type="float">
            <text:p>1.40555217788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27" calcext:value-type="float">
            <text:p>3.06231450874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6" calcext:value-type="float">
            <text:p>4.2634209672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61" calcext:value-type="float">
            <text:p>5.72819825946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61" calcext:value-type="float">
            <text:p>7.64211970028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89" calcext:value-type="float">
            <text:p>-24.258501445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2" calcext:value-type="float">
            <text:p>-28.0716240590902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6" calcext:value-type="float">
            <text:p>-31.7785237257356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4" calcext:value-type="float">
            <text:p>-31.6751136808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8" calcext:value-type="float">
            <text:p>-26.9611215725648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7" calcext:value-type="float">
            <text:p>-29.6685889277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3" calcext:value-type="float">
            <text:p>-32.5465402130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6" calcext:value-type="float">
            <text:p>-27.3060693314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6" calcext:value-type="float">
            <text:p>-15.387948967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3" calcext:value-type="float">
            <text:p>-22.4066399201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7" calcext:value-type="float">
            <text:p>-11.6228270972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8" calcext:value-type="float">
            <text:p>-4.38271199317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16" calcext:value-type="float">
            <text:p>8.45297162968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19" calcext:value-type="float">
            <text:p>14.4598704930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" calcext:value-type="float">
            <text:p>29.52178470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1" calcext:value-type="float">
            <text:p>22.1921021010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6" calcext:value-type="float">
            <text:p>24.231947099336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224" calcext:value-type="float">
            <text:p>-0.21323976792122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941" calcext:value-type="float">
            <text:p>-0.05597362509519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395" calcext:value-type="float">
            <text:p>-0.50758729549239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3" calcext:value-type="float">
            <text:p>0.19512916852663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397" calcext:value-type="float">
            <text:p>0.89421172731839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16" calcext:value-type="float">
            <text:p>1.04159533681716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1" calcext:value-type="float">
            <text:p>1.0303120914141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94" calcext:value-type="float">
            <text:p>0.98957031239719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2" calcext:value-type="float">
            <text:p>1.34382812194942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92" calcext:value-type="float">
            <text:p>1.4204066092549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59" calcext:value-type="float">
            <text:p>1.9153686861945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5" calcext:value-type="float">
            <text:p>2.0009946401456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43" calcext:value-type="float">
            <text:p>2.46185350057143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5" calcext:value-type="float">
            <text:p>2.90213804028895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03" calcext:value-type="float">
            <text:p>3.510797347145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4" calcext:value-type="float">
            <text:p>3.4767464623642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75" calcext:value-type="float">
            <text:p>3.56622140371075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66" calcext:value-type="float">
            <text:p>4.1225903960746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05" calcext:value-type="float">
            <text:p>5.1941997708390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62" calcext:value-type="float">
            <text:p>5.72472484847562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47" calcext:value-type="float">
            <text:p>5.2391790674014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83" calcext:value-type="float">
            <text:p>4.2822363233958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579" calcext:value-type="float">
            <text:p>-0.233255168107579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4" calcext:value-type="float">
            <text:p>-5.5120087500814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16" calcext:value-type="float">
            <text:p>-9.48289364906216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1" calcext:value-type="float">
            <text:p>-14.146958663017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7" calcext:value-type="float">
            <text:p>-15.7360167259287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9" calcext:value-type="float">
            <text:p>-19.747332114855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4" calcext:value-type="float">
            <text:p>-23.110713890545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599" calcext:value-type="float">
            <text:p>-22.4706948144599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6" calcext:value-type="float">
            <text:p>-25.6633484085176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7" calcext:value-type="float">
            <text:p>-25.14431306041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69" calcext:value-type="float">
            <text:p>-28.147695844616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9" calcext:value-type="float">
            <text:p>-22.7841949119349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7" calcext:value-type="float">
            <text:p>-19.266614670852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8" calcext:value-type="float">
            <text:p>-18.072612962550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8" calcext:value-type="float">
            <text:p>-9.6107936592409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90127" calcext:value-type="float">
            <text:p>0.6958537860901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4" calcext:value-type="float">
            <text:p>-2.1362365590031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22" calcext:value-type="float">
            <text:p>-3.67838019033622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4" calcext:value-type="float">
            <text:p>-2.39190696320484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489" calcext:value-type="float">
            <text:p>-0.79002904076048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747" calcext:value-type="float">
            <text:p>0.03274703262347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781" calcext:value-type="float">
            <text:p>-0.366472067766781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41" calcext:value-type="float">
            <text:p>-0.625689065173741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7462" calcext:value-type="float">
            <text:p>-0.088902868105746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403" calcext:value-type="float">
            <text:p>0.18804718669040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8591" calcext:value-type="float">
            <text:p>0.093792336349859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79" calcext:value-type="float">
            <text:p>0.690926000462479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33" calcext:value-type="float">
            <text:p>0.490123174934833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" calcext:value-type="float">
            <text:p>1.0366709863544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11" calcext:value-type="float">
            <text:p>1.1698345641921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9" calcext:value-type="float">
            <text:p>1.59271897304379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" calcext:value-type="float">
            <text:p>2.098536115286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4" calcext:value-type="float">
            <text:p>1.74624530446604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43" calcext:value-type="float">
            <text:p>2.25893516295843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2" calcext:value-type="float">
            <text:p>2.2008162993889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8" calcext:value-type="float">
            <text:p>2.9433985794046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37" calcext:value-type="float">
            <text:p>3.227022902714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13" calcext:value-type="float">
            <text:p>3.54584867982413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95" calcext:value-type="float">
            <text:p>4.196269173214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34" calcext:value-type="float">
            <text:p>4.99903064381534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74" calcext:value-type="float">
            <text:p>4.25165939666774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65" calcext:value-type="float">
            <text:p>3.55337777214365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73" calcext:value-type="float">
            <text:p>1.65093266467873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528" calcext:value-type="float">
            <text:p>0.618704127693528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374" calcext:value-type="float">
            <text:p>-1.01300081534374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7" calcext:value-type="float">
            <text:p>-2.9985751153076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7" calcext:value-type="float">
            <text:p>-7.92805593066987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599" calcext:value-type="float">
            <text:p>-13.8151713909599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2" calcext:value-type="float">
            <text:p>-17.637762875664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9" calcext:value-type="float">
            <text:p>-20.6501936056079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2" calcext:value-type="float">
            <text:p>-20.3715720886372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46" calcext:value-type="float">
            <text:p>-24.3594735951446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5" calcext:value-type="float">
            <text:p>-28.271345140777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2" calcext:value-type="float">
            <text:p>-26.3230547435492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5" calcext:value-type="float">
            <text:p>-16.324529339895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3" calcext:value-type="float">
            <text:p>-14.53389000496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" calcext:value-type="float">
            <text:p>-14.810071570298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68" calcext:value-type="float">
            <text:p>-0.660252695280268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12" calcext:value-type="float">
            <text:p>0.10482555752551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4" calcext:value-type="float">
            <text:p>12.933804091503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5" calcext:value-type="float">
            <text:p>29.9974136832785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3" calcext:value-type="float">
            <text:p>-1.0393321331303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69" calcext:value-type="float">
            <text:p>-0.956155842457069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302" calcext:value-type="float">
            <text:p>-0.731057557540302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157" calcext:value-type="float">
            <text:p>-0.727640087710157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582" calcext:value-type="float">
            <text:p>-0.775513782716582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373" calcext:value-type="float">
            <text:p>-0.574393225826373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562" calcext:value-type="float">
            <text:p>-0.366318741541562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24" calcext:value-type="float">
            <text:p>-0.41212668012224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611" calcext:value-type="float">
            <text:p>0.100550241907611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32" calcext:value-type="float">
            <text:p>0.492888661976332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385" calcext:value-type="float">
            <text:p>0.58037066790938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533" calcext:value-type="float">
            <text:p>0.473779824722533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292" calcext:value-type="float">
            <text:p>0.737405801658292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" calcext:value-type="float">
            <text:p>0.9209851519149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25" calcext:value-type="float">
            <text:p>1.38636069706925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55" calcext:value-type="float">
            <text:p>1.89617575472855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5" calcext:value-type="float">
            <text:p>2.1359869041515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79" calcext:value-type="float">
            <text:p>2.4139628628367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58" calcext:value-type="float">
            <text:p>2.6481164785355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53" calcext:value-type="float">
            <text:p>2.26933014711053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57" calcext:value-type="float">
            <text:p>2.3570555654595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8017" calcext:value-type="float">
            <text:p>2.7275627428801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51" calcext:value-type="float">
            <text:p>2.0667449259865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5" calcext:value-type="float">
            <text:p>1.56376256296935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59" calcext:value-type="float">
            <text:p>-0.170855435306259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22" calcext:value-type="float">
            <text:p>-0.14864368816592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" calcext:value-type="float">
            <text:p>-1.484803436542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66" calcext:value-type="float">
            <text:p>-3.4097631218796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02" calcext:value-type="float">
            <text:p>-3.7231140728430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9" calcext:value-type="float">
            <text:p>-5.5491584071799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48" calcext:value-type="float">
            <text:p>-7.7288648150474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78" calcext:value-type="float">
            <text:p>-9.2793598634737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893" calcext:value-type="float">
            <text:p>-9.68040521661893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7" calcext:value-type="float">
            <text:p>-13.0264272841487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6" calcext:value-type="float">
            <text:p>-17.23310151975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7" calcext:value-type="float">
            <text:p>-18.094719402040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7" calcext:value-type="float">
            <text:p>-19.6011958893127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5" calcext:value-type="float">
            <text:p>-16.9531589694525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7" calcext:value-type="float">
            <text:p>-17.5346812985737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67" calcext:value-type="float">
            <text:p>-19.115447623536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3" calcext:value-type="float">
            <text:p>-17.6062997986543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88" calcext:value-type="float">
            <text:p>-17.0298971968388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2" calcext:value-type="float">
            <text:p>-9.67969042785822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6" calcext:value-type="float">
            <text:p>-7.66381706864826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25" calcext:value-type="float">
            <text:p>-2.03312222199325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684" calcext:value-type="float">
            <text:p>-0.801059881059684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8" calcext:value-type="float">
            <text:p>-17.976867684724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_2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_2.B4:slab_water_two_materials_4g_2.B53 slab_water_two_materials_4g_2.E4:slab_water_two_materials_4g_2.E4 slab_water_two_materials_4g_2.D4:slab_water_two_materials_4g_2.D53 slab_water_two_materials_4g_2.G4:slab_water_two_materials_4g_2.G52 slab_water_two_materials_4g_2.J4:slab_water_two_materials_4g_2.J4 slab_water_two_materials_4g_2.I4:slab_water_two_materials_4g_2.I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52485611243834" calcext:value-type="float">
            <text:p>5.2485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3737271" calcext:value-type="float">
            <text:p>3.73727E-03</text:p>
          </table:table-cell>
          <table:table-cell table:formula="of:=[.H4]/[.$H$55]" office:value-type="float" office:value="0.0519412314881317" calcext:value-type="float">
            <text:p>5.19412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I4])/[.D4]" office:value-type="float" office:value="1.03719808686854" calcext:value-type="float">
            <text:p>1.03719808686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521028474993788" calcext:value-type="float">
            <text:p>5.21028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3727195" calcext:value-type="float">
            <text:p>3.72720E-03</text:p>
          </table:table-cell>
          <table:table-cell table:formula="of:=[.H5]/[.$H$55]" office:value-type="float" office:value="0.0518011935169825" calcext:value-type="float">
            <text:p>5.18012E-02</text:p>
          </table:table-cell>
          <table:table-cell/>
          <table:table-cell table:formula="of:=100*([.D5]-[.I5])/[.D5]" office:value-type="float" office:value="0.578958726583786" calcext:value-type="float">
            <text:p>0.578958726583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519777703772911" calcext:value-type="float">
            <text:p>5.19778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3707069" calcext:value-type="float">
            <text:p>3.70707E-03</text:p>
          </table:table-cell>
          <table:table-cell table:formula="of:=[.H6]/[.$H$55]" office:value-type="float" office:value="0.0515214789271307" calcext:value-type="float">
            <text:p>5.15215E-02</text:p>
          </table:table-cell>
          <table:table-cell/>
          <table:table-cell table:formula="of:=100*([.D6]-[.I6])/[.D6]" office:value-type="float" office:value="0.877858836283889" calcext:value-type="float">
            <text:p>0.877858836283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515404960011811" calcext:value-type="float">
            <text:p>5.15405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3676939" calcext:value-type="float">
            <text:p>3.67694E-03</text:p>
          </table:table-cell>
          <table:table-cell table:formula="of:=[.H7]/[.$H$55]" office:value-type="float" office:value="0.0511027270344429" calcext:value-type="float">
            <text:p>5.11027E-02</text:p>
          </table:table-cell>
          <table:table-cell/>
          <table:table-cell table:formula="of:=100*([.D7]-[.I7])/[.D7]" office:value-type="float" office:value="0.849368944234005" calcext:value-type="float">
            <text:p>0.84936894423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507737791893981" calcext:value-type="float">
            <text:p>5.07738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3636879" calcext:value-type="float">
            <text:p>3.63688E-03</text:p>
          </table:table-cell>
          <table:table-cell table:formula="of:=[.H8]/[.$H$55]" office:value-type="float" office:value="0.0505459663035741" calcext:value-type="float">
            <text:p>5.05460E-02</text:p>
          </table:table-cell>
          <table:table-cell/>
          <table:table-cell table:formula="of:=100*([.D8]-[.I8])/[.D8]" office:value-type="float" office:value="0.448682153389061" calcext:value-type="float">
            <text:p>0.448682153389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502306550776387" calcext:value-type="float">
            <text:p>5.02307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3586986" calcext:value-type="float">
            <text:p>3.58699E-03</text:p>
          </table:table-cell>
          <table:table-cell table:formula="of:=[.H9]/[.$H$55]" office:value-type="float" office:value="0.049852544857113" calcext:value-type="float">
            <text:p>4.98525E-02</text:p>
          </table:table-cell>
          <table:table-cell/>
          <table:table-cell table:formula="of:=100*([.D9]-[.I9])/[.D9]" office:value-type="float" office:value="0.752747938368059" calcext:value-type="float">
            <text:p>0.75274793836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498114187650945" calcext:value-type="float">
            <text:p>4.98114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3527381" calcext:value-type="float">
            <text:p>3.52738E-03</text:p>
          </table:table-cell>
          <table:table-cell table:formula="of:=[.H10]/[.$H$55]" office:value-type="float" office:value="0.0490241443737522" calcext:value-type="float">
            <text:p>4.90241E-02</text:p>
          </table:table-cell>
          <table:table-cell/>
          <table:table-cell table:formula="of:=100*([.D10]-[.I10])/[.D10]" office:value-type="float" office:value="1.58050987275629" calcext:value-type="float">
            <text:p>1.58050987275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486199154673624" calcext:value-type="float">
            <text:p>4.86199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3458209" calcext:value-type="float">
            <text:p>3.45821E-03</text:p>
          </table:table-cell>
          <table:table-cell table:formula="of:=[.H11]/[.$H$55]" office:value-type="float" office:value="0.0480627800882891" calcext:value-type="float">
            <text:p>4.80628E-02</text:p>
          </table:table-cell>
          <table:table-cell/>
          <table:table-cell table:formula="of:=100*([.D11]-[.I11])/[.D11]" office:value-type="float" office:value="1.1458995222797" calcext:value-type="float">
            <text:p>1.1458995222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476652856417298" calcext:value-type="float">
            <text:p>4.7665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337964" calcext:value-type="float">
            <text:p>3.37964E-03</text:p>
          </table:table-cell>
          <table:table-cell table:formula="of:=[.H12]/[.$H$55]" office:value-type="float" office:value="0.0469708146897962" calcext:value-type="float">
            <text:p>4.69708E-02</text:p>
          </table:table-cell>
          <table:table-cell/>
          <table:table-cell table:formula="of:=100*([.D12]-[.I12])/[.D12]" office:value-type="float" office:value="1.45697427925535" calcext:value-type="float">
            <text:p>1.45697427925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461812089173712" calcext:value-type="float">
            <text:p>4.61812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3291869" calcext:value-type="float">
            <text:p>3.29187E-03</text:p>
          </table:table-cell>
          <table:table-cell table:formula="of:=[.H13]/[.$H$55]" office:value-type="float" office:value="0.0457509583216214" calcext:value-type="float">
            <text:p>4.57510E-02</text:p>
          </table:table-cell>
          <table:table-cell/>
          <table:table-cell table:formula="of:=100*([.D13]-[.I13])/[.D13]" office:value-type="float" office:value="0.9316572819036" calcext:value-type="float">
            <text:p>0.9316572819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451439211521022" calcext:value-type="float">
            <text:p>4.51439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3195114" calcext:value-type="float">
            <text:p>3.19511E-03</text:p>
          </table:table-cell>
          <table:table-cell table:formula="of:=[.H14]/[.$H$55]" office:value-type="float" office:value="0.0444062407850462" calcext:value-type="float">
            <text:p>4.44062E-02</text:p>
          </table:table-cell>
          <table:table-cell/>
          <table:table-cell table:formula="of:=100*([.D14]-[.I14])/[.D14]" office:value-type="float" office:value="1.63406356432919" calcext:value-type="float">
            <text:p>1.63406356432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433420970003164" calcext:value-type="float">
            <text:p>4.3342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3089619" calcext:value-type="float">
            <text:p>3.08962E-03</text:p>
          </table:table-cell>
          <table:table-cell table:formula="of:=[.H15]/[.$H$55]" office:value-type="float" office:value="0.0429400532337981" calcext:value-type="float">
            <text:p>4.29401E-02</text:p>
          </table:table-cell>
          <table:table-cell/>
          <table:table-cell table:formula="of:=100*([.D15]-[.I15])/[.D15]" office:value-type="float" office:value="0.927605709791483" calcext:value-type="float">
            <text:p>0.927605709791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417912199746209" calcext:value-type="float">
            <text:p>4.17912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2975653" calcext:value-type="float">
            <text:p>2.97565E-03</text:p>
          </table:table-cell>
          <table:table-cell table:formula="of:=[.H16]/[.$H$55]" office:value-type="float" office:value="0.0413561342758803" calcext:value-type="float">
            <text:p>4.13561E-02</text:p>
          </table:table-cell>
          <table:table-cell/>
          <table:table-cell table:formula="of:=100*([.D16]-[.I16])/[.D16]" office:value-type="float" office:value="1.04109355746212" calcext:value-type="float">
            <text:p>1.04109355746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399043592374538" calcext:value-type="float">
            <text:p>3.99044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2853507" calcext:value-type="float">
            <text:p>2.85351E-03</text:p>
          </table:table-cell>
          <table:table-cell table:formula="of:=[.H17]/[.$H$55]" office:value-type="float" office:value="0.0396585282790582" calcext:value-type="float">
            <text:p>3.96585E-02</text:p>
          </table:table-cell>
          <table:table-cell/>
          <table:table-cell table:formula="of:=100*([.D17]-[.I17])/[.D17]" office:value-type="float" office:value="0.616050384201802" calcext:value-type="float">
            <text:p>0.616050384201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380977777941781" calcext:value-type="float">
            <text:p>3.80978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2723498" calcext:value-type="float">
            <text:p>2.72350E-03</text:p>
          </table:table-cell>
          <table:table-cell table:formula="of:=[.H18]/[.$H$55]" office:value-type="float" office:value="0.0378516409635436" calcext:value-type="float">
            <text:p>3.78516E-02</text:p>
          </table:table-cell>
          <table:table-cell/>
          <table:table-cell table:formula="of:=100*([.D18]-[.I18])/[.D18]" office:value-type="float" office:value="0.646066109063487" calcext:value-type="float">
            <text:p>0.646066109063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361887163633916" calcext:value-type="float">
            <text:p>3.61887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2585967" calcext:value-type="float">
            <text:p>2.58597E-03</text:p>
          </table:table-cell>
          <table:table-cell table:formula="of:=[.H19]/[.$H$55]" office:value-type="float" office:value="0.0359402116056527" calcext:value-type="float">
            <text:p>3.59402E-02</text:p>
          </table:table-cell>
          <table:table-cell/>
          <table:table-cell table:formula="of:=100*([.D19]-[.I19])/[.D19]" office:value-type="float" office:value="0.686691274825881" calcext:value-type="float">
            <text:p>0.686691274825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340368348461434" calcext:value-type="float">
            <text:p>3.40368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2441271" calcext:value-type="float">
            <text:p>2.44127E-03</text:p>
          </table:table-cell>
          <table:table-cell table:formula="of:=[.H20]/[.$H$55]" office:value-type="float" office:value="0.033929201852438" calcext:value-type="float">
            <text:p>3.39292E-02</text:p>
          </table:table-cell>
          <table:table-cell/>
          <table:table-cell table:formula="of:=100*([.D20]-[.I20])/[.D20]" office:value-type="float" office:value="0.316225037351247" calcext:value-type="float">
            <text:p>0.316225037351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319166686054942" calcext:value-type="float">
            <text:p>3.19167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2289779" calcext:value-type="float">
            <text:p>2.28978E-03</text:p>
          </table:table-cell>
          <table:table-cell table:formula="of:=[.H21]/[.$H$55]" office:value-type="float" office:value="0.0318237401290039" calcext:value-type="float">
            <text:p>3.18237E-02</text:p>
          </table:table-cell>
          <table:table-cell/>
          <table:table-cell table:formula="of:=100*([.D21]-[.I21])/[.D21]" office:value-type="float" office:value="0.291159699776125" calcext:value-type="float">
            <text:p>0.29115969977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298129546645808" calcext:value-type="float">
            <text:p>2.98130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2131842" calcext:value-type="float">
            <text:p>2.13184E-03</text:p>
          </table:table-cell>
          <table:table-cell table:formula="of:=[.H22]/[.$H$55]" office:value-type="float" office:value="0.0296287046933769" calcext:value-type="float">
            <text:p>2.96287E-02</text:p>
          </table:table-cell>
          <table:table-cell/>
          <table:table-cell table:formula="of:=100*([.D22]-[.I22])/[.D22]" office:value-type="float" office:value="0.618019828215139" calcext:value-type="float">
            <text:p>0.618019828215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271014967358374" calcext:value-type="float">
            <text:p>2.71015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1967743" calcext:value-type="float">
            <text:p>1.96774E-03</text:p>
          </table:table-cell>
          <table:table-cell table:formula="of:=[.H23]/[.$H$55]" office:value-type="float" office:value="0.0273480287279543" calcext:value-type="float">
            <text:p>2.73480E-02</text:p>
          </table:table-cell>
          <table:table-cell/>
          <table:table-cell table:formula="of:=100*([.D23]-[.I23])/[.D23]" office:value-type="float" office:value="-0.909661907310459" calcext:value-type="float">
            <text:p>-0.909661907310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246889552890403" calcext:value-type="float">
            <text:p>2.46890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1797551" calcext:value-type="float">
            <text:p>1.79755E-03</text:p>
          </table:table-cell>
          <table:table-cell table:formula="of:=[.H24]/[.$H$55]" office:value-type="float" office:value="0.0249826712065361" calcext:value-type="float">
            <text:p>2.49827E-02</text:p>
          </table:table-cell>
          <table:table-cell/>
          <table:table-cell table:formula="of:=100*([.D24]-[.I24])/[.D24]" office:value-type="float" office:value="-1.18966523312625" calcext:value-type="float">
            <text:p>-1.18966523312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222924697010216" calcext:value-type="float">
            <text:p>2.22925E-02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1620785" calcext:value-type="float">
            <text:p>1.62079E-03</text:p>
          </table:table-cell>
          <table:table-cell table:formula="of:=[.H25]/[.$H$55]" office:value-type="float" office:value="0.022525947108864" calcext:value-type="float">
            <text:p>2.25259E-02</text:p>
          </table:table-cell>
          <table:table-cell/>
          <table:table-cell table:formula="of:=100*([.D25]-[.I25])/[.D25]" office:value-type="float" office:value="-1.04733755825942" calcext:value-type="float">
            <text:p>-1.04733755825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195755607091127" calcext:value-type="float">
            <text:p>1.95756E-02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1435502" calcext:value-type="float">
            <text:p>1.43550E-03</text:p>
          </table:table-cell>
          <table:table-cell table:formula="of:=[.H26]/[.$H$55]" office:value-type="float" office:value="0.0199508522886555" calcext:value-type="float">
            <text:p>1.99509E-02</text:p>
          </table:table-cell>
          <table:table-cell/>
          <table:table-cell table:formula="of:=100*([.D26]-[.I26])/[.D26]" office:value-type="float" office:value="-1.9171434479938" calcext:value-type="float">
            <text:p>-1.9171434479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166411840299734" calcext:value-type="float">
            <text:p>1.66412E-02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1235452" calcext:value-type="float">
            <text:p>1.23545E-03</text:p>
          </table:table-cell>
          <table:table-cell table:formula="of:=[.H27]/[.$H$55]" office:value-type="float" office:value="0.0171705231770656" calcext:value-type="float">
            <text:p>1.71705E-02</text:p>
          </table:table-cell>
          <table:table-cell/>
          <table:table-cell table:formula="of:=100*([.D27]-[.I27])/[.D27]" office:value-type="float" office:value="-3.18089834316342" calcext:value-type="float">
            <text:p>-3.18089834316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133869786083801" calcext:value-type="float">
            <text:p>1.33870E-02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0994557" calcext:value-type="float">
            <text:p>9.94557E-04</text:p>
          </table:table-cell>
          <table:table-cell table:formula="of:=[.H28]/[.$H$55]" office:value-type="float" office:value="0.01382252327036" calcext:value-type="float">
            <text:p>1.38225E-02</text:p>
          </table:table-cell>
          <table:table-cell/>
          <table:table-cell table:formula="of:=100*([.D28]-[.I28])/[.D28]" office:value-type="float" office:value="-3.25349486782068" calcext:value-type="float">
            <text:p>-3.2534948678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866501000782887" calcext:value-type="float">
            <text:p>8.66501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06687868" calcext:value-type="float">
            <text:p>6.68787E-04</text:p>
          </table:table-cell>
          <table:table-cell table:formula="of:=[.H29]/[.$H$55]" office:value-type="float" office:value="0.00929491331910552" calcext:value-type="float">
            <text:p>9.29491E-03</text:p>
          </table:table-cell>
          <table:table-cell/>
          <table:table-cell table:formula="of:=100*([.D29]-[.I29])/[.D29]" office:value-type="float" office:value="-7.26950471733477" calcext:value-type="float">
            <text:p>-7.26950471733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604800413720709" calcext:value-type="float">
            <text:p>6.04800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04813213" calcext:value-type="float">
            <text:p>4.81321E-04</text:p>
          </table:table-cell>
          <table:table-cell table:formula="of:=[.H30]/[.$H$55]" office:value-type="float" office:value="0.00668948574065634" calcext:value-type="float">
            <text:p>6.68949E-03</text:p>
          </table:table-cell>
          <table:table-cell/>
          <table:table-cell table:formula="of:=100*([.D30]-[.I30])/[.D30]" office:value-type="float" office:value="-10.6065007380349" calcext:value-type="float">
            <text:p>-10.6065007380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448545192531355" calcext:value-type="float">
            <text:p>4.48545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3637053" calcext:value-type="float">
            <text:p>3.63705E-04</text:p>
          </table:table-cell>
          <table:table-cell table:formula="of:=[.H31]/[.$H$55]" office:value-type="float" office:value="0.00505483845853308" calcext:value-type="float">
            <text:p>5.05484E-03</text:p>
          </table:table-cell>
          <table:table-cell/>
          <table:table-cell table:formula="of:=100*([.D31]-[.I31])/[.D31]" office:value-type="float" office:value="-12.694072809168" calcext:value-type="float">
            <text:p>-12.694072809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338974858495861" calcext:value-type="float">
            <text:p>3.3897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2806491" calcext:value-type="float">
            <text:p>2.80649E-04</text:p>
          </table:table-cell>
          <table:table-cell table:formula="of:=[.H32]/[.$H$55]" office:value-type="float" office:value="0.00390050918706077" calcext:value-type="float">
            <text:p>3.90051E-03</text:p>
          </table:table-cell>
          <table:table-cell/>
          <table:table-cell table:formula="of:=100*([.D32]-[.I32])/[.D32]" office:value-type="float" office:value="-15.0678019121703" calcext:value-type="float">
            <text:p>-15.0678019121703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256604338553662" calcext:value-type="float">
            <text:p>2.5660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2193692" calcext:value-type="float">
            <text:p>2.19369E-04</text:p>
          </table:table-cell>
          <table:table-cell table:formula="of:=[.H33]/[.$H$55]" office:value-type="float" office:value="0.00304883065706668" calcext:value-type="float">
            <text:p>3.04883E-03</text:p>
          </table:table-cell>
          <table:table-cell/>
          <table:table-cell table:formula="of:=100*([.D33]-[.I33])/[.D33]" office:value-type="float" office:value="-18.8144625399269" calcext:value-type="float">
            <text:p>-18.8144625399269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201758714289898" calcext:value-type="float">
            <text:p>2.0175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1730217" calcext:value-type="float">
            <text:p>1.73022E-04</text:p>
          </table:table-cell>
          <table:table-cell table:formula="of:=[.H34]/[.$H$55]" office:value-type="float" office:value="0.0024046851759399" calcext:value-type="float">
            <text:p>2.40469E-03</text:p>
          </table:table-cell>
          <table:table-cell/>
          <table:table-cell table:formula="of:=100*([.D34]-[.I34])/[.D34]" office:value-type="float" office:value="-19.1861865497773" calcext:value-type="float">
            <text:p>-19.186186549777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155805260702604" calcext:value-type="float">
            <text:p>1.55805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1373923" calcext:value-type="float">
            <text:p>1.37392E-04</text:p>
          </table:table-cell>
          <table:table-cell table:formula="of:=[.H35]/[.$H$55]" office:value-type="float" office:value="0.00190950168157108" calcext:value-type="float">
            <text:p>1.90950E-03</text:p>
          </table:table-cell>
          <table:table-cell/>
          <table:table-cell table:formula="of:=100*([.D35]-[.I35])/[.D35]" office:value-type="float" office:value="-22.5569453149515" calcext:value-type="float">
            <text:p>-22.5569453149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125864850270191" calcext:value-type="float">
            <text:p>1.25865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1096812" calcext:value-type="float">
            <text:p>1.09681E-04</text:p>
          </table:table-cell>
          <table:table-cell table:formula="of:=[.H36]/[.$H$55]" office:value-type="float" office:value="0.00152436807475189" calcext:value-type="float">
            <text:p>1.52437E-03</text:p>
          </table:table-cell>
          <table:table-cell/>
          <table:table-cell table:formula="of:=100*([.D36]-[.I36])/[.D36]" office:value-type="float" office:value="-21.1114994757922" calcext:value-type="float">
            <text:p>-21.11149947579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O33]-[.O34])/[.O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959910419186357" calcext:value-type="float">
            <text:p>9.59910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08793783" calcext:value-type="float">
            <text:p>8.79378E-05</text:p>
          </table:table-cell>
          <table:table-cell table:formula="of:=[.H37]/[.$H$55]" office:value-type="float" office:value="0.00122217500004521" calcext:value-type="float">
            <text:p>1.22218E-03</text:p>
          </table:table-cell>
          <table:table-cell/>
          <table:table-cell table:formula="of:=100*([.D37]-[.I37])/[.D37]" office:value-type="float" office:value="-27.3217766592381" calcext:value-type="float">
            <text:p>-27.3217766592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731457353023962" calcext:value-type="float">
            <text:p>7.31457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07075828" calcext:value-type="float">
            <text:p>7.07583E-05</text:p>
          </table:table-cell>
          <table:table-cell table:formula="of:=[.H38]/[.$H$55]" office:value-type="float" office:value="0.000983410676181105" calcext:value-type="float">
            <text:p>9.83411E-04</text:p>
          </table:table-cell>
          <table:table-cell/>
          <table:table-cell table:formula="of:=100*([.D38]-[.I38])/[.D38]" office:value-type="float" office:value="-34.4453879799728" calcext:value-type="float">
            <text:p>-34.4453879799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593202533509379" calcext:value-type="float">
            <text:p>5.93203E-04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0571082" calcext:value-type="float">
            <text:p>5.71082E-05</text:p>
          </table:table-cell>
          <table:table-cell table:formula="of:=[.H39]/[.$H$55]" office:value-type="float" office:value="0.000793699529970002" calcext:value-type="float">
            <text:p>7.93700E-04</text:p>
          </table:table-cell>
          <table:table-cell/>
          <table:table-cell table:formula="of:=100*([.D39]-[.I39])/[.D39]" office:value-type="float" office:value="-33.799079595039" calcext:value-type="float">
            <text:p>-33.79907959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497230124315746" calcext:value-type="float">
            <text:p>4.97230E-04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4621188" calcext:value-type="float">
            <text:p>4.62119E-05</text:p>
          </table:table-cell>
          <table:table-cell table:formula="of:=[.H40]/[.$H$55]" office:value-type="float" office:value="0.000642260611173704" calcext:value-type="float">
            <text:p>6.42261E-04</text:p>
          </table:table-cell>
          <table:table-cell/>
          <table:table-cell table:formula="of:=100*([.D40]-[.I40])/[.D40]" office:value-type="float" office:value="-29.1676790615892" calcext:value-type="float">
            <text:p>-29.1676790615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397097067273269" calcext:value-type="float">
            <text:p>3.97097E-04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3747949" calcext:value-type="float">
            <text:p>3.74795E-05</text:p>
          </table:table-cell>
          <table:table-cell table:formula="of:=[.H41]/[.$H$55]" office:value-type="float" office:value="0.000520896361582319" calcext:value-type="float">
            <text:p>5.20896E-04</text:p>
          </table:table-cell>
          <table:table-cell/>
          <table:table-cell table:formula="of:=100*([.D41]-[.I41])/[.D41]" office:value-type="float" office:value="-31.1760787253197" calcext:value-type="float">
            <text:p>-31.1760787253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291588270847246" calcext:value-type="float">
            <text:p>2.91588E-04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3045761" calcext:value-type="float">
            <text:p>3.04576E-05</text:p>
          </table:table-cell>
          <table:table-cell table:formula="of:=[.H42]/[.$H$55]" office:value-type="float" office:value="0.000423305072494136" calcext:value-type="float">
            <text:p>4.23305E-04</text:p>
          </table:table-cell>
          <table:table-cell/>
          <table:table-cell table:formula="of:=100*([.D42]-[.I42])/[.D42]" office:value-type="float" office:value="-45.1721879155737" calcext:value-type="float">
            <text:p>-45.1721879155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249091782409253" calcext:value-type="float">
            <text:p>2.49092E-04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2479452" calcext:value-type="float">
            <text:p>2.47945E-05</text:p>
          </table:table-cell>
          <table:table-cell table:formula="of:=[.H43]/[.$H$55]" office:value-type="float" office:value="0.000344598479199691" calcext:value-type="float">
            <text:p>3.44598E-04</text:p>
          </table:table-cell>
          <table:table-cell/>
          <table:table-cell table:formula="of:=100*([.D43]-[.I43])/[.D43]" office:value-type="float" office:value="-38.341970123094" calcext:value-type="float">
            <text:p>-38.341970123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182853634350138" calcext:value-type="float">
            <text:p>1.82854E-04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2021533" calcext:value-type="float">
            <text:p>2.02153E-05</text:p>
          </table:table-cell>
          <table:table-cell table:formula="of:=[.H44]/[.$H$55]" office:value-type="float" office:value="0.000280956113468617" calcext:value-type="float">
            <text:p>2.80956E-04</text:p>
          </table:table-cell>
          <table:table-cell/>
          <table:table-cell table:formula="of:=100*([.D44]-[.I44])/[.D44]" office:value-type="float" office:value="-53.6508226741762" calcext:value-type="float">
            <text:p>-53.6508226741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161687255188863" calcext:value-type="float">
            <text:p>1.61687E-04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1650385" calcext:value-type="float">
            <text:p>1.65039E-05</text:p>
          </table:table-cell>
          <table:table-cell table:formula="of:=[.H45]/[.$H$55]" office:value-type="float" office:value="0.000229373329709138" calcext:value-type="float">
            <text:p>2.29373E-04</text:p>
          </table:table-cell>
          <table:table-cell/>
          <table:table-cell table:formula="of:=100*([.D45]-[.I45])/[.D45]" office:value-type="float" office:value="-41.8623437210388" calcext:value-type="float">
            <text:p>-41.8623437210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148923045680602" calcext:value-type="float">
            <text:p>1.48923E-04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348908" calcext:value-type="float">
            <text:p>1.34891E-05</text:p>
          </table:table-cell>
          <table:table-cell table:formula="of:=[.H46]/[.$H$55]" office:value-type="float" office:value="0.000187473540677657" calcext:value-type="float">
            <text:p>1.87474E-04</text:p>
          </table:table-cell>
          <table:table-cell/>
          <table:table-cell table:formula="of:=100*([.D46]-[.I46])/[.D46]" office:value-type="float" office:value="-25.8861849224699" calcext:value-type="float">
            <text:p>-25.88618492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112001111766335" calcext:value-type="float">
            <text:p>1.12001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10351" calcext:value-type="float">
            <text:p>1.10351E-05</text:p>
          </table:table-cell>
          <table:table-cell table:formula="of:=[.H47]/[.$H$55]" office:value-type="float" office:value="0.000153367706969787" calcext:value-type="float">
            <text:p>1.53368E-04</text:p>
          </table:table-cell>
          <table:table-cell/>
          <table:table-cell table:formula="of:=100*([.D47]-[.I47])/[.D47]" office:value-type="float" office:value="-36.9340933773533" calcext:value-type="float">
            <text:p>-36.9340933773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934944549888511" calcext:value-type="float">
            <text:p>9.34945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09033346" calcext:value-type="float">
            <text:p>9.03335E-06</text:p>
          </table:table-cell>
          <table:table-cell table:formula="of:=[.H48]/[.$H$55]" office:value-type="float" office:value="0.000125546987547434" calcext:value-type="float">
            <text:p>1.25547E-04</text:p>
          </table:table-cell>
          <table:table-cell/>
          <table:table-cell table:formula="of:=100*([.D48]-[.I48])/[.D48]" office:value-type="float" office:value="-34.2828166252267" calcext:value-type="float">
            <text:p>-34.2828166252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885884981399294" calcext:value-type="float">
            <text:p>8.85885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7396646" calcext:value-type="float">
            <text:p>7.39665E-06</text:p>
          </table:table-cell>
          <table:table-cell table:formula="of:=[.H49]/[.$H$55]" office:value-type="float" office:value="0.000102799851046864" calcext:value-type="float">
            <text:p>1.02800E-04</text:p>
          </table:table-cell>
          <table:table-cell/>
          <table:table-cell table:formula="of:=100*([.D49]-[.I49])/[.D49]" office:value-type="float" office:value="-16.0419842364718" calcext:value-type="float">
            <text:p>-16.0419842364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684598031848807" calcext:value-type="float">
            <text:p>6.84598E-05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054501" calcext:value-type="float">
            <text:p>6.05450E-06</text:p>
          </table:table-cell>
          <table:table-cell table:formula="of:=[.H50]/[.$H$55]" office:value-type="float" office:value="0.0000841464903096737" calcext:value-type="float">
            <text:p>8.41465E-05</text:p>
          </table:table-cell>
          <table:table-cell/>
          <table:table-cell table:formula="of:=100*([.D50]-[.I50])/[.D50]" office:value-type="float" office:value="-22.913719284921" calcext:value-type="float">
            <text:p>-22.913719284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555516856090511" calcext:value-type="float">
            <text:p>5.55517E-05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4949145" calcext:value-type="float">
            <text:p>4.94915E-06</text:p>
          </table:table-cell>
          <table:table-cell table:formula="of:=[.H51]/[.$H$55]" office:value-type="float" office:value="0.000068784063589001" calcext:value-type="float">
            <text:p>6.87841E-05</text:p>
          </table:table-cell>
          <table:table-cell/>
          <table:table-cell table:formula="of:=100*([.D51]-[.I51])/[.D51]" office:value-type="float" office:value="-23.8199396379683" calcext:value-type="float">
            <text:p>-23.8199396379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386829246474313" calcext:value-type="float">
            <text:p>3.86829E-05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031546" calcext:value-type="float">
            <text:p>4.03155E-06</text:p>
          </table:table-cell>
          <table:table-cell table:formula="of:=[.H52]/[.$H$55]" office:value-type="float" office:value="0.0000560311157636284" calcext:value-type="float">
            <text:p>5.60311E-05</text:p>
          </table:table-cell>
          <table:table-cell/>
          <table:table-cell table:formula="of:=100*([.D52]-[.I52])/[.D52]" office:value-type="float" office:value="-44.8471548475565" calcext:value-type="float">
            <text:p>-44.8471548475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314508504804451" calcext:value-type="float">
            <text:p>3.14509E-05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25234" calcext:value-type="float">
            <text:p>3.25234E-06</text:p>
          </table:table-cell>
          <table:table-cell table:formula="of:=[.H53]/[.$H$55]" office:value-type="float" office:value="0.0000452015775195618" calcext:value-type="float">
            <text:p>4.52016E-05</text:p>
          </table:table-cell>
          <table:table-cell/>
          <table:table-cell table:formula="of:=100*([.D53]-[.I53])/[.D53]" office:value-type="float" office:value="-43.7213201839052" calcext:value-type="float">
            <text:p>-43.721320183905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formula="of:=SUM([.H4:.H53])" office:value-type="float" office:value="0.071951913594" calcext:value-type="float">
            <text:p>7.19519E-02</text:p>
          </table:table-cell>
          <table:table-cell table:number-columns-repeated="7"/>
        </table:table-row>
        <table:table-row table:style-name="ro1" table:number-rows-repeated="48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4:.C203])" office:value-type="float" office:value="5.044887422" calcext:value-type="float">
            <text:p>5.04489E+00</text:p>
          </table:table-cell>
          <table:table-cell table:number-columns-repeated="12"/>
        </table:table-row>
        <table:table-row table:style-name="ro1" table:number-rows-repeated="10483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n_water_1g" table:style-name="ta1">
        <table:shapes>
          <draw:frame draw:z-index="0" draw:style-name="gr1" draw:text-style-name="P1" svg:width="20.622cm" svg:height="11.607cm" svg:x="24.203cm" svg:y="1.621cm">
            <draw:object draw:notify-on-update-of-ranges="pin_water_1g.C4:pin_water_1g.C53 pin_water_1g.G3:pin_water_1g.G3 pin_water_1g.G4:pin_water_1g.G53 pin_water_1g.C4:pin_water_1g.C53 pin_water_1g.H3:pin_water_1g.H3 pin_water_1g.H4:pin_water_1g.H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Almost</text:p>
          </table:table-cell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.00000E+00</text:p>
          </table:table-cell>
          <table:table-cell office:value-type="float" office:value="0.0570406" calcext:value-type="float">
            <text:p>5.70406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453914694537882" calcext:value-type="float">
            <text:p>4.53915E-03</text:p>
          </table:table-cell>
          <table:table-cell table:formula="of:=[.F4]/[.$F$55]" office:value-type="float" office:value="0.0309848307705955" calcext:value-type="float">
            <text:p>3.09848E-02</text:p>
          </table:table-cell>
          <table:table-cell office:value-type="float" office:value="0.03229032" calcext:value-type="float">
            <text:p>3.22903E-02</text:p>
          </table:table-cell>
          <table:table-cell/>
          <table:table-cell table:formula="of:=100*([.G4]-[.H4])/[.G4]" office:value-type="float" office:value="-4.21331728118846" calcext:value-type="float">
            <text:p>-4.213317281188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.00000E+00</text:p>
          </table:table-cell>
          <table:table-cell office:value-type="float" office:value="0.172462" calcext:value-type="float">
            <text:p>1.72462E-01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457469685623878" calcext:value-type="float">
            <text:p>4.57470E-03</text:p>
          </table:table-cell>
          <table:table-cell table:formula="of:=[.F5]/[.$F$55]" office:value-type="float" office:value="0.0312274992686989" calcext:value-type="float">
            <text:p>3.12275E-02</text:p>
          </table:table-cell>
          <table:table-cell office:value-type="float" office:value="0.03225312" calcext:value-type="float">
            <text:p>3.22531E-02</text:p>
          </table:table-cell>
          <table:table-cell/>
          <table:table-cell table:formula="of:=100*([.G5]-[.H5])/[.G5]" office:value-type="float" office:value="-3.28435114985061" calcext:value-type="float">
            <text:p>-3.284351149850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000E+00</text:p>
          </table:table-cell>
          <table:table-cell office:value-type="float" office:value="0.28752" calcext:value-type="float">
            <text:p>2.87520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457602314749605" calcext:value-type="float">
            <text:p>4.57602E-03</text:p>
          </table:table-cell>
          <table:table-cell table:formula="of:=[.F6]/[.$F$55]" office:value-type="float" office:value="0.0312365527121441" calcext:value-type="float">
            <text:p>3.12366E-02</text:p>
          </table:table-cell>
          <table:table-cell office:value-type="float" office:value="0.03217879" calcext:value-type="float">
            <text:p>3.21788E-02</text:p>
          </table:table-cell>
          <table:table-cell/>
          <table:table-cell table:formula="of:=100*([.G6]-[.H6])/[.G6]" office:value-type="float" office:value="-3.01645734258499" calcext:value-type="float">
            <text:p>-3.016457342584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.00000E+00</text:p>
          </table:table-cell>
          <table:table-cell office:value-type="float" office:value="0.40292" calcext:value-type="float">
            <text:p>4.02920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45804794861205" calcext:value-type="float">
            <text:p>4.58048E-03</text:p>
          </table:table-cell>
          <table:table-cell table:formula="of:=[.F7]/[.$F$55]" office:value-type="float" office:value="0.0312669722821197" calcext:value-type="float">
            <text:p>3.12670E-02</text:p>
          </table:table-cell>
          <table:table-cell office:value-type="float" office:value="0.03206748" calcext:value-type="float">
            <text:p>3.20675E-02</text:p>
          </table:table-cell>
          <table:table-cell/>
          <table:table-cell table:formula="of:=100*([.G7]-[.H7])/[.G7]" office:value-type="float" office:value="-2.56023420066829" calcext:value-type="float">
            <text:p>-2.560234200668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.00000E+00</text:p>
          </table:table-cell>
          <table:table-cell office:value-type="float" office:value="0.518325" calcext:value-type="float">
            <text:p>5.18325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458300065518806" calcext:value-type="float">
            <text:p>4.58300E-03</text:p>
          </table:table-cell>
          <table:table-cell table:formula="of:=[.F8]/[.$F$55]" office:value-type="float" office:value="0.0312841821230529" calcext:value-type="float">
            <text:p>3.12842E-02</text:p>
          </table:table-cell>
          <table:table-cell office:value-type="float" office:value="0.03191942" calcext:value-type="float">
            <text:p>3.19194E-02</text:p>
          </table:table-cell>
          <table:table-cell/>
          <table:table-cell table:formula="of:=100*([.G8]-[.H8])/[.G8]" office:value-type="float" office:value="-2.03054014469186" calcext:value-type="float">
            <text:p>-2.030540144691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.10000E+01</text:p>
          </table:table-cell>
          <table:table-cell office:value-type="float" office:value="0.627586" calcext:value-type="float">
            <text:p>6.27586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454015442367473" calcext:value-type="float">
            <text:p>4.54015E-03</text:p>
          </table:table-cell>
          <table:table-cell table:formula="of:=[.F9]/[.$F$55]" office:value-type="float" office:value="0.0309917079536609" calcext:value-type="float">
            <text:p>3.09917E-02</text:p>
          </table:table-cell>
          <table:table-cell office:value-type="float" office:value="0.03173489" calcext:value-type="float">
            <text:p>3.17349E-02</text:p>
          </table:table-cell>
          <table:table-cell/>
          <table:table-cell table:formula="of:=100*([.G9]-[.H9])/[.G9]" office:value-type="float" office:value="-2.3980028704785" calcext:value-type="float">
            <text:p>-2.39800287047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.30000E+01</text:p>
          </table:table-cell>
          <table:table-cell office:value-type="float" office:value="0.736891" calcext:value-type="float">
            <text:p>7.36891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45107637724133" calcext:value-type="float">
            <text:p>4.51076E-03</text:p>
          </table:table-cell>
          <table:table-cell table:formula="of:=[.F10]/[.$F$55]" office:value-type="float" office:value="0.030791083394348" calcext:value-type="float">
            <text:p>3.07911E-02</text:p>
          </table:table-cell>
          <table:table-cell office:value-type="float" office:value="0.03151426" calcext:value-type="float">
            <text:p>3.15143E-02</text:p>
          </table:table-cell>
          <table:table-cell/>
          <table:table-cell table:formula="of:=100*([.G10]-[.H10])/[.G10]" office:value-type="float" office:value="-2.34865592869897" calcext:value-type="float">
            <text:p>-2.348655928698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.50000E+01</text:p>
          </table:table-cell>
          <table:table-cell office:value-type="float" office:value="0.843467" calcext:value-type="float">
            <text:p>8.43467E-01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447473044463637" calcext:value-type="float">
            <text:p>4.47473E-03</text:p>
          </table:table-cell>
          <table:table-cell table:formula="of:=[.F11]/[.$F$55]" office:value-type="float" office:value="0.0305451150270084" calcext:value-type="float">
            <text:p>3.05451E-02</text:p>
          </table:table-cell>
          <table:table-cell office:value-type="float" office:value="0.03125797" calcext:value-type="float">
            <text:p>3.12580E-02</text:p>
          </table:table-cell>
          <table:table-cell/>
          <table:table-cell table:formula="of:=100*([.G11]-[.H11])/[.G11]" office:value-type="float" office:value="-2.33377734004697" calcext:value-type="float">
            <text:p>-2.333777340046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.70000E+01</text:p>
          </table:table-cell>
          <table:table-cell office:value-type="float" office:value="0.947117" calcext:value-type="float">
            <text:p>9.47117E-01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443348095734507" calcext:value-type="float">
            <text:p>4.43348E-03</text:p>
          </table:table-cell>
          <table:table-cell table:formula="of:=[.F12]/[.$F$55]" office:value-type="float" office:value="0.0302635404495658" calcext:value-type="float">
            <text:p>3.02635E-02</text:p>
          </table:table-cell>
          <table:table-cell office:value-type="float" office:value="0.0309665" calcext:value-type="float">
            <text:p>3.09665E-02</text:p>
          </table:table-cell>
          <table:table-cell/>
          <table:table-cell table:formula="of:=100*([.G12]-[.H12])/[.G12]" office:value-type="float" office:value="-2.32279350000599" calcext:value-type="float">
            <text:p>-2.322793500005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.90000E+01</text:p>
          </table:table-cell>
          <table:table-cell office:value-type="float" office:value="1.04853" calcext:value-type="float">
            <text:p>1.04853E+00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439154635807356" calcext:value-type="float">
            <text:p>4.39155E-03</text:p>
          </table:table-cell>
          <table:table-cell table:formula="of:=[.F13]/[.$F$55]" office:value-type="float" office:value="0.0299772892051148" calcext:value-type="float">
            <text:p>2.99773E-02</text:p>
          </table:table-cell>
          <table:table-cell office:value-type="float" office:value="0.03064045" calcext:value-type="float">
            <text:p>3.06405E-02</text:p>
          </table:table-cell>
          <table:table-cell/>
          <table:table-cell table:formula="of:=100*([.G13]-[.H13])/[.G13]" office:value-type="float" office:value="-2.21221068505437" calcext:value-type="float">
            <text:p>-2.212210685054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.10000E+01</text:p>
          </table:table-cell>
          <table:table-cell office:value-type="float" office:value="1.1431" calcext:value-type="float">
            <text:p>1.14310E+00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433166675382294" calcext:value-type="float">
            <text:p>4.33167E-03</text:p>
          </table:table-cell>
          <table:table-cell table:formula="of:=[.F14]/[.$F$55]" office:value-type="float" office:value="0.029568542930398" calcext:value-type="float">
            <text:p>2.95685E-02</text:p>
          </table:table-cell>
          <table:table-cell office:value-type="float" office:value="0.03028044" calcext:value-type="float">
            <text:p>3.02804E-02</text:p>
          </table:table-cell>
          <table:table-cell/>
          <table:table-cell table:formula="of:=100*([.G14]-[.H14])/[.G14]" office:value-type="float" office:value="-2.40761633496026" calcext:value-type="float">
            <text:p>-2.407616334960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.30000E+01</text:p>
          </table:table-cell>
          <table:table-cell office:value-type="float" office:value="1.23497" calcext:value-type="float">
            <text:p>1.23497E+00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427286079304147" calcext:value-type="float">
            <text:p>4.27286E-03</text:p>
          </table:table-cell>
          <table:table-cell table:formula="of:=[.F15]/[.$F$55]" office:value-type="float" office:value="0.0291671254911651" calcext:value-type="float">
            <text:p>2.91671E-02</text:p>
          </table:table-cell>
          <table:table-cell office:value-type="float" office:value="0.02988717" calcext:value-type="float">
            <text:p>2.98872E-02</text:p>
          </table:table-cell>
          <table:table-cell/>
          <table:table-cell table:formula="of:=100*([.G15]-[.H15])/[.G15]" office:value-type="float" office:value="-2.46868519509407" calcext:value-type="float">
            <text:p>-2.468685195094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.50000E+01</text:p>
          </table:table-cell>
          <table:table-cell office:value-type="float" office:value="1.32199" calcext:value-type="float">
            <text:p>1.32199E+00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420802440035995" calcext:value-type="float">
            <text:p>4.20802E-03</text:p>
          </table:table-cell>
          <table:table-cell table:formula="of:=[.F16]/[.$F$55]" office:value-type="float" office:value="0.0287245435084297" calcext:value-type="float">
            <text:p>2.87245E-02</text:p>
          </table:table-cell>
          <table:table-cell office:value-type="float" office:value="0.0294614" calcext:value-type="float">
            <text:p>2.94614E-02</text:p>
          </table:table-cell>
          <table:table-cell/>
          <table:table-cell table:formula="of:=100*([.G16]-[.H16])/[.G16]" office:value-type="float" office:value="-2.5652504846737" calcext:value-type="float">
            <text:p>-2.56525048467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.70000E+01</text:p>
          </table:table-cell>
          <table:table-cell office:value-type="float" office:value="1.41081" calcext:value-type="float">
            <text:p>1.41081E+00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415809980783514" calcext:value-type="float">
            <text:p>4.15810E-03</text:p>
          </table:table-cell>
          <table:table-cell table:formula="of:=[.F17]/[.$F$55]" office:value-type="float" office:value="0.028383751489734" calcext:value-type="float">
            <text:p>2.83838E-02</text:p>
          </table:table-cell>
          <table:table-cell office:value-type="float" office:value="0.02900395" calcext:value-type="float">
            <text:p>2.90040E-02</text:p>
          </table:table-cell>
          <table:table-cell/>
          <table:table-cell table:formula="of:=100*([.G17]-[.H17])/[.G17]" office:value-type="float" office:value="-2.18504770410746" calcext:value-type="float">
            <text:p>-2.185047704107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.90000E+01</text:p>
          </table:table-cell>
          <table:table-cell office:value-type="float" office:value="1.49485" calcext:value-type="float">
            <text:p>1.49485E+00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410194479133824" calcext:value-type="float">
            <text:p>4.10194E-03</text:p>
          </table:table-cell>
          <table:table-cell table:formula="of:=[.F18]/[.$F$55]" office:value-type="float" office:value="0.028000429754612" calcext:value-type="float">
            <text:p>2.80004E-02</text:p>
          </table:table-cell>
          <table:table-cell office:value-type="float" office:value="0.02851568" calcext:value-type="float">
            <text:p>2.85157E-02</text:p>
          </table:table-cell>
          <table:table-cell/>
          <table:table-cell table:formula="of:=100*([.G18]-[.H18])/[.G18]" office:value-type="float" office:value="-1.84015120447618" calcext:value-type="float">
            <text:p>-1.840151204476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.10000E+01</text:p>
          </table:table-cell>
          <table:table-cell office:value-type="float" office:value="1.57328" calcext:value-type="float">
            <text:p>1.57328E+00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403863357784153" calcext:value-type="float">
            <text:p>4.03863E-03</text:p>
          </table:table-cell>
          <table:table-cell table:formula="of:=[.F19]/[.$F$55]" office:value-type="float" office:value="0.027568258851206" calcext:value-type="float">
            <text:p>2.75683E-02</text:p>
          </table:table-cell>
          <table:table-cell office:value-type="float" office:value="0.02799753" calcext:value-type="float">
            <text:p>2.79975E-02</text:p>
          </table:table-cell>
          <table:table-cell/>
          <table:table-cell table:formula="of:=100*([.G19]-[.H19])/[.G19]" office:value-type="float" office:value="-1.55712100321931" calcext:value-type="float">
            <text:p>-1.557121003219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.30000E+01</text:p>
          </table:table-cell>
          <table:table-cell office:value-type="float" office:value="1.65019" calcext:value-type="float">
            <text:p>1.65019E+00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397933204112371" calcext:value-type="float">
            <text:p>3.97933E-03</text:p>
          </table:table-cell>
          <table:table-cell table:formula="of:=[.F20]/[.$F$55]" office:value-type="float" office:value="0.0271634585436266" calcext:value-type="float">
            <text:p>2.71635E-02</text:p>
          </table:table-cell>
          <table:table-cell office:value-type="float" office:value="0.02745047" calcext:value-type="float">
            <text:p>2.74505E-02</text:p>
          </table:table-cell>
          <table:table-cell/>
          <table:table-cell table:formula="of:=100*([.G20]-[.H20])/[.G20]" office:value-type="float" office:value="-1.05660866385051" calcext:value-type="float">
            <text:p>-1.056608663850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.50000E+01</text:p>
          </table:table-cell>
          <table:table-cell office:value-type="float" office:value="1.71781" calcext:value-type="float">
            <text:p>1.71781E+00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39056847868347" calcext:value-type="float">
            <text:p>3.90568E-03</text:p>
          </table:table-cell>
          <table:table-cell table:formula="of:=[.F21]/[.$F$55]" office:value-type="float" office:value="0.0266607324282742" calcext:value-type="float">
            <text:p>2.66607E-02</text:p>
          </table:table-cell>
          <table:table-cell office:value-type="float" office:value="0.02687552" calcext:value-type="float">
            <text:p>2.68755E-02</text:p>
          </table:table-cell>
          <table:table-cell/>
          <table:table-cell table:formula="of:=100*([.G21]-[.H21])/[.G21]" office:value-type="float" office:value="-0.805632674584789" calcext:value-type="float">
            <text:p>-0.8056326745847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.70000E+01</text:p>
          </table:table-cell>
          <table:table-cell office:value-type="float" office:value="1.78022" calcext:value-type="float">
            <text:p>1.78022E+00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382879487228568" calcext:value-type="float">
            <text:p>3.82879E-03</text:p>
          </table:table-cell>
          <table:table-cell table:formula="of:=[.F22]/[.$F$55]" office:value-type="float" office:value="0.0261358714755587" calcext:value-type="float">
            <text:p>2.61359E-02</text:p>
          </table:table-cell>
          <table:table-cell office:value-type="float" office:value="0.02627375" calcext:value-type="float">
            <text:p>2.62738E-02</text:p>
          </table:table-cell>
          <table:table-cell/>
          <table:table-cell table:formula="of:=100*([.G22]-[.H22])/[.G22]" office:value-type="float" office:value="-0.527545157888624" calcext:value-type="float">
            <text:p>-0.5275451578886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.90000E+01</text:p>
          </table:table-cell>
          <table:table-cell office:value-type="float" office:value="1.83115" calcext:value-type="float">
            <text:p>1.83115E+00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37363659828786" calcext:value-type="float">
            <text:p>3.73637E-03</text:p>
          </table:table-cell>
          <table:table-cell table:formula="of:=[.F23]/[.$F$55]" office:value-type="float" office:value="0.0255049393794943" calcext:value-type="float">
            <text:p>2.55049E-02</text:p>
          </table:table-cell>
          <table:table-cell office:value-type="float" office:value="0.02564626" calcext:value-type="float">
            <text:p>2.56463E-02</text:p>
          </table:table-cell>
          <table:table-cell/>
          <table:table-cell table:formula="of:=100*([.G23]-[.H23])/[.G23]" office:value-type="float" office:value="-0.554091183683906" calcext:value-type="float">
            <text:p>-0.5540911836839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.10000E+01</text:p>
          </table:table-cell>
          <table:table-cell office:value-type="float" office:value="1.87924" calcext:value-type="float">
            <text:p>1.87924E+00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364744307881741" calcext:value-type="float">
            <text:p>3.64744E-03</text:p>
          </table:table-cell>
          <table:table-cell table:formula="of:=[.F24]/[.$F$55]" office:value-type="float" office:value="0.0248979396134323" calcext:value-type="float">
            <text:p>2.48979E-02</text:p>
          </table:table-cell>
          <table:table-cell office:value-type="float" office:value="0.0249942" calcext:value-type="float">
            <text:p>2.49942E-02</text:p>
          </table:table-cell>
          <table:table-cell/>
          <table:table-cell table:formula="of:=100*([.G24]-[.H24])/[.G24]" office:value-type="float" office:value="-0.386619889285003" calcext:value-type="float">
            <text:p>-0.386619889285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.30000E+01</text:p>
          </table:table-cell>
          <table:table-cell office:value-type="float" office:value="1.92079" calcext:value-type="float">
            <text:p>1.92079E+00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355468888075019" calcext:value-type="float">
            <text:p>3.55469E-03</text:p>
          </table:table-cell>
          <table:table-cell table:formula="of:=[.F25]/[.$F$55]" office:value-type="float" office:value="0.0242647869164699" calcext:value-type="float">
            <text:p>2.42648E-02</text:p>
          </table:table-cell>
          <table:table-cell office:value-type="float" office:value="0.02431874" calcext:value-type="float">
            <text:p>2.43187E-02</text:p>
          </table:table-cell>
          <table:table-cell/>
          <table:table-cell table:formula="of:=100*([.G25]-[.H25])/[.G25]" office:value-type="float" office:value="-0.222351359259128" calcext:value-type="float">
            <text:p>-0.2223513592591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.50000E+01</text:p>
          </table:table-cell>
          <table:table-cell office:value-type="float" office:value="1.9595" calcext:value-type="float">
            <text:p>1.95950E+00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346515665178332" calcext:value-type="float">
            <text:p>3.46516E-03</text:p>
          </table:table-cell>
          <table:table-cell table:formula="of:=[.F26]/[.$F$55]" office:value-type="float" office:value="0.0236536278162172" calcext:value-type="float">
            <text:p>2.36536E-02</text:p>
          </table:table-cell>
          <table:table-cell office:value-type="float" office:value="0.02362111" calcext:value-type="float">
            <text:p>2.36211E-02</text:p>
          </table:table-cell>
          <table:table-cell/>
          <table:table-cell table:formula="of:=100*([.G26]-[.H26])/[.G26]" office:value-type="float" office:value="0.137474963544081" calcext:value-type="float">
            <text:p>0.1374749635440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.70000E+01</text:p>
          </table:table-cell>
          <table:table-cell office:value-type="float" office:value="1.99462" calcext:value-type="float">
            <text:p>1.99462E+00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337716641207519" calcext:value-type="float">
            <text:p>3.37717E-03</text:p>
          </table:table-cell>
          <table:table-cell table:formula="of:=[.F27]/[.$F$55]" office:value-type="float" office:value="0.0230529945431313" calcext:value-type="float">
            <text:p>2.30530E-02</text:p>
          </table:table-cell>
          <table:table-cell office:value-type="float" office:value="0.02290253" calcext:value-type="float">
            <text:p>2.29025E-02</text:p>
          </table:table-cell>
          <table:table-cell/>
          <table:table-cell table:formula="of:=100*([.G27]-[.H27])/[.G27]" office:value-type="float" office:value="0.652689796329003" calcext:value-type="float">
            <text:p>0.652689796329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 calcext:value-type="float">
            <text:p>4.90000E+01</text:p>
          </table:table-cell>
          <table:table-cell office:value-type="float" office:value="2.02138" calcext:value-type="float">
            <text:p>2.02138E+00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328278161247333" calcext:value-type="float">
            <text:p>3.28278E-03</text:p>
          </table:table-cell>
          <table:table-cell table:formula="of:=[.F28]/[.$F$55]" office:value-type="float" office:value="0.0224087111396258" calcext:value-type="float">
            <text:p>2.24087E-02</text:p>
          </table:table-cell>
          <table:table-cell office:value-type="float" office:value="0.02216428" calcext:value-type="float">
            <text:p>2.21643E-02</text:p>
          </table:table-cell>
          <table:table-cell/>
          <table:table-cell table:formula="of:=100*([.G28]-[.H28])/[.G28]" office:value-type="float" office:value="1.0907862487172" calcext:value-type="float">
            <text:p>1.09078624871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.10000E+01</text:p>
          </table:table-cell>
          <table:table-cell office:value-type="float" office:value="2.03502" calcext:value-type="float">
            <text:p>2.03502E+00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317532836239393" calcext:value-type="float">
            <text:p>3.17533E-03</text:p>
          </table:table-cell>
          <table:table-cell table:formula="of:=[.F29]/[.$F$55]" office:value-type="float" office:value="0.0216752207262233" calcext:value-type="float">
            <text:p>2.16752E-02</text:p>
          </table:table-cell>
          <table:table-cell office:value-type="float" office:value="0.02140763" calcext:value-type="float">
            <text:p>2.14076E-02</text:p>
          </table:table-cell>
          <table:table-cell/>
          <table:table-cell table:formula="of:=100*([.G29]-[.H29])/[.G29]" office:value-type="float" office:value="1.23454671859263" calcext:value-type="float">
            <text:p>1.234546718592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" calcext:value-type="float">
            <text:p>5.30000E+01</text:p>
          </table:table-cell>
          <table:table-cell office:value-type="float" office:value="2.03799" calcext:value-type="float">
            <text:p>2.03799E+00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305996418112674" calcext:value-type="float">
            <text:p>3.05996E-03</text:p>
          </table:table-cell>
          <table:table-cell table:formula="of:=[.F30]/[.$F$55]" office:value-type="float" office:value="0.0208877292269249" calcext:value-type="float">
            <text:p>2.08877E-02</text:p>
          </table:table-cell>
          <table:table-cell office:value-type="float" office:value="0.0206339" calcext:value-type="float">
            <text:p>2.06339E-02</text:p>
          </table:table-cell>
          <table:table-cell/>
          <table:table-cell table:formula="of:=100*([.G30]-[.H30])/[.G30]" office:value-type="float" office:value="1.21520737925742" calcext:value-type="float">
            <text:p>1.215207379257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.50000E+01</text:p>
          </table:table-cell>
          <table:table-cell office:value-type="float" office:value="2.04192" calcext:value-type="float">
            <text:p>2.04192E+00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295437867069165" calcext:value-type="float">
            <text:p>2.95438E-03</text:p>
          </table:table-cell>
          <table:table-cell table:formula="of:=[.F31]/[.$F$55]" office:value-type="float" office:value="0.0201669882568647" calcext:value-type="float">
            <text:p>2.01670E-02</text:p>
          </table:table-cell>
          <table:table-cell office:value-type="float" office:value="0.0198444" calcext:value-type="float">
            <text:p>1.98444E-02</text:p>
          </table:table-cell>
          <table:table-cell/>
          <table:table-cell table:formula="of:=100*([.G31]-[.H31])/[.G31]" office:value-type="float" office:value="1.59958568307737" calcext:value-type="float">
            <text:p>1.59958568307737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.70000E+01</text:p>
          </table:table-cell>
          <table:table-cell office:value-type="float" office:value="2.04138" calcext:value-type="float">
            <text:p>2.04138E+00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284996253576275" calcext:value-type="float">
            <text:p>2.84996E-03</text:p>
          </table:table-cell>
          <table:table-cell table:formula="of:=[.F32]/[.$F$55]" office:value-type="float" office:value="0.0194542296021167" calcext:value-type="float">
            <text:p>1.94542E-02</text:p>
          </table:table-cell>
          <table:table-cell office:value-type="float" office:value="0.01904046" calcext:value-type="float">
            <text:p>1.90405E-02</text:p>
          </table:table-cell>
          <table:table-cell/>
          <table:table-cell table:formula="of:=100*([.G32]-[.H32])/[.G32]" office:value-type="float" office:value="2.12688762587483" calcext:value-type="float">
            <text:p>2.12688762587483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.90000E+01</text:p>
          </table:table-cell>
          <table:table-cell office:value-type="float" office:value="2.03246" calcext:value-type="float">
            <text:p>2.03246E+00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274132238059637" calcext:value-type="float">
            <text:p>2.74132E-03</text:p>
          </table:table-cell>
          <table:table-cell table:formula="of:=[.F33]/[.$F$55]" office:value-type="float" office:value="0.0187126372141134" calcext:value-type="float">
            <text:p>1.87126E-02</text:p>
          </table:table-cell>
          <table:table-cell office:value-type="float" office:value="0.01822344" calcext:value-type="float">
            <text:p>1.82234E-02</text:p>
          </table:table-cell>
          <table:table-cell/>
          <table:table-cell table:formula="of:=100*([.G33]-[.H33])/[.G33]" office:value-type="float" office:value="2.61426119961562" calcext:value-type="float">
            <text:p>2.61426119961562</text:p>
          </table:table-cell>
          <table:table-cell table:style-name="ce3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61" calcext:value-type="float">
            <text:p>6.10000E+01</text:p>
          </table:table-cell>
          <table:table-cell office:value-type="float" office:value="2.00767" calcext:value-type="float">
            <text:p>2.00767E+00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261910334191466" calcext:value-type="float">
            <text:p>2.61910E-03</text:p>
          </table:table-cell>
          <table:table-cell table:formula="of:=[.F34]/[.$F$55]" office:value-type="float" office:value="0.0178783535312832" calcext:value-type="float">
            <text:p>1.78784E-02</text:p>
          </table:table-cell>
          <table:table-cell office:value-type="float" office:value="0.01739468" calcext:value-type="float">
            <text:p>1.73947E-02</text:p>
          </table:table-cell>
          <table:table-cell/>
          <table:table-cell table:formula="of:=100*([.G34]-[.H34])/[.G34]" office:value-type="float" office:value="2.70535835661197" calcext:value-type="float">
            <text:p>2.70535835661197</text:p>
          </table:table-cell>
          <table:table-cell table:style-name="ce3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63" calcext:value-type="float">
            <text:p>6.30000E+01</text:p>
          </table:table-cell>
          <table:table-cell office:value-type="float" office:value="1.97769" calcext:value-type="float">
            <text:p>1.97769E+00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249808856164722" calcext:value-type="float">
            <text:p>2.49809E-03</text:p>
          </table:table-cell>
          <table:table-cell table:formula="of:=[.F35]/[.$F$55]" office:value-type="float" office:value="0.0170522902792123" calcext:value-type="float">
            <text:p>1.70523E-02</text:p>
          </table:table-cell>
          <table:table-cell office:value-type="float" office:value="0.01655553" calcext:value-type="float">
            <text:p>1.65555E-02</text:p>
          </table:table-cell>
          <table:table-cell/>
          <table:table-cell table:formula="of:=100*([.G35]-[.H35])/[.G35]" office:value-type="float" office:value="2.91315870817588" calcext:value-type="float">
            <text:p>2.91315870817588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.50000E+01</text:p>
          </table:table-cell>
          <table:table-cell office:value-type="float" office:value="1.94615" calcext:value-type="float">
            <text:p>1.94615E+00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238261068216134" calcext:value-type="float">
            <text:p>2.38261E-03</text:p>
          </table:table-cell>
          <table:table-cell table:formula="of:=[.F36]/[.$F$55]" office:value-type="float" office:value="0.0162640226605004" calcext:value-type="float">
            <text:p>1.62640E-02</text:p>
          </table:table-cell>
          <table:table-cell office:value-type="float" office:value="0.01570736" calcext:value-type="float">
            <text:p>1.57074E-02</text:p>
          </table:table-cell>
          <table:table-cell/>
          <table:table-cell table:formula="of:=100*([.G36]-[.H36])/[.G36]" office:value-type="float" office:value="3.42266284375229" calcext:value-type="float">
            <text:p>3.42266284375229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.70000E+01</text:p>
          </table:table-cell>
          <table:table-cell office:value-type="float" office:value="1.90471" calcext:value-type="float">
            <text:p>1.90471E+00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22622688274366" calcext:value-type="float">
            <text:p>2.26227E-03</text:p>
          </table:table-cell>
          <table:table-cell table:formula="of:=[.F37]/[.$F$55]" office:value-type="float" office:value="0.0154425528891678" calcext:value-type="float">
            <text:p>1.54426E-02</text:p>
          </table:table-cell>
          <table:table-cell office:value-type="float" office:value="0.01485153" calcext:value-type="float">
            <text:p>1.48515E-02</text:p>
          </table:table-cell>
          <table:table-cell/>
          <table:table-cell table:formula="of:=100*([.G37]-[.H37])/[.G37]" office:value-type="float" office:value="3.82723564820927" calcext:value-type="float">
            <text:p>3.82723564820927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.90000E+01</text:p>
          </table:table-cell>
          <table:table-cell office:value-type="float" office:value="1.8543" calcext:value-type="float">
            <text:p>1.85430E+00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213855798245052" calcext:value-type="float">
            <text:p>2.13856E-03</text:p>
          </table:table-cell>
          <table:table-cell table:formula="of:=[.F38]/[.$F$55]" office:value-type="float" office:value="0.0145980859348023" calcext:value-type="float">
            <text:p>1.45981E-02</text:p>
          </table:table-cell>
          <table:table-cell office:value-type="float" office:value="0.01398939" calcext:value-type="float">
            <text:p>1.39894E-02</text:p>
          </table:table-cell>
          <table:table-cell/>
          <table:table-cell table:formula="of:=100*([.G38]-[.H38])/[.G38]" office:value-type="float" office:value="4.16969688711825" calcext:value-type="float">
            <text:p>4.16969688711825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.10000E+01</text:p>
          </table:table-cell>
          <table:table-cell office:value-type="float" office:value="1.7977" calcext:value-type="float">
            <text:p>1.79770E+00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201487919411109" calcext:value-type="float">
            <text:p>2.01488E-03</text:p>
          </table:table-cell>
          <table:table-cell table:formula="of:=[.F39]/[.$F$55]" office:value-type="float" office:value="0.0137538378034412" calcext:value-type="float">
            <text:p>1.37538E-02</text:p>
          </table:table-cell>
          <table:table-cell office:value-type="float" office:value="0.01312229" calcext:value-type="float">
            <text:p>1.31223E-02</text:p>
          </table:table-cell>
          <table:table-cell/>
          <table:table-cell table:formula="of:=100*([.G39]-[.H39])/[.G39]" office:value-type="float" office:value="4.5917933050162" calcext:value-type="float">
            <text:p>4.5917933050162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.30000E+01</text:p>
          </table:table-cell>
          <table:table-cell office:value-type="float" office:value="1.72794" calcext:value-type="float">
            <text:p>1.72794E+00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188363136185063" calcext:value-type="float">
            <text:p>1.88363E-03</text:p>
          </table:table-cell>
          <table:table-cell table:formula="of:=[.F40]/[.$F$55]" office:value-type="float" office:value="0.0128579223548925" calcext:value-type="float">
            <text:p>1.28579E-02</text:p>
          </table:table-cell>
          <table:table-cell office:value-type="float" office:value="0.01225157" calcext:value-type="float">
            <text:p>1.22516E-02</text:p>
          </table:table-cell>
          <table:table-cell/>
          <table:table-cell table:formula="of:=100*([.G40]-[.H40])/[.G40]" office:value-type="float" office:value="4.71578796446675" calcext:value-type="float">
            <text:p>4.71578796446675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.50000E+01</text:p>
          </table:table-cell>
          <table:table-cell office:value-type="float" office:value="1.66134" calcext:value-type="float">
            <text:p>1.66134E+00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176273648037121" calcext:value-type="float">
            <text:p>1.76274E-03</text:p>
          </table:table-cell>
          <table:table-cell table:formula="of:=[.F41]/[.$F$55]" office:value-type="float" office:value="0.0120326775481596" calcext:value-type="float">
            <text:p>1.20327E-02</text:p>
          </table:table-cell>
          <table:table-cell office:value-type="float" office:value="0.01137858" calcext:value-type="float">
            <text:p>1.13786E-02</text:p>
          </table:table-cell>
          <table:table-cell/>
          <table:table-cell table:formula="of:=100*([.G41]-[.H41])/[.G41]" office:value-type="float" office:value="5.43600994493236" calcext:value-type="float">
            <text:p>5.43600994493236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.70000E+01</text:p>
          </table:table-cell>
          <table:table-cell office:value-type="float" office:value="1.58287" calcext:value-type="float">
            <text:p>1.58287E+00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163585450963998" calcext:value-type="float">
            <text:p>1.63585E-03</text:p>
          </table:table-cell>
          <table:table-cell table:formula="of:=[.F42]/[.$F$55]" office:value-type="float" office:value="0.0111665640607016" calcext:value-type="float">
            <text:p>1.11666E-02</text:p>
          </table:table-cell>
          <table:table-cell office:value-type="float" office:value="0.01050463" calcext:value-type="float">
            <text:p>1.05046E-02</text:p>
          </table:table-cell>
          <table:table-cell/>
          <table:table-cell table:formula="of:=100*([.G42]-[.H42])/[.G42]" office:value-type="float" office:value="5.92782217612613" calcext:value-type="float">
            <text:p>5.92782217612613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.90000E+01</text:p>
          </table:table-cell>
          <table:table-cell office:value-type="float" office:value="1.49596" calcext:value-type="float">
            <text:p>1.49596E+00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150689508556744" calcext:value-type="float">
            <text:p>1.50690E-03</text:p>
          </table:table-cell>
          <table:table-cell table:formula="of:=[.F43]/[.$F$55]" office:value-type="float" office:value="0.0102862695958508" calcext:value-type="float">
            <text:p>1.02863E-02</text:p>
          </table:table-cell>
          <table:table-cell office:value-type="float" office:value="0.009631041" calcext:value-type="float">
            <text:p>9.63104E-03</text:p>
          </table:table-cell>
          <table:table-cell/>
          <table:table-cell table:formula="of:=100*([.G43]-[.H43])/[.G43]" office:value-type="float" office:value="6.3699341121207" calcext:value-type="float">
            <text:p>6.3699341121207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.10000E+01</text:p>
          </table:table-cell>
          <table:table-cell office:value-type="float" office:value="1.40382" calcext:value-type="float">
            <text:p>1.40382E+00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137916602808201" calcext:value-type="float">
            <text:p>1.37917E-03</text:p>
          </table:table-cell>
          <table:table-cell table:formula="of:=[.F44]/[.$F$55]" office:value-type="float" office:value="0.00941437377967702" calcext:value-type="float">
            <text:p>9.41437E-03</text:p>
          </table:table-cell>
          <table:table-cell office:value-type="float" office:value="0.008759108" calcext:value-type="float">
            <text:p>8.75911E-03</text:p>
          </table:table-cell>
          <table:table-cell/>
          <table:table-cell table:formula="of:=100*([.G44]-[.H44])/[.G44]" office:value-type="float" office:value="6.96026942430898" calcext:value-type="float">
            <text:p>6.96026942430898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.30000E+01</text:p>
          </table:table-cell>
          <table:table-cell office:value-type="float" office:value="1.30458" calcext:value-type="float">
            <text:p>1.30458E+00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125078498843251" calcext:value-type="float">
            <text:p>1.25078E-03</text:p>
          </table:table-cell>
          <table:table-cell table:formula="of:=[.F45]/[.$F$55]" office:value-type="float" office:value="0.00853802744509919" calcext:value-type="float">
            <text:p>8.53803E-03</text:p>
          </table:table-cell>
          <table:table-cell office:value-type="float" office:value="0.007890112" calcext:value-type="float">
            <text:p>7.89011E-03</text:p>
          </table:table-cell>
          <table:table-cell/>
          <table:table-cell table:formula="of:=100*([.G45]-[.H45])/[.G45]" office:value-type="float" office:value="7.58858470841636" calcext:value-type="float">
            <text:p>7.58858470841636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.50000E+01</text:p>
          </table:table-cell>
          <table:table-cell office:value-type="float" office:value="1.19474" calcext:value-type="float">
            <text:p>1.19474E+00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111852169468104" calcext:value-type="float">
            <text:p>1.11852E-03</text:p>
          </table:table-cell>
          <table:table-cell table:formula="of:=[.F46]/[.$F$55]" office:value-type="float" office:value="0.00763518031911601" calcext:value-type="float">
            <text:p>7.63518E-03</text:p>
          </table:table-cell>
          <table:table-cell office:value-type="float" office:value="0.007025319" calcext:value-type="float">
            <text:p>7.02532E-03</text:p>
          </table:table-cell>
          <table:table-cell/>
          <table:table-cell table:formula="of:=100*([.G46]-[.H46])/[.G46]" office:value-type="float" office:value="7.98751691023087" calcext:value-type="float">
            <text:p>7.98751691023087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.70000E+01</text:p>
          </table:table-cell>
          <table:table-cell office:value-type="float" office:value="1.08739" calcext:value-type="float">
            <text:p>1.08739E+00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0994618000611009" calcext:value-type="float">
            <text:p>9.94618E-04</text:p>
          </table:table-cell>
          <table:table-cell table:formula="of:=[.F47]/[.$F$55]" office:value-type="float" office:value="0.00678939695082911" calcext:value-type="float">
            <text:p>6.78940E-03</text:p>
          </table:table-cell>
          <table:table-cell office:value-type="float" office:value="0.006165978" calcext:value-type="float">
            <text:p>6.16598E-03</text:p>
          </table:table-cell>
          <table:table-cell/>
          <table:table-cell table:formula="of:=100*([.G47]-[.H47])/[.G47]" office:value-type="float" office:value="9.18224336187883" calcext:value-type="float">
            <text:p>9.18224336187883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.90000E+01</text:p>
          </table:table-cell>
          <table:table-cell office:value-type="float" office:value="0.961961" calcext:value-type="float">
            <text:p>9.61961E-01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0860117113000902" calcext:value-type="float">
            <text:p>8.60117E-04</text:p>
          </table:table-cell>
          <table:table-cell table:formula="of:=[.F48]/[.$F$55]" office:value-type="float" office:value="0.00587127570662994" calcext:value-type="float">
            <text:p>5.87128E-03</text:p>
          </table:table-cell>
          <table:table-cell office:value-type="float" office:value="0.005313316" calcext:value-type="float">
            <text:p>5.31332E-03</text:p>
          </table:table-cell>
          <table:table-cell/>
          <table:table-cell table:formula="of:=100*([.G48]-[.H48])/[.G48]" office:value-type="float" office:value="9.50321079284155" calcext:value-type="float">
            <text:p>9.50321079284155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.10000E+01</text:p>
          </table:table-cell>
          <table:table-cell office:value-type="float" office:value="0.834455" calcext:value-type="float">
            <text:p>8.34455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729712122007101" calcext:value-type="float">
            <text:p>7.29712E-04</text:p>
          </table:table-cell>
          <table:table-cell table:formula="of:=[.F49]/[.$F$55]" office:value-type="float" office:value="0.00498111360652486" calcext:value-type="float">
            <text:p>4.98111E-03</text:p>
          </table:table-cell>
          <table:table-cell office:value-type="float" office:value="0.004468537" calcext:value-type="float">
            <text:p>4.46854E-03</text:p>
          </table:table-cell>
          <table:table-cell/>
          <table:table-cell table:formula="of:=100*([.G49]-[.H49])/[.G49]" office:value-type="float" office:value="10.290401846154" calcext:value-type="float">
            <text:p>10.290401846154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.30000E+01</text:p>
          </table:table-cell>
          <table:table-cell office:value-type="float" office:value="0.700317" calcext:value-type="float">
            <text:p>7.00317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599241703403521" calcext:value-type="float">
            <text:p>5.99242E-04</text:p>
          </table:table-cell>
          <table:table-cell table:formula="of:=[.F50]/[.$F$55]" office:value-type="float" office:value="0.00409050488870921" calcext:value-type="float">
            <text:p>4.09050E-03</text:p>
          </table:table-cell>
          <table:table-cell office:value-type="float" office:value="0.003632825" calcext:value-type="float">
            <text:p>3.63283E-03</text:p>
          </table:table-cell>
          <table:table-cell/>
          <table:table-cell table:formula="of:=100*([.G50]-[.H50])/[.G50]" office:value-type="float" office:value="11.188836125646" calcext:value-type="float">
            <text:p>11.188836125646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.50000E+01</text:p>
          </table:table-cell>
          <table:table-cell office:value-type="float" office:value="0.558531" calcext:value-type="float">
            <text:p>5.58531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467857815974971" calcext:value-type="float">
            <text:p>4.67858E-04</text:p>
          </table:table-cell>
          <table:table-cell table:formula="of:=[.F51]/[.$F$55]" office:value-type="float" office:value="0.00319366070918752" calcext:value-type="float">
            <text:p>3.19366E-03</text:p>
          </table:table-cell>
          <table:table-cell office:value-type="float" office:value="0.002807341" calcext:value-type="float">
            <text:p>2.80734E-03</text:p>
          </table:table-cell>
          <table:table-cell/>
          <table:table-cell table:formula="of:=100*([.G51]-[.H51])/[.G51]" office:value-type="float" office:value="12.0964543314246" calcext:value-type="float">
            <text:p>12.0964543314246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.70000E+01</text:p>
          </table:table-cell>
          <table:table-cell office:value-type="float" office:value="0.404584" calcext:value-type="float">
            <text:p>4.04584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331915158933432" calcext:value-type="float">
            <text:p>3.31915E-04</text:p>
          </table:table-cell>
          <table:table-cell table:formula="of:=[.F52]/[.$F$55]" office:value-type="float" office:value="0.00226569775191304" calcext:value-type="float">
            <text:p>2.26570E-03</text:p>
          </table:table-cell>
          <table:table-cell office:value-type="float" office:value="0.001993219" calcext:value-type="float">
            <text:p>1.99322E-03</text:p>
          </table:table-cell>
          <table:table-cell/>
          <table:table-cell table:formula="of:=100*([.G52]-[.H52])/[.G52]" office:value-type="float" office:value="12.0262621827193" calcext:value-type="float">
            <text:p>12.0262621827193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.90000E+01</text:p>
          </table:table-cell>
          <table:table-cell office:value-type="float" office:value="0.230894" calcext:value-type="float">
            <text:p>2.30894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185595516654596" calcext:value-type="float">
            <text:p>1.85596E-04</text:p>
          </table:table-cell>
          <table:table-cell table:formula="of:=[.F53]/[.$F$55]" office:value-type="float" office:value="0.00126690009037458" calcext:value-type="float">
            <text:p>1.26690E-03</text:p>
          </table:table-cell>
          <table:table-cell office:value-type="float" office:value="0.00119157" calcext:value-type="float">
            <text:p>1.19157E-03</text:p>
          </table:table-cell>
          <table:table-cell/>
          <table:table-cell table:formula="of:=100*([.G53]-[.H53])/[.G53]" office:value-type="float" office:value="5.94601665489718" calcext:value-type="float">
            <text:p>5.94601665489718</text:p>
          </table:table-cell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/>
          <table:table-cell table:style-name="ce3"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formula="of:=SUM([.F4:.F53])" office:value-type="float" office:value="0.14649577978933" calcext:value-type="float">
            <text:p>1.46496E-01</text:p>
          </table:table-cell>
          <table:table-cell table:formula="of:=SUM([.G4:.G53])" office:value-type="float" office:value="0.999999999999999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2"/>
        </table:table-row>
        <table:table-row table:style-name="ro1" table:number-rows-repeated="25">
          <table:table-cell table:number-columns-repeated="10"/>
          <table:table-cell table:style-name="ce3"/>
          <table:table-cell table:style-name="ce1"/>
          <table:table-cell table:number-columns-repeated="2"/>
        </table:table-row>
        <table:table-row table:style-name="ro1" table:number-rows-repeated="104849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spectrum" table:style-name="ta1">
        <table:shapes>
          <draw:frame draw:z-index="0" draw:style-name="gr1" draw:text-style-name="P1" svg:width="30.177cm" svg:height="10.146cm" svg:x="10.958cm" svg:y="3.055cm">
            <draw:object draw:notify-on-update-of-ranges="slab_water_spectrum.B3:slab_water_spectrum.B174 slab_water_spectrum.C3:slab_water_spectrum.C1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group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value</text:p>
          </table:table-cell>
          <table:table-cell table:style-name="ce1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1505" calcext:value-type="float">
            <text:p>1.50500E-09</text:p>
          </table:table-cell>
          <table:table-cell office:value-type="float" office:value="0.235063" calcext:value-type="float">
            <text:p>2.35063E-0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4" calcext:value-type="float">
            <text:p>4.00000E-09</text:p>
          </table:table-cell>
          <table:table-cell office:value-type="float" office:value="0.409078" calcext:value-type="float">
            <text:p>4.09078E-0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95" calcext:value-type="float">
            <text:p>5.95000E-09</text:p>
          </table:table-cell>
          <table:table-cell office:value-type="float" office:value="0.563778" calcext:value-type="float">
            <text:p>5.63778E-0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845" calcext:value-type="float">
            <text:p>8.45000E-09</text:p>
          </table:table-cell>
          <table:table-cell office:value-type="float" office:value="1.26764" calcext:value-type="float">
            <text:p>1.26764E+0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5" calcext:value-type="float">
            <text:p>1.25000E-08</text:p>
          </table:table-cell>
          <table:table-cell office:value-type="float" office:value="2.88176" calcext:value-type="float">
            <text:p>2.88176E+0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175" calcext:value-type="float">
            <text:p>1.75000E-08</text:p>
          </table:table-cell>
          <table:table-cell office:value-type="float" office:value="3.80586" calcext:value-type="float">
            <text:p>3.80586E+00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225" calcext:value-type="float">
            <text:p>2.25000E-08</text:p>
          </table:table-cell>
          <table:table-cell office:value-type="float" office:value="4.60449" calcext:value-type="float">
            <text:p>4.60449E+00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75" calcext:value-type="float">
            <text:p>2.75000E-08</text:p>
          </table:table-cell>
          <table:table-cell office:value-type="float" office:value="5.297" calcext:value-type="float">
            <text:p>5.29700E+00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25" calcext:value-type="float">
            <text:p>3.25000E-08</text:p>
          </table:table-cell>
          <table:table-cell office:value-type="float" office:value="5.89965" calcext:value-type="float">
            <text:p>5.89965E+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385" calcext:value-type="float">
            <text:p>3.85000E-08</text:p>
          </table:table-cell>
          <table:table-cell office:value-type="float" office:value="9.09114" calcext:value-type="float">
            <text:p>9.09114E+00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46" calcext:value-type="float">
            <text:p>4.60000E-08</text:p>
          </table:table-cell>
          <table:table-cell office:value-type="float" office:value="11.324" calcext:value-type="float">
            <text:p>1.13240E+01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54" calcext:value-type="float">
            <text:p>5.40000E-08</text:p>
          </table:table-cell>
          <table:table-cell office:value-type="float" office:value="12.0637" calcext:value-type="float">
            <text:p>1.20637E+01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625" calcext:value-type="float">
            <text:p>6.25000E-08</text:p>
          </table:table-cell>
          <table:table-cell office:value-type="float" office:value="14.1498" calcext:value-type="float">
            <text:p>1.41498E+01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72" calcext:value-type="float">
            <text:p>7.20000E-08</text:p>
          </table:table-cell>
          <table:table-cell office:value-type="float" office:value="16.1386" calcext:value-type="float">
            <text:p>1.61386E+01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85" calcext:value-type="float">
            <text:p>7.85000E-08</text:p>
          </table:table-cell>
          <table:table-cell office:value-type="float" office:value="4.87473" calcext:value-type="float">
            <text:p>4.87473E+00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875" calcext:value-type="float">
            <text:p>8.75000E-08</text:p>
          </table:table-cell>
          <table:table-cell office:value-type="float" office:value="24.2864" calcext:value-type="float">
            <text:p>2.42864E+01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975" calcext:value-type="float">
            <text:p>9.75000E-08</text:p>
          </table:table-cell>
          <table:table-cell office:value-type="float" office:value="7.99369" calcext:value-type="float">
            <text:p>7.99369E+00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1075" calcext:value-type="float">
            <text:p>1.07500E-07</text:p>
          </table:table-cell>
          <table:table-cell office:value-type="float" office:value="23.3608" calcext:value-type="float">
            <text:p>2.33608E+01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245" calcext:value-type="float">
            <text:p>1.24500E-07</text:p>
          </table:table-cell>
          <table:table-cell office:value-type="float" office:value="27.8358" calcext:value-type="float">
            <text:p>2.78358E+01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137" calcext:value-type="float">
            <text:p>1.37000E-07</text:p>
          </table:table-cell>
          <table:table-cell office:value-type="float" office:value="8.31169" calcext:value-type="float">
            <text:p>8.31169E+00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15" calcext:value-type="float">
            <text:p>1.50000E-07</text:p>
          </table:table-cell>
          <table:table-cell office:value-type="float" office:value="25.8852" calcext:value-type="float">
            <text:p>2.58852E+01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7" calcext:value-type="float">
            <text:p>1.70000E-07</text:p>
          </table:table-cell>
          <table:table-cell office:value-type="float" office:value="23.0119" calcext:value-type="float">
            <text:p>2.30119E+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1845" calcext:value-type="float">
            <text:p>1.84500E-07</text:p>
          </table:table-cell>
          <table:table-cell office:value-type="float" office:value="9.41363" calcext:value-type="float">
            <text:p>9.41363E+00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2045" calcext:value-type="float">
            <text:p>2.04500E-07</text:p>
          </table:table-cell>
          <table:table-cell office:value-type="float" office:value="28.3149" calcext:value-type="float">
            <text:p>2.83149E+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234" calcext:value-type="float">
            <text:p>2.34000E-07</text:p>
          </table:table-cell>
          <table:table-cell office:value-type="float" office:value="20.5904" calcext:value-type="float">
            <text:p>2.05904E+01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264" calcext:value-type="float">
            <text:p>2.64000E-07</text:p>
          </table:table-cell>
          <table:table-cell office:value-type="float" office:value="18.6644" calcext:value-type="float">
            <text:p>1.86644E+0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29" calcext:value-type="float">
            <text:p>2.90000E-07</text:p>
          </table:table-cell>
          <table:table-cell office:value-type="float" office:value="9.47824" calcext:value-type="float">
            <text:p>9.47824E+00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30725" calcext:value-type="float">
            <text:p>3.07250E-07</text:p>
          </table:table-cell>
          <table:table-cell office:value-type="float" office:value="5.9752" calcext:value-type="float">
            <text:p>5.97520E+00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31725" calcext:value-type="float">
            <text:p>3.17250E-07</text:p>
          </table:table-cell>
          <table:table-cell office:value-type="float" office:value="2.09197" calcext:value-type="float">
            <text:p>2.09197E+00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335" calcext:value-type="float">
            <text:p>3.35000E-07</text:p>
          </table:table-cell>
          <table:table-cell office:value-type="float" office:value="9.90359" calcext:value-type="float">
            <text:p>9.90359E+00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3705" calcext:value-type="float">
            <text:p>3.70500E-07</text:p>
          </table:table-cell>
          <table:table-cell office:value-type="float" office:value="10.2261" calcext:value-type="float">
            <text:p>1.02261E+01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955" calcext:value-type="float">
            <text:p>3.95500E-07</text:p>
          </table:table-cell>
          <table:table-cell office:value-type="float" office:value="1.83723" calcext:value-type="float">
            <text:p>1.83723E+00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4165" calcext:value-type="float">
            <text:p>4.16500E-07</text:p>
          </table:table-cell>
          <table:table-cell office:value-type="float" office:value="5.76317" calcext:value-type="float">
            <text:p>5.76317E+00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59" calcext:value-type="float">
            <text:p>4.59000E-07</text:p>
          </table:table-cell>
          <table:table-cell office:value-type="float" office:value="6.68316" calcext:value-type="float">
            <text:p>6.68316E+00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4925" calcext:value-type="float">
            <text:p>4.92500E-07</text:p>
          </table:table-cell>
          <table:table-cell office:value-type="float" office:value="1.52745" calcext:value-type="float">
            <text:p>1.52745E+00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52" calcext:value-type="float">
            <text:p>5.20000E-07</text:p>
          </table:table-cell>
          <table:table-cell office:value-type="float" office:value="3.43722" calcext:value-type="float">
            <text:p>3.43722E+00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5825" calcext:value-type="float">
            <text:p>5.82500E-07</text:p>
          </table:table-cell>
          <table:table-cell office:value-type="float" office:value="5.21847" calcext:value-type="float">
            <text:p>5.21847E+00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665" calcext:value-type="float">
            <text:p>6.65000E-07</text:p>
          </table:table-cell>
          <table:table-cell office:value-type="float" office:value="3.44684" calcext:value-type="float">
            <text:p>3.44684E+00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425" calcext:value-type="float">
            <text:p>7.42500E-07</text:p>
          </table:table-cell>
          <table:table-cell office:value-type="float" office:value="2.53152" calcext:value-type="float">
            <text:p>2.53152E+0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785" calcext:value-type="float">
            <text:p>7.85000E-07</text:p>
          </table:table-cell>
          <table:table-cell office:value-type="float" office:value="0.30431" calcext:value-type="float">
            <text:p>3.04310E-01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82" calcext:value-type="float">
            <text:p>8.20000E-07</text:p>
          </table:table-cell>
          <table:table-cell office:value-type="float" office:value="1.69272" calcext:value-type="float">
            <text:p>1.69272E+00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855" calcext:value-type="float">
            <text:p>8.55000E-07</text:p>
          </table:table-cell>
          <table:table-cell office:value-type="float" office:value="0.261976" calcext:value-type="float">
            <text:p>2.61976E-01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885" calcext:value-type="float">
            <text:p>8.85000E-07</text:p>
          </table:table-cell>
          <table:table-cell office:value-type="float" office:value="1.25348" calcext:value-type="float">
            <text:p>1.25348E+00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92" calcext:value-type="float">
            <text:p>9.20000E-07</text:p>
          </table:table-cell>
          <table:table-cell office:value-type="float" office:value="0.471947" calcext:value-type="float">
            <text:p>4.71947E-0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94" calcext:value-type="float">
            <text:p>9.40000E-07</text:p>
          </table:table-cell>
          <table:table-cell office:value-type="float" office:value="0.460049" calcext:value-type="float">
            <text:p>4.60049E-01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61" calcext:value-type="float">
            <text:p>9.61000E-07</text:p>
          </table:table-cell>
          <table:table-cell office:value-type="float" office:value="0.491363" calcext:value-type="float">
            <text:p>4.91363E-01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979" calcext:value-type="float">
            <text:p>9.79000E-07</text:p>
          </table:table-cell>
          <table:table-cell office:value-type="float" office:value="0.304903" calcext:value-type="float">
            <text:p>3.04903E-01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91" calcext:value-type="float">
            <text:p>9.91000E-07</text:p>
          </table:table-cell>
          <table:table-cell office:value-type="float" office:value="0.214737" calcext:value-type="float">
            <text:p>2.14737E-01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008" calcext:value-type="float">
            <text:p>1.00800E-06</text:p>
          </table:table-cell>
          <table:table-cell office:value-type="float" office:value="0.50314" calcext:value-type="float">
            <text:p>5.03140E-01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0275" calcext:value-type="float">
            <text:p>1.02750E-06</text:p>
          </table:table-cell>
          <table:table-cell office:value-type="float" office:value="0.306557" calcext:value-type="float">
            <text:p>3.06557E-01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04" calcext:value-type="float">
            <text:p>1.04000E-06</text:p>
          </table:table-cell>
          <table:table-cell office:value-type="float" office:value="0.201144" calcext:value-type="float">
            <text:p>2.01144E-01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58" calcext:value-type="float">
            <text:p>1.05800E-06</text:p>
          </table:table-cell>
          <table:table-cell office:value-type="float" office:value="0.512568" calcext:value-type="float">
            <text:p>5.12568E-01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084" calcext:value-type="float">
            <text:p>1.08400E-06</text:p>
          </table:table-cell>
          <table:table-cell office:value-type="float" office:value="0.496781" calcext:value-type="float">
            <text:p>4.96781E-01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1035" calcext:value-type="float">
            <text:p>1.10350E-06</text:p>
          </table:table-cell>
          <table:table-cell office:value-type="float" office:value="0.242492" calcext:value-type="float">
            <text:p>2.42492E-01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11767" calcext:value-type="float">
            <text:p>1.11767E-06</text:p>
          </table:table-cell>
          <table:table-cell office:value-type="float" office:value="0.280852" calcext:value-type="float">
            <text:p>2.80852E-01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13768" calcext:value-type="float">
            <text:p>1.13768E-06</text:p>
          </table:table-cell>
          <table:table-cell office:value-type="float" office:value="0.443991" calcext:value-type="float">
            <text:p>4.43991E-01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6" calcext:value-type="float">
            <text:p>1.16000E-06</text:p>
          </table:table-cell>
          <table:table-cell office:value-type="float" office:value="0.350135" calcext:value-type="float">
            <text:p>3.50135E-01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2025" calcext:value-type="float">
            <text:p>1.20250E-06</text:p>
          </table:table-cell>
          <table:table-cell office:value-type="float" office:value="1.09845" calcext:value-type="float">
            <text:p>1.09845E+00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2675" calcext:value-type="float">
            <text:p>1.26750E-06</text:p>
          </table:table-cell>
          <table:table-cell office:value-type="float" office:value="1.0313" calcext:value-type="float">
            <text:p>1.03130E+0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1875" calcext:value-type="float">
            <text:p>1.31875E-06</text:p>
          </table:table-cell>
          <table:table-cell office:value-type="float" office:value="0.570601" calcext:value-type="float">
            <text:p>5.70601E-01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35375" calcext:value-type="float">
            <text:p>1.35375E-06</text:p>
          </table:table-cell>
          <table:table-cell office:value-type="float" office:value="0.480089" calcext:value-type="float">
            <text:p>4.80089E-01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40749" calcext:value-type="float">
            <text:p>1.40749E-06</text:p>
          </table:table-cell>
          <table:table-cell office:value-type="float" office:value="1.05811" calcext:value-type="float">
            <text:p>1.05811E+00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45999" calcext:value-type="float">
            <text:p>1.45999E-06</text:p>
          </table:table-cell>
          <table:table-cell office:value-type="float" office:value="0.407922" calcext:value-type="float">
            <text:p>4.07922E-01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875" calcext:value-type="float">
            <text:p>1.48750E-06</text:p>
          </table:table-cell>
          <table:table-cell office:value-type="float" office:value="0.33129" calcext:value-type="float">
            <text:p>3.31290E-0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545" calcext:value-type="float">
            <text:p>1.54500E-06</text:p>
          </table:table-cell>
          <table:table-cell office:value-type="float" office:value="1.14742" calcext:value-type="float">
            <text:p>1.14742E+00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63" calcext:value-type="float">
            <text:p>1.63000E-06</text:p>
          </table:table-cell>
          <table:table-cell office:value-type="float" office:value="0.95935" calcext:value-type="float">
            <text:p>9.59350E-01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7125" calcext:value-type="float">
            <text:p>1.71250E-06</text:p>
          </table:table-cell>
          <table:table-cell office:value-type="float" office:value="0.965948" calcext:value-type="float">
            <text:p>9.65948E-0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7975" calcext:value-type="float">
            <text:p>1.79750E-06</text:p>
          </table:table-cell>
          <table:table-cell office:value-type="float" office:value="0.920051" calcext:value-type="float">
            <text:p>9.20051E-01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885" calcext:value-type="float">
            <text:p>1.88500E-06</text:p>
          </table:table-cell>
          <table:table-cell office:value-type="float" office:value="0.921811" calcext:value-type="float">
            <text:p>9.21811E-01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75" calcext:value-type="float">
            <text:p>1.97500E-06</text:p>
          </table:table-cell>
          <table:table-cell office:value-type="float" office:value="0.874883" calcext:value-type="float">
            <text:p>8.74883E-01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06" calcext:value-type="float">
            <text:p>2.06000E-06</text:p>
          </table:table-cell>
          <table:table-cell office:value-type="float" office:value="0.744328" calcext:value-type="float">
            <text:p>7.44328E-01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15" calcext:value-type="float">
            <text:p>2.11500E-06</text:p>
          </table:table-cell>
          <table:table-cell office:value-type="float" office:value="0.271949" calcext:value-type="float">
            <text:p>2.71949E-01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45" calcext:value-type="float">
            <text:p>2.24500E-06</text:p>
          </table:table-cell>
          <table:table-cell office:value-type="float" office:value="1.95328" calcext:value-type="float">
            <text:p>1.95328E+00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455" calcext:value-type="float">
            <text:p>2.45500E-06</text:p>
          </table:table-cell>
          <table:table-cell office:value-type="float" office:value="1.46513" calcext:value-type="float">
            <text:p>1.46513E+00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575" calcext:value-type="float">
            <text:p>2.57500E-06</text:p>
          </table:table-cell>
          <table:table-cell office:value-type="float" office:value="0.368755" calcext:value-type="float">
            <text:p>3.68755E-01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66" calcext:value-type="float">
            <text:p>2.66000E-06</text:p>
          </table:table-cell>
          <table:table-cell office:value-type="float" office:value="0.849993" calcext:value-type="float">
            <text:p>8.49993E-01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74396" calcext:value-type="float">
            <text:p>2.74396E-06</text:p>
          </table:table-cell>
          <table:table-cell office:value-type="float" office:value="0.327685" calcext:value-type="float">
            <text:p>3.27685E-01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03396" calcext:value-type="float">
            <text:p>3.03396E-06</text:p>
          </table:table-cell>
          <table:table-cell office:value-type="float" office:value="3.29736" calcext:value-type="float">
            <text:p>3.29736E+00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34038" calcext:value-type="float">
            <text:p>3.34038E-06</text:p>
          </table:table-cell>
          <table:table-cell office:value-type="float" office:value="0.452014" calcext:value-type="float">
            <text:p>4.52014E-01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69038" calcext:value-type="float">
            <text:p>3.69038E-06</text:p>
          </table:table-cell>
          <table:table-cell office:value-type="float" office:value="3.12899" calcext:value-type="float">
            <text:p>3.12899E+00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06463" calcext:value-type="float">
            <text:p>4.06463E-06</text:p>
          </table:table-cell>
          <table:table-cell office:value-type="float" office:value="0.593221" calcext:value-type="float">
            <text:p>5.93221E-01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458636" calcext:value-type="float">
            <text:p>4.58636E-06</text:p>
          </table:table-cell>
          <table:table-cell office:value-type="float" office:value="3.69318" calcext:value-type="float">
            <text:p>3.69318E+00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19496" calcext:value-type="float">
            <text:p>5.19496E-06</text:p>
          </table:table-cell>
          <table:table-cell office:value-type="float" office:value="1.08012" calcext:value-type="float">
            <text:p>1.08012E+00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5327" calcext:value-type="float">
            <text:p>5.75327E-06</text:p>
          </table:table-cell>
          <table:table-cell office:value-type="float" office:value="2.6511" calcext:value-type="float">
            <text:p>2.65110E+00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84205" calcext:value-type="float">
            <text:p>6.84205E-06</text:p>
          </table:table-cell>
          <table:table-cell office:value-type="float" office:value="3.65101" calcext:value-type="float">
            <text:p>3.65101E+00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791964" calcext:value-type="float">
            <text:p>7.91964E-06</text:p>
          </table:table-cell>
          <table:table-cell office:value-type="float" office:value="2.05296" calcext:value-type="float">
            <text:p>2.05296E+00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875255" calcext:value-type="float">
            <text:p>8.75255E-06</text:p>
          </table:table-cell>
          <table:table-cell office:value-type="float" office:value="2.04137" calcext:value-type="float">
            <text:p>2.04137E+00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954768" calcext:value-type="float">
            <text:p>9.54768E-06</text:p>
          </table:table-cell>
          <table:table-cell office:value-type="float" office:value="1.53562" calcext:value-type="float">
            <text:p>1.53562E+00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10565" calcext:value-type="float">
            <text:p>1.05650E-05</text:p>
          </table:table-cell>
          <table:table-cell office:value-type="float" office:value="2.56522" calcext:value-type="float">
            <text:p>2.56522E+00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24671" calcext:value-type="float">
            <text:p>1.24671E-05</text:p>
          </table:table-cell>
          <table:table-cell office:value-type="float" office:value="4.10253" calcext:value-type="float">
            <text:p>4.10253E+00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4819" calcext:value-type="float">
            <text:p>1.48190E-05</text:p>
          </table:table-cell>
          <table:table-cell office:value-type="float" office:value="3.08107" calcext:value-type="float">
            <text:p>3.08107E+00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76916" calcext:value-type="float">
            <text:p>1.76916E-05</text:p>
          </table:table-cell>
          <table:table-cell office:value-type="float" office:value="4.14302" calcext:value-type="float">
            <text:p>4.14302E+00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10291" calcext:value-type="float">
            <text:p>2.10291E-05</text:p>
          </table:table-cell>
          <table:table-cell office:value-type="float" office:value="3.01001" calcext:value-type="float">
            <text:p>3.01001E+00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37919" calcext:value-type="float">
            <text:p>2.37919E-05</text:p>
          </table:table-cell>
          <table:table-cell office:value-type="float" office:value="2.20314" calcext:value-type="float">
            <text:p>2.20314E+00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62941" calcext:value-type="float">
            <text:p>2.62941E-05</text:p>
          </table:table-cell>
          <table:table-cell office:value-type="float" office:value="2.2037" calcext:value-type="float">
            <text:p>2.20370E+00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0595" calcext:value-type="float">
            <text:p>2.90595E-05</text:p>
          </table:table-cell>
          <table:table-cell office:value-type="float" office:value="2.2006" calcext:value-type="float">
            <text:p>2.20060E+00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321157" calcext:value-type="float">
            <text:p>3.21157E-05</text:p>
          </table:table-cell>
          <table:table-cell office:value-type="float" office:value="2.19306" calcext:value-type="float">
            <text:p>2.19306E+00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354933" calcext:value-type="float">
            <text:p>3.54933E-05</text:p>
          </table:table-cell>
          <table:table-cell office:value-type="float" office:value="2.09533" calcext:value-type="float">
            <text:p>2.09533E+00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387178" calcext:value-type="float">
            <text:p>3.87178E-05</text:p>
          </table:table-cell>
          <table:table-cell office:value-type="float" office:value="1.68269" calcext:value-type="float">
            <text:p>1.68269E+0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8432" calcext:value-type="float">
            <text:p>4.28432E-05</text:p>
          </table:table-cell>
          <table:table-cell office:value-type="float" office:value="2.82431" calcext:value-type="float">
            <text:p>2.82431E+00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468845" calcext:value-type="float">
            <text:p>4.68845E-05</text:p>
          </table:table-cell>
          <table:table-cell office:value-type="float" office:value="1.31847" calcext:value-type="float">
            <text:p>1.31847E+00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99148" calcext:value-type="float">
            <text:p>4.99148E-05</text:p>
          </table:table-cell>
          <table:table-cell office:value-type="float" office:value="1.50685" calcext:value-type="float">
            <text:p>1.50685E+00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535865" calcext:value-type="float">
            <text:p>5.35865E-05</text:p>
          </table:table-cell>
          <table:table-cell office:value-type="float" office:value="1.69911" calcext:value-type="float">
            <text:p>1.69911E+00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617496" calcext:value-type="float">
            <text:p>6.17496E-05</text:p>
          </table:table-cell>
          <table:table-cell office:value-type="float" office:value="4.52041" calcext:value-type="float">
            <text:p>4.52041E+00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17888" calcext:value-type="float">
            <text:p>7.17888E-05</text:p>
          </table:table-cell>
          <table:table-cell office:value-type="float" office:value="2.50084" calcext:value-type="float">
            <text:p>2.50084E+00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836673" calcext:value-type="float">
            <text:p>8.36673E-05</text:p>
          </table:table-cell>
          <table:table-cell office:value-type="float" office:value="4.4231" calcext:value-type="float">
            <text:p>4.42310E+00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4201" calcext:value-type="float">
            <text:p>1.14201E-04</text:p>
          </table:table-cell>
          <table:table-cell office:value-type="float" office:value="9.31067" calcext:value-type="float">
            <text:p>9.31067E+00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142684" calcext:value-type="float">
            <text:p>1.42684E-04</text:p>
          </table:table-cell>
          <table:table-cell office:value-type="float" office:value="1.95976" calcext:value-type="float">
            <text:p>1.95976E+00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7631" calcext:value-type="float">
            <text:p>1.76310E-04</text:p>
          </table:table-cell>
          <table:table-cell office:value-type="float" office:value="7.46408" calcext:value-type="float">
            <text:p>7.46408E+00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5416" calcext:value-type="float">
            <text:p>2.54160E-04</text:p>
          </table:table-cell>
          <table:table-cell office:value-type="float" office:value="9.50876" calcext:value-type="float">
            <text:p>9.50876E+00</text:p>
          </table:table-cell>
          <table:table-cell table:number-columns-repeated="6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38014" calcext:value-type="float">
            <text:p>3.38014E-04</text:p>
          </table:table-cell>
          <table:table-cell office:value-type="float" office:value="4.78019" calcext:value-type="float">
            <text:p>4.78019E+00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412851" calcext:value-type="float">
            <text:p>4.12851E-04</text:p>
          </table:table-cell>
          <table:table-cell office:value-type="float" office:value="4.79621" calcext:value-type="float">
            <text:p>4.79621E+00</text:p>
          </table:table-cell>
          <table:table-cell table:number-columns-repeated="6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65643" calcext:value-type="float">
            <text:p>5.65643E-04</text:p>
          </table:table-cell>
          <table:table-cell office:value-type="float" office:value="9.62294" calcext:value-type="float">
            <text:p>9.62294E+00</text:p>
          </table:table-cell>
          <table:table-cell table:number-columns-repeated="6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712903" calcext:value-type="float">
            <text:p>7.12903E-04</text:p>
          </table:table-cell>
          <table:table-cell office:value-type="float" office:value="2.41433" calcext:value-type="float">
            <text:p>2.41433E+00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3138" calcext:value-type="float">
            <text:p>8.31380E-04</text:p>
          </table:table-cell>
          <table:table-cell office:value-type="float" office:value="4.84031" calcext:value-type="float">
            <text:p>4.84031E+00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62316" calcext:value-type="float">
            <text:p>9.62316E-04</text:p>
          </table:table-cell>
          <table:table-cell office:value-type="float" office:value="2.42166" calcext:value-type="float">
            <text:p>2.42166E+00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12225" calcext:value-type="float">
            <text:p>1.12225E-03</text:p>
          </table:table-cell>
          <table:table-cell office:value-type="float" office:value="4.85339" calcext:value-type="float">
            <text:p>4.85339E+00</text:p>
          </table:table-cell>
          <table:table-cell table:number-columns-repeated="6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33396" calcext:value-type="float">
            <text:p>1.33396E-03</text:p>
          </table:table-cell>
          <table:table-cell office:value-type="float" office:value="3.64581" calcext:value-type="float">
            <text:p>3.64581E+00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7058" calcext:value-type="float">
            <text:p>1.47058E-03</text:p>
          </table:table-cell>
          <table:table-cell office:value-type="float" office:value="1.2173" calcext:value-type="float">
            <text:p>1.21730E+0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771" calcext:value-type="float">
            <text:p>1.77100E-03</text:p>
          </table:table-cell>
          <table:table-cell office:value-type="float" office:value="7.31585" calcext:value-type="float">
            <text:p>7.31585E+00</text:p>
          </table:table-cell>
          <table:table-cell table:number-columns-repeated="6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4168" calcext:value-type="float">
            <text:p>2.14168E-03</text:p>
          </table:table-cell>
          <table:table-cell office:value-type="float" office:value="2.43962" calcext:value-type="float">
            <text:p>2.43962E+00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80165" calcext:value-type="float">
            <text:p>2.80165E-03</text:p>
          </table:table-cell>
          <table:table-cell office:value-type="float" office:value="9.79869" calcext:value-type="float">
            <text:p>9.79869E+00</text:p>
          </table:table-cell>
          <table:table-cell table:number-columns-repeated="6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44063" calcext:value-type="float">
            <text:p>3.44063E-03</text:p>
          </table:table-cell>
          <table:table-cell office:value-type="float" office:value="1.22712" calcext:value-type="float">
            <text:p>1.22712E+00</text:p>
          </table:table-cell>
          <table:table-cell table:number-columns-repeated="6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26556" calcext:value-type="float">
            <text:p>4.26556E-03</text:p>
          </table:table-cell>
          <table:table-cell office:value-type="float" office:value="8.60534" calcext:value-type="float">
            <text:p>8.60534E+00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26768" calcext:value-type="float">
            <text:p>5.26768E-03</text:p>
          </table:table-cell>
          <table:table-cell office:value-type="float" office:value="2.46715" calcext:value-type="float">
            <text:p>2.46715E+00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49836" calcext:value-type="float">
            <text:p>6.49836E-03</text:p>
          </table:table-cell>
          <table:table-cell office:value-type="float" office:value="7.41146" calcext:value-type="float">
            <text:p>7.41146E+00</text:p>
          </table:table-cell>
          <table:table-cell table:number-columns-repeated="6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29234" calcext:value-type="float">
            <text:p>8.29234E-03</text:p>
          </table:table-cell>
          <table:table-cell office:value-type="float" office:value="4.95459" calcext:value-type="float">
            <text:p>4.95459E+00</text:p>
          </table:table-cell>
          <table:table-cell table:number-columns-repeated="6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1283" calcext:value-type="float">
            <text:p>1.01283E-02</text:p>
          </table:table-cell>
          <table:table-cell office:value-type="float" office:value="4.96938" calcext:value-type="float">
            <text:p>4.96938E+00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30861" calcext:value-type="float">
            <text:p>1.30861E-02</text:p>
          </table:table-cell>
          <table:table-cell office:value-type="float" office:value="7.47912" calcext:value-type="float">
            <text:p>7.47912E+00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825" calcext:value-type="float">
            <text:p>1.58250E-02</text:p>
          </table:table-cell>
          <table:table-cell office:value-type="float" office:value="2.50164" calcext:value-type="float">
            <text:p>2.50164E+00</text:p>
          </table:table-cell>
          <table:table-cell table:number-columns-repeated="6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07015" calcext:value-type="float">
            <text:p>2.07015E-02</text:p>
          </table:table-cell>
          <table:table-cell office:value-type="float" office:value="10.0484" calcext:value-type="float">
            <text:p>1.00484E+01</text:p>
          </table:table-cell>
          <table:table-cell table:number-columns-repeated="6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6091" calcext:value-type="float">
            <text:p>2.60910E-02</text:p>
          </table:table-cell>
          <table:table-cell office:value-type="float" office:value="2.52613" calcext:value-type="float">
            <text:p>2.52613E+00</text:p>
          </table:table-cell>
          <table:table-cell table:number-columns-repeated="6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83387" calcext:value-type="float">
            <text:p>2.83387E-02</text:p>
          </table:table-cell>
          <table:table-cell office:value-type="float" office:value="1.68665" calcext:value-type="float">
            <text:p>1.68665E+00</text:p>
          </table:table-cell>
          <table:table-cell table:number-columns-repeated="6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1308" calcext:value-type="float">
            <text:p>3.31308E-02</text:p>
          </table:table-cell>
          <table:table-cell office:value-type="float" office:value="5.9307" calcext:value-type="float">
            <text:p>5.93070E+00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9232" calcext:value-type="float">
            <text:p>3.89232E-02</text:p>
          </table:table-cell>
          <table:table-cell office:value-type="float" office:value="2.55431" calcext:value-type="float">
            <text:p>2.55431E+00</text:p>
          </table:table-cell>
          <table:table-cell table:number-columns-repeated="6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0167" calcext:value-type="float">
            <text:p>4.80167E-02</text:p>
          </table:table-cell>
          <table:table-cell office:value-type="float" office:value="7.71646" calcext:value-type="float">
            <text:p>7.71646E+00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2725" calcext:value-type="float">
            <text:p>6.12725E-02</text:p>
          </table:table-cell>
          <table:table-cell office:value-type="float" office:value="5.19587" calcext:value-type="float">
            <text:p>5.19587E+00</text:p>
          </table:table-cell>
          <table:table-cell table:number-columns-repeated="6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48385" calcext:value-type="float">
            <text:p>7.48385E-02</text:p>
          </table:table-cell>
          <table:table-cell office:value-type="float" office:value="5.25139" calcext:value-type="float">
            <text:p>5.25139E+00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66937" calcext:value-type="float">
            <text:p>9.66937E-02</text:p>
          </table:table-cell>
          <table:table-cell office:value-type="float" office:value="7.9962" calcext:value-type="float">
            <text:p>7.99620E+0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6931" calcext:value-type="float">
            <text:p>1.16931E-01</text:p>
          </table:table-cell>
          <table:table-cell office:value-type="float" office:value="2.70357" calcext:value-type="float">
            <text:p>2.70357E+00</text:p>
          </table:table-cell>
          <table:table-cell table:number-columns-repeated="6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2965" calcext:value-type="float">
            <text:p>1.52965E-01</text:p>
          </table:table-cell>
          <table:table-cell office:value-type="float" office:value="10.9991" calcext:value-type="float">
            <text:p>1.09991E+01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5196" calcext:value-type="float">
            <text:p>2.15196E-01</text:p>
          </table:table-cell>
          <table:table-cell office:value-type="float" office:value="8.61204" calcext:value-type="float">
            <text:p>8.61204E+00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60236" calcext:value-type="float">
            <text:p>2.60236E-01</text:p>
          </table:table-cell>
          <table:table-cell office:value-type="float" office:value="2.93201" calcext:value-type="float">
            <text:p>2.93201E+00</text:p>
          </table:table-cell>
          <table:table-cell table:number-columns-repeated="6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7606" calcext:value-type="float">
            <text:p>2.87606E-01</text:p>
          </table:table-cell>
          <table:table-cell office:value-type="float" office:value="2.9766" calcext:value-type="float">
            <text:p>2.97660E+00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4798" calcext:value-type="float">
            <text:p>3.54798E-01</text:p>
          </table:table-cell>
          <table:table-cell office:value-type="float" office:value="9.19348" calcext:value-type="float">
            <text:p>9.19348E+00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9057" calcext:value-type="float">
            <text:p>4.29057E-01</text:p>
          </table:table-cell>
          <table:table-cell office:value-type="float" office:value="3.15327" calcext:value-type="float">
            <text:p>3.15327E+00</text:p>
          </table:table-cell>
          <table:table-cell table:number-columns-repeated="6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182" calcext:value-type="float">
            <text:p>4.74182E-01</text:p>
          </table:table-cell>
          <table:table-cell office:value-type="float" office:value="3.21035" calcext:value-type="float">
            <text:p>3.21035E+00</text:p>
          </table:table-cell>
          <table:table-cell table:number-columns-repeated="6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4052" calcext:value-type="float">
            <text:p>5.24052E-01</text:p>
          </table:table-cell>
          <table:table-cell office:value-type="float" office:value="3.26476" calcext:value-type="float">
            <text:p>3.26476E+00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9167" calcext:value-type="float">
            <text:p>5.79167E-01</text:p>
          </table:table-cell>
          <table:table-cell office:value-type="float" office:value="3.31014" calcext:value-type="float">
            <text:p>3.31014E+00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4476" calcext:value-type="float">
            <text:p>7.14476E-01</text:p>
          </table:table-cell>
          <table:table-cell office:value-type="float" office:value="10.2379" calcext:value-type="float">
            <text:p>1.02379E+01</text:p>
          </table:table-cell>
          <table:table-cell table:number-columns-repeated="6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64015" calcext:value-type="float">
            <text:p>8.64015E-01</text:p>
          </table:table-cell>
          <table:table-cell office:value-type="float" office:value="3.5084" calcext:value-type="float">
            <text:p>3.50840E+00</text:p>
          </table:table-cell>
          <table:table-cell table:number-columns-repeated="6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4885" calcext:value-type="float">
            <text:p>9.54885E-01</text:p>
          </table:table-cell>
          <table:table-cell office:value-type="float" office:value="3.54097" calcext:value-type="float">
            <text:p>3.54097E+00</text:p>
          </table:table-cell>
          <table:table-cell table:number-columns-repeated="6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5531" calcext:value-type="float">
            <text:p>1.05531E+00</text:p>
          </table:table-cell>
          <table:table-cell office:value-type="float" office:value="3.56688" calcext:value-type="float">
            <text:p>3.56688E+00</text:p>
          </table:table-cell>
          <table:table-cell table:number-columns-repeated="6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663" calcext:value-type="float">
            <text:p>1.16630E+00</text:p>
          </table:table-cell>
          <table:table-cell office:value-type="float" office:value="3.58485" calcext:value-type="float">
            <text:p>3.58485E+00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28896" calcext:value-type="float">
            <text:p>1.28896E+00</text:p>
          </table:table-cell>
          <table:table-cell office:value-type="float" office:value="3.57439" calcext:value-type="float">
            <text:p>3.57439E+00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317" calcext:value-type="float">
            <text:p>1.50317E+00</text:p>
          </table:table-cell>
          <table:table-cell office:value-type="float" office:value="7.05927" calcext:value-type="float">
            <text:p>7.05927E+00</text:p>
          </table:table-cell>
          <table:table-cell table:number-columns-repeated="6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3598" calcext:value-type="float">
            <text:p>1.83598E+00</text:p>
          </table:table-cell>
          <table:table-cell office:value-type="float" office:value="6.49062" calcext:value-type="float">
            <text:p>6.49062E+00</text:p>
          </table:table-cell>
          <table:table-cell table:number-columns-repeated="6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2514" calcext:value-type="float">
            <text:p>2.12514E+00</text:p>
          </table:table-cell>
          <table:table-cell office:value-type="float" office:value="2.73139" calcext:value-type="float">
            <text:p>2.73139E+00</text:p>
          </table:table-cell>
          <table:table-cell table:number-columns-repeated="6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4863" calcext:value-type="float">
            <text:p>2.34863E+00</text:p>
          </table:table-cell>
          <table:table-cell office:value-type="float" office:value="2.5045" calcext:value-type="float">
            <text:p>2.50450E+0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3895" calcext:value-type="float">
            <text:p>2.73895E+00</text:p>
          </table:table-cell>
          <table:table-cell office:value-type="float" office:value="3.62277" calcext:value-type="float">
            <text:p>3.62277E+00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4537" calcext:value-type="float">
            <text:p>3.34537E+00</text:p>
          </table:table-cell>
          <table:table-cell office:value-type="float" office:value="2.27264" calcext:value-type="float">
            <text:p>2.27264E+00</text:p>
          </table:table-cell>
          <table:table-cell table:number-columns-repeated="6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08604" calcext:value-type="float">
            <text:p>4.08604E+00</text:p>
          </table:table-cell>
          <table:table-cell office:value-type="float" office:value="1.85117" calcext:value-type="float">
            <text:p>1.85117E+00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9071" calcext:value-type="float">
            <text:p>4.99071E+00</text:p>
          </table:table-cell>
          <table:table-cell office:value-type="float" office:value="1.46129" calcext:value-type="float">
            <text:p>1.46129E+00</text:p>
          </table:table-cell>
          <table:table-cell table:number-columns-repeated="6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7672" calcext:value-type="float">
            <text:p>5.77672E+00</text:p>
          </table:table-cell>
          <table:table-cell office:value-type="float" office:value="0.464748" calcext:value-type="float">
            <text:p>4.64748E-01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425" calcext:value-type="float">
            <text:p>6.38425E+00</text:p>
          </table:table-cell>
          <table:table-cell office:value-type="float" office:value="0.29657" calcext:value-type="float">
            <text:p>2.96570E-01</text:p>
          </table:table-cell>
          <table:table-cell table:number-columns-repeated="6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4525" calcext:value-type="float">
            <text:p>7.44525E+00</text:p>
          </table:table-cell>
          <table:table-cell office:value-type="float" office:value="0.338218" calcext:value-type="float">
            <text:p>3.38218E-01</text:p>
          </table:table-cell>
          <table:table-cell table:number-columns-repeated="6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366" calcext:value-type="float">
            <text:p>9.09366E+00</text:p>
          </table:table-cell>
          <table:table-cell office:value-type="float" office:value="0.102005" calcext:value-type="float">
            <text:p>1.02005E-01</text:p>
          </table:table-cell>
          <table:table-cell table:number-columns-repeated="6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91" calcext:value-type="float">
            <text:p>1.08091E+01</text:p>
          </table:table-cell>
          <table:table-cell office:value-type="float" office:value="0.0262889" calcext:value-type="float">
            <text:p>2.62889E-02</text:p>
          </table:table-cell>
          <table:table-cell table:number-columns-repeated="6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7293" calcext:value-type="float">
            <text:p>1.27293E+01</text:p>
          </table:table-cell>
          <table:table-cell office:value-type="float" office:value="0.00691488" calcext:value-type="float">
            <text:p>6.91488E-03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3792" calcext:value-type="float">
            <text:p>1.43792E+01</text:p>
          </table:table-cell>
          <table:table-cell office:value-type="float" office:value="0.00114934" calcext:value-type="float">
            <text:p>1.14934E-03</text:p>
          </table:table-cell>
          <table:table-cell table:number-columns-repeated="6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254" calcext:value-type="float">
            <text:p>1.61254E+01</text:p>
          </table:table-cell>
          <table:table-cell office:value-type="float" office:value="0.000533039" calcext:value-type="float">
            <text:p>5.33039E-04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864" calcext:value-type="float">
            <text:p>1.84864E+01</text:p>
          </table:table-cell>
          <table:table-cell office:value-type="float" office:value="0.000115012" calcext:value-type="float">
            <text:p>1.15012E-04</text:p>
          </table:table-cell>
          <table:table-cell table:number-columns-repeated="61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8:14:55.59556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1-04T18:17:58.672306667</dc:date>
    <meta:editing-duration>PT6H58M31S</meta:editing-duration>
    <meta:editing-cycles>48</meta:editing-cycles>
    <meta:generator>LibreOffice/6.4.6.2$Linux_X86_64 LibreOffice_project/40$Build-2</meta:generator>
    <meta:document-statistic meta:table-count="7" meta:cell-count="546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chart:data-source-has-labels="both" svg:x="0.415cm" svg:y="0.217cm" svg:width="20.181cm" svg:height="10.534cm">
          <chartooo:coordinate-region svg:x="1.327cm" svg:y="0.417cm" svg:width="18.989cm" svg:height="9.687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Almost_1g</text:p>
              </table:table-cell>
              <table:table-cell office:value-type="string">
                <text:p>Series5</text:p>
              </table:table-cell>
              <table:table-cell office:value-type="string">
                <text:p>Serpent_2g</text:p>
              </table:table-cell>
              <table:table-cell office:value-type="string">
                <text:p>Series7</text:p>
              </table:table-cell>
              <table:table-cell office:value-type="string">
                <text:p>Almost_2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981643867884882">
                <text:p>0.00981643867884882</text:p>
              </table:table-cell>
              <table:table-cell office:value-type="float" office:value="2">
                <text:p>2</text:p>
              </table:table-cell>
              <table:table-cell office:value-type="float" office:value="0.009742062">
                <text:p>0.009742062</text:p>
              </table:table-cell>
              <table:table-cell office:value-type="float" office:value="2">
                <text:p>2</text:p>
              </table:table-cell>
              <table:table-cell office:value-type="float" office:value="0.00953065622766596">
                <text:p>0.00953065622766596</text:p>
              </table:table-cell>
              <table:table-cell office:value-type="float" office:value="2">
                <text:p>2</text:p>
              </table:table-cell>
              <table:table-cell office:value-type="float" office:value="0.009935105">
                <text:p>0.009935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table:cell-range-address="slab_water_3g.B4:slab_water_3g.B53 slab_water_3g.E4:slab_water_3g.E4 slab_water_3g.D4:slab_water_3g.D153 slab_water_3g.E54:slab_water_3g.E54 slab_water_3g.E104:slab_water_3g.E104 slab_water_3g.I4:slab_water_3g.I4 slab_water_3g.H4:slab_water_3g.H153 slab_water_3g.I54:slab_water_3g.I54 slab_water_3g.I104:slab_water_3g.I104" chart:data-source-has-labels="row" svg:x="1.372cm" svg:y="0.934cm" svg:width="18.96cm" svg:height="11.675cm">
          <chartooo:coordinate-region svg:x="2.284cm" svg:y="1.133cm" svg:width="17.768cm" svg:height="10.8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3g.D4:slab_water_3g.D53" chart:label-cell-address="slab_water_3g.E4:slab_water_3g.E4" chart:class="chart:scatter">
            <chart:domain table:cell-range-address="slab_water_3g.B4:slab_water_3g.B53"/>
            <chart:data-point chart:repeated="50"/>
          </chart:series>
          <chart:series chart:style-name="ch8" chart:values-cell-range-address="slab_water_3g.D54:slab_water_3g.D103" chart:label-cell-address="slab_water_3g.E54:slab_water_3g.E54" chart:class="chart:scatter">
            <chart:domain table:cell-range-address="slab_water_3g.B54:slab_water_3g.B103"/>
            <chart:data-point chart:repeated="50"/>
          </chart:series>
          <chart:series chart:style-name="ch9" chart:values-cell-range-address="slab_water_3g.D104:slab_water_3g.D153" chart:label-cell-address="slab_water_3g.E104:slab_water_3g.E104" chart:class="chart:scatter">
            <chart:domain table:cell-range-address="slab_water_3g.B104:slab_water_3g.B153"/>
            <chart:data-point chart:repeated="50"/>
          </chart:series>
          <chart:series chart:style-name="ch10" chart:values-cell-range-address="slab_water_3g.H4:slab_water_3g.H53" chart:label-cell-address="slab_water_3g.I4:slab_water_3g.I4" chart:class="chart:scatter">
            <chart:domain table:cell-range-address="slab_water_3g.G4:slab_water_3g.G52"/>
            <chart:data-point chart:repeated="50"/>
          </chart:series>
          <chart:series chart:style-name="ch11" chart:values-cell-range-address="slab_water_3g.H54:slab_water_3g.H103" chart:label-cell-address="slab_water_3g.I54:slab_water_3g.I54" chart:class="chart:scatter">
            <chart:domain table:cell-range-address="slab_water_3g.G54:slab_water_3g.G103"/>
            <chart:data-point chart:repeated="50"/>
          </chart:series>
          <chart:series chart:style-name="ch12" chart:values-cell-range-address="slab_water_3g.H104:slab_water_3g.H153" chart:label-cell-address="slab_water_3g.I104:slab_water_3g.I104" chart:class="chart:scatter">
            <chart:domain table:cell-range-address="slab_water_3g.G104:slab_water_3g.G153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3g.E4:slab_water_3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3g.E54:slab_water_3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3g.E104:slab_water_3g.E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3g.I4:slab_water_3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3g.I54:slab_water_3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3g.I104:slab_water_3g.I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3g.B4:slab_water_3g.B53</svg:desc>
                </draw:g>
              </table:table-cell>
              <table:table-cell office:value-type="float" office:value="0.00440555312941841">
                <text:p>0.00440555312941841</text:p>
                <draw:g>
                  <svg:desc>slab_water_3g.D4:slab_water_3g.D53</svg:desc>
                </draw:g>
              </table:table-cell>
              <table:table-cell office:value-type="float" office:value="2">
                <text:p>2</text:p>
                <draw:g>
                  <svg:desc>slab_water_3g.B54:slab_water_3g.B103</svg:desc>
                </draw:g>
              </table:table-cell>
              <table:table-cell office:value-type="float" office:value="0.00819940262127427">
                <text:p>0.00819940262127427</text:p>
                <draw:g>
                  <svg:desc>slab_water_3g.D54:slab_water_3g.D103</svg:desc>
                </draw:g>
              </table:table-cell>
              <table:table-cell office:value-type="float" office:value="2">
                <text:p>2</text:p>
                <draw:g>
                  <svg:desc>slab_water_3g.B104:slab_water_3g.B153</svg:desc>
                </draw:g>
              </table:table-cell>
              <table:table-cell office:value-type="float" office:value="0.0177499455776949">
                <text:p>0.0177499455776949</text:p>
                <draw:g>
                  <svg:desc>slab_water_3g.D104:slab_water_3g.D153</svg:desc>
                </draw:g>
              </table:table-cell>
              <table:table-cell office:value-type="float" office:value="2">
                <text:p>2</text:p>
                <draw:g>
                  <svg:desc>slab_water_3g.G4:slab_water_3g.G52</svg:desc>
                </draw:g>
              </table:table-cell>
              <table:table-cell office:value-type="float" office:value="0.004444588">
                <text:p>0.004444588</text:p>
                <draw:g>
                  <svg:desc>slab_water_3g.H4:slab_water_3g.H53</svg:desc>
                </draw:g>
              </table:table-cell>
              <table:table-cell office:value-type="float" office:value="2">
                <text:p>2</text:p>
                <draw:g>
                  <svg:desc>slab_water_3g.G54:slab_water_3g.G103</svg:desc>
                </draw:g>
              </table:table-cell>
              <table:table-cell office:value-type="float" office:value="0.007972525">
                <text:p>0.007972525</text:p>
                <draw:g>
                  <svg:desc>slab_water_3g.H54:slab_water_3g.H103</svg:desc>
                </draw:g>
              </table:table-cell>
              <table:table-cell office:value-type="float" office:value="2">
                <text:p>2</text:p>
                <draw:g>
                  <svg:desc>slab_water_3g.G104:slab_water_3g.G153</svg:desc>
                </draw:g>
              </table:table-cell>
              <table:table-cell office:value-type="float" office:value="0.01770625">
                <text:p>0.01770625</text:p>
                <draw:g>
                  <svg:desc>slab_water_3g.H104:slab_water_3g.H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4g.B4:slab_water_4g.B53 slab_water_4g.E4:slab_water_4g.E4 slab_water_4g.D4:slab_water_4g.D203 slab_water_4g.E54:slab_water_4g.E54 slab_water_4g.E104:slab_water_4g.E104 slab_water_4g.E154:slab_water_4g.E154 slab_water_4g.I4:slab_water_4g.I4 slab_water_4g.H4:slab_water_4g.H203 slab_water_4g.I54:slab_water_4g.I54 slab_water_4g.I104:slab_water_4g.I104 slab_water_4g.I154:slab_water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4g.D4:slab_water_4g.D53" chart:label-cell-address="slab_water_4g.E4:slab_water_4g.E4" chart:class="chart:scatter">
            <chart:domain table:cell-range-address="slab_water_4g.B4:slab_water_4g.B53"/>
            <chart:data-point chart:repeated="50"/>
          </chart:series>
          <chart:series chart:style-name="ch8" chart:values-cell-range-address="slab_water_4g.D54:slab_water_4g.D103" chart:label-cell-address="slab_water_4g.E54:slab_water_4g.E54" chart:class="chart:scatter">
            <chart:domain table:cell-range-address="slab_water_4g.B54:slab_water_4g.B103"/>
            <chart:data-point chart:repeated="50"/>
          </chart:series>
          <chart:series chart:style-name="ch9" chart:values-cell-range-address="slab_water_4g.D104:slab_water_4g.D153" chart:label-cell-address="slab_water_4g.E104:slab_water_4g.E104" chart:class="chart:scatter">
            <chart:domain table:cell-range-address="slab_water_4g.B104:slab_water_4g.B153"/>
            <chart:data-point chart:repeated="50"/>
          </chart:series>
          <chart:series chart:style-name="ch10" chart:values-cell-range-address="slab_water_4g.D154:slab_water_4g.D203" chart:label-cell-address="slab_water_4g.E154:slab_water_4g.E154" chart:class="chart:scatter">
            <chart:domain table:cell-range-address="slab_water_4g.B154:slab_water_4g.B203"/>
            <chart:data-point chart:repeated="50"/>
          </chart:series>
          <chart:series chart:style-name="ch11" chart:values-cell-range-address="slab_water_4g.H4:slab_water_4g.H53" chart:label-cell-address="slab_water_4g.I4:slab_water_4g.I4" chart:class="chart:scatter">
            <chart:domain table:cell-range-address="slab_water_4g.G4:slab_water_4g.G52"/>
            <chart:data-point chart:repeated="50"/>
          </chart:series>
          <chart:series chart:style-name="ch12" chart:values-cell-range-address="slab_water_4g.H54:slab_water_4g.H103" chart:label-cell-address="slab_water_4g.I54:slab_water_4g.I54" chart:class="chart:scatter">
            <chart:domain table:cell-range-address="slab_water_4g.G54:slab_water_4g.G103"/>
            <chart:data-point chart:repeated="50"/>
          </chart:series>
          <chart:series chart:style-name="ch13" chart:values-cell-range-address="slab_water_4g.H104:slab_water_4g.H153" chart:label-cell-address="slab_water_4g.I104:slab_water_4g.I104" chart:class="chart:scatter">
            <chart:domain table:cell-range-address="slab_water_4g.G104:slab_water_4g.G153"/>
            <chart:data-point chart:repeated="50"/>
          </chart:series>
          <chart:series chart:style-name="ch14" chart:values-cell-range-address="slab_water_4g.H154:slab_water_4g.H203" chart:label-cell-address="slab_water_4g.I154:slab_water_4g.I154" chart:class="chart:scatter">
            <chart:domain table:cell-range-address="slab_water_4g.G154:slab_water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4g.E4:slab_water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4g.E54:slab_water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4g.E104:slab_water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4g.E154:slab_water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4g.I4:slab_water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4g.I54:slab_water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4g.I104:slab_water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4g.I154:slab_water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4g.B4:slab_water_4g.B53</svg:desc>
                </draw:g>
              </table:table-cell>
              <table:table-cell office:value-type="float" office:value="0.00446918950531326">
                <text:p>0.00446918950531326</text:p>
                <draw:g>
                  <svg:desc>slab_water_4g.D4:slab_water_4g.D53</svg:desc>
                </draw:g>
              </table:table-cell>
              <table:table-cell office:value-type="float" office:value="2">
                <text:p>2</text:p>
                <draw:g>
                  <svg:desc>slab_water_4g.B54:slab_water_4g.B103</svg:desc>
                </draw:g>
              </table:table-cell>
              <table:table-cell office:value-type="float" office:value="0.00417080118103038">
                <text:p>0.00417080118103038</text:p>
                <draw:g>
                  <svg:desc>slab_water_4g.D54:slab_water_4g.D103</svg:desc>
                </draw:g>
              </table:table-cell>
              <table:table-cell office:value-type="float" office:value="2">
                <text:p>2</text:p>
                <draw:g>
                  <svg:desc>slab_water_4g.B104:slab_water_4g.B153</svg:desc>
                </draw:g>
              </table:table-cell>
              <table:table-cell office:value-type="float" office:value="0.00408706237182689">
                <text:p>0.00408706237182689</text:p>
                <draw:g>
                  <svg:desc>slab_water_4g.D104:slab_water_4g.D153</svg:desc>
                </draw:g>
              </table:table-cell>
              <table:table-cell office:value-type="float" office:value="2">
                <text:p>2</text:p>
                <draw:g>
                  <svg:desc>slab_water_4g.B154:slab_water_4g.B203</svg:desc>
                </draw:g>
              </table:table-cell>
              <table:table-cell office:value-type="float" office:value="0.0180111747464762">
                <text:p>0.0180111747464762</text:p>
                <draw:g>
                  <svg:desc>slab_water_4g.D154:slab_water_4g.D203</svg:desc>
                </draw:g>
              </table:table-cell>
              <table:table-cell office:value-type="float" office:value="2">
                <text:p>2</text:p>
                <draw:g>
                  <svg:desc>slab_water_4g.G4:slab_water_4g.G52</svg:desc>
                </draw:g>
              </table:table-cell>
              <table:table-cell office:value-type="float" office:value="0.004435527">
                <text:p>0.004435527</text:p>
                <draw:g>
                  <svg:desc>slab_water_4g.H4:slab_water_4g.H53</svg:desc>
                </draw:g>
              </table:table-cell>
              <table:table-cell office:value-type="float" office:value="2">
                <text:p>2</text:p>
                <draw:g>
                  <svg:desc>slab_water_4g.G54:slab_water_4g.G103</svg:desc>
                </draw:g>
              </table:table-cell>
              <table:table-cell office:value-type="float" office:value="0.004064574">
                <text:p>0.004064574</text:p>
                <draw:g>
                  <svg:desc>slab_water_4g.H54:slab_water_4g.H103</svg:desc>
                </draw:g>
              </table:table-cell>
              <table:table-cell office:value-type="float" office:value="2">
                <text:p>2</text:p>
                <draw:g>
                  <svg:desc>slab_water_4g.G104:slab_water_4g.G153</svg:desc>
                </draw:g>
              </table:table-cell>
              <table:table-cell office:value-type="float" office:value="0.003957006">
                <text:p>0.003957006</text:p>
                <draw:g>
                  <svg:desc>slab_water_4g.H104:slab_water_4g.H153</svg:desc>
                </draw:g>
              </table:table-cell>
              <table:table-cell office:value-type="float" office:value="2">
                <text:p>2</text:p>
                <draw:g>
                  <svg:desc>slab_water_4g.G154:slab_water_4g.G203</svg:desc>
                </draw:g>
              </table:table-cell>
              <table:table-cell office:value-type="float" office:value="0.01766666">
                <text:p>0.01766666</text:p>
                <draw:g>
                  <svg:desc>slab_water_4g.H154:slab_water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.B4:slab_water_two_materials_4g.B53 slab_water_two_materials_4g.E4:slab_water_two_materials_4g.E4 slab_water_two_materials_4g.D4:slab_water_two_materials_4g.D203 slab_water_two_materials_4g.E54:slab_water_two_materials_4g.E54 slab_water_two_materials_4g.E104:slab_water_two_materials_4g.E104 slab_water_two_materials_4g.E154:slab_water_two_materials_4g.E154 slab_water_two_materials_4g.I4:slab_water_two_materials_4g.I4 slab_water_two_materials_4g.H4:slab_water_two_materials_4g.H203 slab_water_two_materials_4g.I54:slab_water_two_materials_4g.I54 slab_water_two_materials_4g.I104:slab_water_two_materials_4g.I104 slab_water_two_materials_4g.I154:slab_water_two_materials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.D4:slab_water_two_materials_4g.D53" chart:label-cell-address="slab_water_two_materials_4g.E4:slab_water_two_materials_4g.E4" chart:class="chart:scatter">
            <chart:domain table:cell-range-address="slab_water_two_materials_4g.B4:slab_water_two_materials_4g.B53"/>
            <chart:data-point chart:repeated="50"/>
          </chart:series>
          <chart:series chart:style-name="ch8" chart:values-cell-range-address="slab_water_two_materials_4g.D54:slab_water_two_materials_4g.D103" chart:label-cell-address="slab_water_two_materials_4g.E54:slab_water_two_materials_4g.E54" chart:class="chart:scatter">
            <chart:domain table:cell-range-address="slab_water_two_materials_4g.B54:slab_water_two_materials_4g.B103"/>
            <chart:data-point chart:repeated="50"/>
          </chart:series>
          <chart:series chart:style-name="ch9" chart:values-cell-range-address="slab_water_two_materials_4g.D104:slab_water_two_materials_4g.D153" chart:label-cell-address="slab_water_two_materials_4g.E104:slab_water_two_materials_4g.E104" chart:class="chart:scatter">
            <chart:domain table:cell-range-address="slab_water_two_materials_4g.B104:slab_water_two_materials_4g.B153"/>
            <chart:data-point chart:repeated="50"/>
          </chart:series>
          <chart:series chart:style-name="ch10" chart:values-cell-range-address="slab_water_two_materials_4g.D154:slab_water_two_materials_4g.D203" chart:label-cell-address="slab_water_two_materials_4g.E154:slab_water_two_materials_4g.E154" chart:class="chart:scatter">
            <chart:domain table:cell-range-address="slab_water_two_materials_4g.B154:slab_water_two_materials_4g.B203"/>
            <chart:data-point chart:repeated="50"/>
          </chart:series>
          <chart:series chart:style-name="ch11" chart:values-cell-range-address="slab_water_two_materials_4g.H4:slab_water_two_materials_4g.H53" chart:label-cell-address="slab_water_two_materials_4g.I4:slab_water_two_materials_4g.I4" chart:class="chart:scatter">
            <chart:domain table:cell-range-address="slab_water_two_materials_4g.G4:slab_water_two_materials_4g.G52"/>
            <chart:data-point chart:repeated="50"/>
          </chart:series>
          <chart:series chart:style-name="ch12" chart:values-cell-range-address="slab_water_two_materials_4g.H54:slab_water_two_materials_4g.H103" chart:label-cell-address="slab_water_two_materials_4g.I54:slab_water_two_materials_4g.I54" chart:class="chart:scatter">
            <chart:domain table:cell-range-address="slab_water_two_materials_4g.G54:slab_water_two_materials_4g.G103"/>
            <chart:data-point chart:repeated="50"/>
          </chart:series>
          <chart:series chart:style-name="ch13" chart:values-cell-range-address="slab_water_two_materials_4g.H104:slab_water_two_materials_4g.H153" chart:label-cell-address="slab_water_two_materials_4g.I104:slab_water_two_materials_4g.I104" chart:class="chart:scatter">
            <chart:domain table:cell-range-address="slab_water_two_materials_4g.G104:slab_water_two_materials_4g.G153"/>
            <chart:data-point chart:repeated="50"/>
          </chart:series>
          <chart:series chart:style-name="ch14" chart:values-cell-range-address="slab_water_two_materials_4g.H154:slab_water_two_materials_4g.H203" chart:label-cell-address="slab_water_two_materials_4g.I154:slab_water_two_materials_4g.I154" chart:class="chart:scatter">
            <chart:domain table:cell-range-address="slab_water_two_materials_4g.G154:slab_water_two_materials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.E4:slab_water_two_materials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two_materials_4g.E54:slab_water_two_materials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two_materials_4g.E104:slab_water_two_materials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two_materials_4g.E154:slab_water_two_materials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.I4:slab_water_two_materials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two_materials_4g.I54:slab_water_two_materials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two_materials_4g.I104:slab_water_two_materials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two_materials_4g.I154:slab_water_two_materials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.B4:slab_water_two_materials_4g.B53</svg:desc>
                </draw:g>
              </table:table-cell>
              <table:table-cell office:value-type="float" office:value="0.00741111318870383">
                <text:p>0.00741111318870383</text:p>
                <draw:g>
                  <svg:desc>slab_water_two_materials_4g.D4:slab_water_two_materials_4g.D53</svg:desc>
                </draw:g>
              </table:table-cell>
              <table:table-cell office:value-type="float" office:value="2">
                <text:p>2</text:p>
                <draw:g>
                  <svg:desc>slab_water_two_materials_4g.B54:slab_water_two_materials_4g.B103</svg:desc>
                </draw:g>
              </table:table-cell>
              <table:table-cell office:value-type="float" office:value="0.00697058993021008">
                <text:p>0.00697058993021008</text:p>
                <draw:g>
                  <svg:desc>slab_water_two_materials_4g.D54:slab_water_two_materials_4g.D103</svg:desc>
                </draw:g>
              </table:table-cell>
              <table:table-cell office:value-type="float" office:value="2">
                <text:p>2</text:p>
                <draw:g>
                  <svg:desc>slab_water_two_materials_4g.B104:slab_water_two_materials_4g.B153</svg:desc>
                </draw:g>
              </table:table-cell>
              <table:table-cell office:value-type="float" office:value="0.00676548449541485">
                <text:p>0.00676548449541485</text:p>
                <draw:g>
                  <svg:desc>slab_water_two_materials_4g.D104:slab_water_two_materials_4g.D153</svg:desc>
                </draw:g>
              </table:table-cell>
              <table:table-cell office:value-type="float" office:value="2">
                <text:p>2</text:p>
                <draw:g>
                  <svg:desc>slab_water_two_materials_4g.B154:slab_water_two_materials_4g.B203</svg:desc>
                </draw:g>
              </table:table-cell>
              <table:table-cell office:value-type="float" office:value="0.0295516403064282">
                <text:p>0.0295516403064282</text:p>
                <draw:g>
                  <svg:desc>slab_water_two_materials_4g.D154:slab_water_two_materials_4g.D203</svg:desc>
                </draw:g>
              </table:table-cell>
              <table:table-cell office:value-type="float" office:value="2">
                <text:p>2</text:p>
                <draw:g>
                  <svg:desc>slab_water_two_materials_4g.G4:slab_water_two_materials_4g.G52</svg:desc>
                </draw:g>
              </table:table-cell>
              <table:table-cell office:value-type="float" office:value="0.007648793">
                <text:p>0.007648793</text:p>
                <draw:g>
                  <svg:desc>slab_water_two_materials_4g.H4:slab_water_two_materials_4g.H53</svg:desc>
                </draw:g>
              </table:table-cell>
              <table:table-cell office:value-type="float" office:value="2">
                <text:p>2</text:p>
                <draw:g>
                  <svg:desc>slab_water_two_materials_4g.G54:slab_water_two_materials_4g.G103</svg:desc>
                </draw:g>
              </table:table-cell>
              <table:table-cell office:value-type="float" office:value="0.006985454">
                <text:p>0.006985454</text:p>
                <draw:g>
                  <svg:desc>slab_water_two_materials_4g.H54:slab_water_two_materials_4g.H103</svg:desc>
                </draw:g>
              </table:table-cell>
              <table:table-cell office:value-type="float" office:value="2">
                <text:p>2</text:p>
                <draw:g>
                  <svg:desc>slab_water_two_materials_4g.G104:slab_water_two_materials_4g.G153</svg:desc>
                </draw:g>
              </table:table-cell>
              <table:table-cell office:value-type="float" office:value="0.006763269">
                <text:p>0.006763269</text:p>
                <draw:g>
                  <svg:desc>slab_water_two_materials_4g.H104:slab_water_two_materials_4g.H153</svg:desc>
                </draw:g>
              </table:table-cell>
              <table:table-cell office:value-type="float" office:value="2">
                <text:p>2</text:p>
                <draw:g>
                  <svg:desc>slab_water_two_materials_4g.G154:slab_water_two_materials_4g.G203</svg:desc>
                </draw:g>
              </table:table-cell>
              <table:table-cell office:value-type="float" office:value="0.02985878">
                <text:p>0.02985878</text:p>
                <draw:g>
                  <svg:desc>slab_water_two_materials_4g.H154:slab_water_two_materials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5">
                <text:p>0.00510994664570095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5">
                <text:p>0.00436657939096205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7">
                <text:p>0.00327564127251037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">
                <text:p>0.00085399487906043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7">
                <text:p>0.000128434123579497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1">
                <text:p>0.00000646711878377221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78cm" svg:height="10.147cm" xlink:href=".." xlink:type="simple" chart:class="chart:scatter" chart:style-name="ch1">
        <chart:plot-area chart:style-name="ch2" table:cell-range-address="slab_water_spectrum.B3:slab_water_spectrum.C174" svg:x="0.603cm" svg:y="0.202cm" svg:width="28.972cm" svg:height="9.743cm">
          <chartooo:coordinate-region svg:x="1.701cm" svg:y="0.401cm" svg:width="27.131cm" svg:height="8.8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lab_water_spectrum.C3:slab_water_spectrum.C174" chart:class="chart:scatter">
            <chart:domain table:cell-range-address="slab_water_spectrum.B3:slab_water_spectrum.B174"/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505">
                <text:p>0.000000001505</text:p>
                <draw:g>
                  <svg:desc>slab_water_spectrum.B3:slab_water_spectrum.B174</svg:desc>
                </draw:g>
              </table:table-cell>
              <table:table-cell office:value-type="float" office:value="0.235063">
                <text:p>0.235063</text:p>
                <draw:g>
                  <svg:desc>slab_water_spectrum.C3:slab_water_spectrum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409078">
                <text:p>0.409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95">
                <text:p>0.00000000595</text:p>
              </table:table-cell>
              <table:table-cell office:value-type="float" office:value="0.563778">
                <text:p>0.563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845">
                <text:p>0.00000000845</text:p>
              </table:table-cell>
              <table:table-cell office:value-type="float" office:value="1.26764">
                <text:p>1.26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2.88176">
                <text:p>2.88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3.80586">
                <text:p>3.8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4.60449">
                <text:p>4.60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325">
                <text:p>0.0000000325</text:p>
              </table:table-cell>
              <table:table-cell office:value-type="float" office:value="5.89965">
                <text:p>5.89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385">
                <text:p>0.0000000385</text:p>
              </table:table-cell>
              <table:table-cell office:value-type="float" office:value="9.09114">
                <text:p>9.0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46">
                <text:p>0.000000046</text:p>
              </table:table-cell>
              <table:table-cell office:value-type="float" office:value="11.324">
                <text:p>11.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4">
                <text:p>0.000000054</text:p>
              </table:table-cell>
              <table:table-cell office:value-type="float" office:value="12.0637">
                <text:p>12.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625">
                <text:p>0.0000000625</text:p>
              </table:table-cell>
              <table:table-cell office:value-type="float" office:value="14.1498">
                <text:p>14.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16.1386">
                <text:p>16.1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785">
                <text:p>0.0000000785</text:p>
              </table:table-cell>
              <table:table-cell office:value-type="float" office:value="4.87473">
                <text:p>4.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24.2864">
                <text:p>24.2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75">
                <text:p>0.0000000975</text:p>
              </table:table-cell>
              <table:table-cell office:value-type="float" office:value="7.99369">
                <text:p>7.99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075">
                <text:p>0.0000001075</text:p>
              </table:table-cell>
              <table:table-cell office:value-type="float" office:value="23.3608">
                <text:p>23.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245">
                <text:p>0.0000001245</text:p>
              </table:table-cell>
              <table:table-cell office:value-type="float" office:value="27.8358">
                <text:p>27.8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7">
                <text:p>0.000000137</text:p>
              </table:table-cell>
              <table:table-cell office:value-type="float" office:value="8.31169">
                <text:p>8.31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5">
                <text:p>0.00000015</text:p>
              </table:table-cell>
              <table:table-cell office:value-type="float" office:value="25.8852">
                <text:p>25.8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7">
                <text:p>0.00000017</text:p>
              </table:table-cell>
              <table:table-cell office:value-type="float" office:value="23.0119">
                <text:p>23.0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845">
                <text:p>0.0000001845</text:p>
              </table:table-cell>
              <table:table-cell office:value-type="float" office:value="9.41363">
                <text:p>9.41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045">
                <text:p>0.0000002045</text:p>
              </table:table-cell>
              <table:table-cell office:value-type="float" office:value="28.3149">
                <text:p>28.3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34">
                <text:p>0.000000234</text:p>
              </table:table-cell>
              <table:table-cell office:value-type="float" office:value="20.5904">
                <text:p>20.5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18.6644">
                <text:p>18.6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9">
                <text:p>0.00000029</text:p>
              </table:table-cell>
              <table:table-cell office:value-type="float" office:value="9.47824">
                <text:p>9.47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0725">
                <text:p>0.00000030725</text:p>
              </table:table-cell>
              <table:table-cell office:value-type="float" office:value="5.9752">
                <text:p>5.9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1725">
                <text:p>0.00000031725</text:p>
              </table:table-cell>
              <table:table-cell office:value-type="float" office:value="2.09197">
                <text:p>2.09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35">
                <text:p>0.000000335</text:p>
              </table:table-cell>
              <table:table-cell office:value-type="float" office:value="9.90359">
                <text:p>9.90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705">
                <text:p>0.0000003705</text:p>
              </table:table-cell>
              <table:table-cell office:value-type="float" office:value="10.2261">
                <text:p>10.2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955">
                <text:p>0.0000003955</text:p>
              </table:table-cell>
              <table:table-cell office:value-type="float" office:value="1.83723">
                <text:p>1.83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165">
                <text:p>0.0000004165</text:p>
              </table:table-cell>
              <table:table-cell office:value-type="float" office:value="5.76317">
                <text:p>5.76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6.68316">
                <text:p>6.68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925">
                <text:p>0.0000004925</text:p>
              </table:table-cell>
              <table:table-cell office:value-type="float" office:value="1.52745">
                <text:p>1.52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3.43722">
                <text:p>3.43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825">
                <text:p>0.0000005825</text:p>
              </table:table-cell>
              <table:table-cell office:value-type="float" office:value="5.21847">
                <text:p>5.21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65">
                <text:p>0.000000665</text:p>
              </table:table-cell>
              <table:table-cell office:value-type="float" office:value="3.44684">
                <text:p>3.44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2.53152">
                <text:p>2.53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85">
                <text:p>0.000000785</text:p>
              </table:table-cell>
              <table:table-cell office:value-type="float" office:value="0.30431">
                <text:p>0.30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82">
                <text:p>0.00000082</text:p>
              </table:table-cell>
              <table:table-cell office:value-type="float" office:value="1.69272">
                <text:p>1.69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261976">
                <text:p>0.261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885">
                <text:p>0.000000885</text:p>
              </table:table-cell>
              <table:table-cell office:value-type="float" office:value="1.25348">
                <text:p>1.253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471947">
                <text:p>0.471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460049">
                <text:p>0.460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961">
                <text:p>0.000000961</text:p>
              </table:table-cell>
              <table:table-cell office:value-type="float" office:value="0.491363">
                <text:p>0.491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304903">
                <text:p>0.304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214737">
                <text:p>0.214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50314">
                <text:p>0.50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75">
                <text:p>0.0000010275</text:p>
              </table:table-cell>
              <table:table-cell office:value-type="float" office:value="0.306557">
                <text:p>0.306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201144">
                <text:p>0.20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58">
                <text:p>0.000001058</text:p>
              </table:table-cell>
              <table:table-cell office:value-type="float" office:value="0.512568">
                <text:p>0.512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496781">
                <text:p>0.496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1035">
                <text:p>0.0000011035</text:p>
              </table:table-cell>
              <table:table-cell office:value-type="float" office:value="0.242492">
                <text:p>0.242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1767">
                <text:p>0.00000111767</text:p>
              </table:table-cell>
              <table:table-cell office:value-type="float" office:value="0.280852">
                <text:p>0.280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3768">
                <text:p>0.00000113768</text:p>
              </table:table-cell>
              <table:table-cell office:value-type="float" office:value="0.443991">
                <text:p>0.443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350135">
                <text:p>0.350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025">
                <text:p>0.0000012025</text:p>
              </table:table-cell>
              <table:table-cell office:value-type="float" office:value="1.09845">
                <text:p>1.09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675">
                <text:p>0.0000012675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1875">
                <text:p>0.00000131875</text:p>
              </table:table-cell>
              <table:table-cell office:value-type="float" office:value="0.570601">
                <text:p>0.570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5375">
                <text:p>0.00000135375</text:p>
              </table:table-cell>
              <table:table-cell office:value-type="float" office:value="0.480089">
                <text:p>0.480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40749">
                <text:p>0.00000140749</text:p>
              </table:table-cell>
              <table:table-cell office:value-type="float" office:value="1.05811">
                <text:p>1.0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5999">
                <text:p>0.00000145999</text:p>
              </table:table-cell>
              <table:table-cell office:value-type="float" office:value="0.407922">
                <text:p>0.407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875">
                <text:p>0.0000014875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545">
                <text:p>0.000001545</text:p>
              </table:table-cell>
              <table:table-cell office:value-type="float" office:value="1.14742">
                <text:p>1.14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63">
                <text:p>0.00000163</text:p>
              </table:table-cell>
              <table:table-cell office:value-type="float" office:value="0.95935">
                <text:p>0.95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7125">
                <text:p>0.0000017125</text:p>
              </table:table-cell>
              <table:table-cell office:value-type="float" office:value="0.965948">
                <text:p>0.965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7975">
                <text:p>0.0000017975</text:p>
              </table:table-cell>
              <table:table-cell office:value-type="float" office:value="0.920051">
                <text:p>0.920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85">
                <text:p>0.000001885</text:p>
              </table:table-cell>
              <table:table-cell office:value-type="float" office:value="0.921811">
                <text:p>0.921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975">
                <text:p>0.000001975</text:p>
              </table:table-cell>
              <table:table-cell office:value-type="float" office:value="0.874883">
                <text:p>0.874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744328">
                <text:p>0.744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115">
                <text:p>0.000002115</text:p>
              </table:table-cell>
              <table:table-cell office:value-type="float" office:value="0.271949">
                <text:p>0.271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245">
                <text:p>0.000002245</text:p>
              </table:table-cell>
              <table:table-cell office:value-type="float" office:value="1.95328">
                <text:p>1.95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2455">
                <text:p>0.000002455</text:p>
              </table:table-cell>
              <table:table-cell office:value-type="float" office:value="1.46513">
                <text:p>1.46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575">
                <text:p>0.000002575</text:p>
              </table:table-cell>
              <table:table-cell office:value-type="float" office:value="0.368755">
                <text:p>0.368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849993">
                <text:p>0.849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74396">
                <text:p>0.00000274396</text:p>
              </table:table-cell>
              <table:table-cell office:value-type="float" office:value="0.327685">
                <text:p>0.327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03396">
                <text:p>0.00000303396</text:p>
              </table:table-cell>
              <table:table-cell office:value-type="float" office:value="3.29736">
                <text:p>3.29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334038">
                <text:p>0.00000334038</text:p>
              </table:table-cell>
              <table:table-cell office:value-type="float" office:value="0.452014">
                <text:p>0.452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69038">
                <text:p>0.00000369038</text:p>
              </table:table-cell>
              <table:table-cell office:value-type="float" office:value="3.12899">
                <text:p>3.12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06463">
                <text:p>0.00000406463</text:p>
              </table:table-cell>
              <table:table-cell office:value-type="float" office:value="0.593221">
                <text:p>0.593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58636">
                <text:p>0.00000458636</text:p>
              </table:table-cell>
              <table:table-cell office:value-type="float" office:value="3.69318">
                <text:p>3.69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19496">
                <text:p>0.00000519496</text:p>
              </table:table-cell>
              <table:table-cell office:value-type="float" office:value="1.08012">
                <text:p>1.08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75327">
                <text:p>0.00000575327</text:p>
              </table:table-cell>
              <table:table-cell office:value-type="float" office:value="2.6511">
                <text:p>2.6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684205">
                <text:p>0.00000684205</text:p>
              </table:table-cell>
              <table:table-cell office:value-type="float" office:value="3.65101">
                <text:p>3.65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791964">
                <text:p>0.00000791964</text:p>
              </table:table-cell>
              <table:table-cell office:value-type="float" office:value="2.05296">
                <text:p>2.05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875255">
                <text:p>0.00000875255</text:p>
              </table:table-cell>
              <table:table-cell office:value-type="float" office:value="2.04137">
                <text:p>2.04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954768">
                <text:p>0.00000954768</text:p>
              </table:table-cell>
              <table:table-cell office:value-type="float" office:value="1.53562">
                <text:p>1.535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0565">
                <text:p>0.000010565</text:p>
              </table:table-cell>
              <table:table-cell office:value-type="float" office:value="2.56522">
                <text:p>2.56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4671">
                <text:p>0.0000124671</text:p>
              </table:table-cell>
              <table:table-cell office:value-type="float" office:value="4.10253">
                <text:p>4.10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4819">
                <text:p>0.000014819</text:p>
              </table:table-cell>
              <table:table-cell office:value-type="float" office:value="3.08107">
                <text:p>3.08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76916">
                <text:p>0.0000176916</text:p>
              </table:table-cell>
              <table:table-cell office:value-type="float" office:value="4.14302">
                <text:p>4.14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10291">
                <text:p>0.0000210291</text:p>
              </table:table-cell>
              <table:table-cell office:value-type="float" office:value="3.01001">
                <text:p>3.01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37919">
                <text:p>0.0000237919</text:p>
              </table:table-cell>
              <table:table-cell office:value-type="float" office:value="2.20314">
                <text:p>2.20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62941">
                <text:p>0.0000262941</text:p>
              </table:table-cell>
              <table:table-cell office:value-type="float" office:value="2.2037">
                <text:p>2.2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90595">
                <text:p>0.0000290595</text:p>
              </table:table-cell>
              <table:table-cell office:value-type="float" office:value="2.2006">
                <text:p>2.2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21157">
                <text:p>0.0000321157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54933">
                <text:p>0.0000354933</text:p>
              </table:table-cell>
              <table:table-cell office:value-type="float" office:value="2.09533">
                <text:p>2.09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7178">
                <text:p>0.0000387178</text:p>
              </table:table-cell>
              <table:table-cell office:value-type="float" office:value="1.68269">
                <text:p>1.68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8432">
                <text:p>0.0000428432</text:p>
              </table:table-cell>
              <table:table-cell office:value-type="float" office:value="2.82431">
                <text:p>2.82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68845">
                <text:p>0.0000468845</text:p>
              </table:table-cell>
              <table:table-cell office:value-type="float" office:value="1.31847">
                <text:p>1.31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99148">
                <text:p>0.0000499148</text:p>
              </table:table-cell>
              <table:table-cell office:value-type="float" office:value="1.50685">
                <text:p>1.50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35865">
                <text:p>0.0000535865</text:p>
              </table:table-cell>
              <table:table-cell office:value-type="float" office:value="1.69911">
                <text:p>1.699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617496">
                <text:p>0.0000617496</text:p>
              </table:table-cell>
              <table:table-cell office:value-type="float" office:value="4.52041">
                <text:p>4.520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17888">
                <text:p>0.0000717888</text:p>
              </table:table-cell>
              <table:table-cell office:value-type="float" office:value="2.50084">
                <text:p>2.500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36673">
                <text:p>0.0000836673</text:p>
              </table:table-cell>
              <table:table-cell office:value-type="float" office:value="4.4231">
                <text:p>4.4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14201">
                <text:p>0.000114201</text:p>
              </table:table-cell>
              <table:table-cell office:value-type="float" office:value="9.31067">
                <text:p>9.310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42684">
                <text:p>0.000142684</text:p>
              </table:table-cell>
              <table:table-cell office:value-type="float" office:value="1.95976">
                <text:p>1.95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631">
                <text:p>0.00017631</text:p>
              </table:table-cell>
              <table:table-cell office:value-type="float" office:value="7.46408">
                <text:p>7.46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416">
                <text:p>0.00025416</text:p>
              </table:table-cell>
              <table:table-cell office:value-type="float" office:value="9.50876">
                <text:p>9.50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8014">
                <text:p>0.000338014</text:p>
              </table:table-cell>
              <table:table-cell office:value-type="float" office:value="4.78019">
                <text:p>4.78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12851">
                <text:p>0.000412851</text:p>
              </table:table-cell>
              <table:table-cell office:value-type="float" office:value="4.79621">
                <text:p>4.79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65643">
                <text:p>0.000565643</text:p>
              </table:table-cell>
              <table:table-cell office:value-type="float" office:value="9.62294">
                <text:p>9.62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2903">
                <text:p>0.000712903</text:p>
              </table:table-cell>
              <table:table-cell office:value-type="float" office:value="2.41433">
                <text:p>2.41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3138">
                <text:p>0.00083138</text:p>
              </table:table-cell>
              <table:table-cell office:value-type="float" office:value="4.84031">
                <text:p>4.84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2316">
                <text:p>0.000962316</text:p>
              </table:table-cell>
              <table:table-cell office:value-type="float" office:value="2.42166">
                <text:p>2.42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2225">
                <text:p>0.00112225</text:p>
              </table:table-cell>
              <table:table-cell office:value-type="float" office:value="4.85339">
                <text:p>4.85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3396">
                <text:p>0.00133396</text:p>
              </table:table-cell>
              <table:table-cell office:value-type="float" office:value="3.64581">
                <text:p>3.645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7058">
                <text:p>0.00147058</text:p>
              </table:table-cell>
              <table:table-cell office:value-type="float" office:value="1.2173">
                <text:p>1.2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71">
                <text:p>0.001771</text:p>
              </table:table-cell>
              <table:table-cell office:value-type="float" office:value="7.31585">
                <text:p>7.31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4168">
                <text:p>0.00214168</text:p>
              </table:table-cell>
              <table:table-cell office:value-type="float" office:value="2.43962">
                <text:p>2.43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165">
                <text:p>0.00280165</text:p>
              </table:table-cell>
              <table:table-cell office:value-type="float" office:value="9.79869">
                <text:p>9.79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4063">
                <text:p>0.00344063</text:p>
              </table:table-cell>
              <table:table-cell office:value-type="float" office:value="1.22712">
                <text:p>1.22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26556">
                <text:p>0.00426556</text:p>
              </table:table-cell>
              <table:table-cell office:value-type="float" office:value="8.60534">
                <text:p>8.605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26768">
                <text:p>0.00526768</text:p>
              </table:table-cell>
              <table:table-cell office:value-type="float" office:value="2.46715">
                <text:p>2.46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9836">
                <text:p>0.00649836</text:p>
              </table:table-cell>
              <table:table-cell office:value-type="float" office:value="7.41146">
                <text:p>7.41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9234">
                <text:p>0.00829234</text:p>
              </table:table-cell>
              <table:table-cell office:value-type="float" office:value="4.95459">
                <text:p>4.95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283">
                <text:p>0.0101283</text:p>
              </table:table-cell>
              <table:table-cell office:value-type="float" office:value="4.96938">
                <text:p>4.96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61">
                <text:p>0.0130861</text:p>
              </table:table-cell>
              <table:table-cell office:value-type="float" office:value="7.47912">
                <text:p>7.47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825">
                <text:p>0.015825</text:p>
              </table:table-cell>
              <table:table-cell office:value-type="float" office:value="2.50164">
                <text:p>2.50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015">
                <text:p>0.0207015</text:p>
              </table:table-cell>
              <table:table-cell office:value-type="float" office:value="10.0484">
                <text:p>10.0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091">
                <text:p>0.026091</text:p>
              </table:table-cell>
              <table:table-cell office:value-type="float" office:value="2.52613">
                <text:p>2.52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3387">
                <text:p>0.0283387</text:p>
              </table:table-cell>
              <table:table-cell office:value-type="float" office:value="1.68665">
                <text:p>1.686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1308">
                <text:p>0.0331308</text:p>
              </table:table-cell>
              <table:table-cell office:value-type="float" office:value="5.9307">
                <text:p>5.9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9232">
                <text:p>0.0389232</text:p>
              </table:table-cell>
              <table:table-cell office:value-type="float" office:value="2.55431">
                <text:p>2.554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80167">
                <text:p>0.0480167</text:p>
              </table:table-cell>
              <table:table-cell office:value-type="float" office:value="7.71646">
                <text:p>7.71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12725">
                <text:p>0.0612725</text:p>
              </table:table-cell>
              <table:table-cell office:value-type="float" office:value="5.19587">
                <text:p>5.19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48385">
                <text:p>0.0748385</text:p>
              </table:table-cell>
              <table:table-cell office:value-type="float" office:value="5.25139">
                <text:p>5.25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66937">
                <text:p>0.0966937</text:p>
              </table:table-cell>
              <table:table-cell office:value-type="float" office:value="7.9962">
                <text:p>7.9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6931">
                <text:p>0.116931</text:p>
              </table:table-cell>
              <table:table-cell office:value-type="float" office:value="2.70357">
                <text:p>2.70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2965">
                <text:p>0.152965</text:p>
              </table:table-cell>
              <table:table-cell office:value-type="float" office:value="10.9991">
                <text:p>10.9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196">
                <text:p>0.215196</text:p>
              </table:table-cell>
              <table:table-cell office:value-type="float" office:value="8.61204">
                <text:p>8.61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236">
                <text:p>0.260236</text:p>
              </table:table-cell>
              <table:table-cell office:value-type="float" office:value="2.93201">
                <text:p>2.932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7606">
                <text:p>0.287606</text:p>
              </table:table-cell>
              <table:table-cell office:value-type="float" office:value="2.9766">
                <text:p>2.9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798">
                <text:p>0.354798</text:p>
              </table:table-cell>
              <table:table-cell office:value-type="float" office:value="9.19348">
                <text:p>9.193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9057">
                <text:p>0.429057</text:p>
              </table:table-cell>
              <table:table-cell office:value-type="float" office:value="3.15327">
                <text:p>3.15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182">
                <text:p>0.474182</text:p>
              </table:table-cell>
              <table:table-cell office:value-type="float" office:value="3.21035">
                <text:p>3.2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4052">
                <text:p>0.524052</text:p>
              </table:table-cell>
              <table:table-cell office:value-type="float" office:value="3.26476">
                <text:p>3.26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167">
                <text:p>0.579167</text:p>
              </table:table-cell>
              <table:table-cell office:value-type="float" office:value="3.31014">
                <text:p>3.310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14476">
                <text:p>0.714476</text:p>
              </table:table-cell>
              <table:table-cell office:value-type="float" office:value="10.2379">
                <text:p>10.2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015">
                <text:p>0.864015</text:p>
              </table:table-cell>
              <table:table-cell office:value-type="float" office:value="3.5084">
                <text:p>3.5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4885">
                <text:p>0.954885</text:p>
              </table:table-cell>
              <table:table-cell office:value-type="float" office:value="3.54097">
                <text:p>3.54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31">
                <text:p>1.05531</text:p>
              </table:table-cell>
              <table:table-cell office:value-type="float" office:value="3.56688">
                <text:p>3.56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63">
                <text:p>1.1663</text:p>
              </table:table-cell>
              <table:table-cell office:value-type="float" office:value="3.58485">
                <text:p>3.58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896">
                <text:p>1.28896</text:p>
              </table:table-cell>
              <table:table-cell office:value-type="float" office:value="3.57439">
                <text:p>3.57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317">
                <text:p>1.50317</text:p>
              </table:table-cell>
              <table:table-cell office:value-type="float" office:value="7.05927">
                <text:p>7.059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598">
                <text:p>1.83598</text:p>
              </table:table-cell>
              <table:table-cell office:value-type="float" office:value="6.49062">
                <text:p>6.490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514">
                <text:p>2.12514</text:p>
              </table:table-cell>
              <table:table-cell office:value-type="float" office:value="2.73139">
                <text:p>2.73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4863">
                <text:p>2.34863</text:p>
              </table:table-cell>
              <table:table-cell office:value-type="float" office:value="2.5045">
                <text:p>2.5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3895">
                <text:p>2.73895</text:p>
              </table:table-cell>
              <table:table-cell office:value-type="float" office:value="3.62277">
                <text:p>3.62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537">
                <text:p>3.34537</text:p>
              </table:table-cell>
              <table:table-cell office:value-type="float" office:value="2.27264">
                <text:p>2.27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604">
                <text:p>4.08604</text:p>
              </table:table-cell>
              <table:table-cell office:value-type="float" office:value="1.85117">
                <text:p>1.85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9071">
                <text:p>4.99071</text:p>
              </table:table-cell>
              <table:table-cell office:value-type="float" office:value="1.46129">
                <text:p>1.4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7672">
                <text:p>5.77672</text:p>
              </table:table-cell>
              <table:table-cell office:value-type="float" office:value="0.464748">
                <text:p>0.4647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8425">
                <text:p>6.38425</text:p>
              </table:table-cell>
              <table:table-cell office:value-type="float" office:value="0.29657">
                <text:p>0.29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4525">
                <text:p>7.44525</text:p>
              </table:table-cell>
              <table:table-cell office:value-type="float" office:value="0.338218">
                <text:p>0.338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366">
                <text:p>9.09366</text:p>
              </table:table-cell>
              <table:table-cell office:value-type="float" office:value="0.102005">
                <text:p>0.102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1">
                <text:p>10.8091</text:p>
              </table:table-cell>
              <table:table-cell office:value-type="float" office:value="0.0262889">
                <text:p>0.02628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7293">
                <text:p>12.7293</text:p>
              </table:table-cell>
              <table:table-cell office:value-type="float" office:value="0.00691488">
                <text:p>0.00691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3792">
                <text:p>14.3792</text:p>
              </table:table-cell>
              <table:table-cell office:value-type="float" office:value="0.00114934">
                <text:p>0.00114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254">
                <text:p>16.1254</text:p>
              </table:table-cell>
              <table:table-cell office:value-type="float" office:value="0.000533039">
                <text:p>0.0005330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864">
                <text:p>18.4864</text:p>
              </table:table-cell>
              <table:table-cell office:value-type="float" office:value="0.000115012">
                <text:p>0.000115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_2.B4:slab_water_two_materials_4g_2.B53 slab_water_two_materials_4g_2.E4:slab_water_two_materials_4g_2.E4 slab_water_two_materials_4g_2.D4:slab_water_two_materials_4g_2.D53 slab_water_two_materials_4g_2.J4:slab_water_two_materials_4g_2.J4 slab_water_two_materials_4g_2.I4:slab_water_two_materials_4g_2.I53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_2.D4:slab_water_two_materials_4g_2.D53" chart:label-cell-address="slab_water_two_materials_4g_2.E4:slab_water_two_materials_4g_2.E4" chart:class="chart:scatter">
            <chart:domain table:cell-range-address="slab_water_two_materials_4g_2.B4:slab_water_two_materials_4g_2.B53"/>
            <chart:data-point chart:repeated="50"/>
          </chart:series>
          <chart:series chart:style-name="ch8" chart:values-cell-range-address="slab_water_two_materials_4g_2.I4:slab_water_two_materials_4g_2.I53" chart:label-cell-address="slab_water_two_materials_4g_2.J4:slab_water_two_materials_4g_2.J4" chart:class="chart:scatter">
            <chart:domain table:cell-range-address="slab_water_two_materials_4g_2.G4:slab_water_two_materials_4g_2.G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_2.E4:slab_water_two_materials_4g_2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_2.J4:slab_water_two_materials_4g_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_2.B4:slab_water_two_materials_4g_2.B53</svg:desc>
                </draw:g>
              </table:table-cell>
              <table:table-cell office:value-type="float" office:value="0.052485611243834">
                <text:p>0.052485611243834</text:p>
                <draw:g>
                  <svg:desc>slab_water_two_materials_4g_2.D4:slab_water_two_materials_4g_2.D53</svg:desc>
                </draw:g>
              </table:table-cell>
              <table:table-cell office:value-type="float" office:value="2">
                <text:p>2</text:p>
                <draw:g>
                  <svg:desc>slab_water_two_materials_4g_2.G4:slab_water_two_materials_4g_2.G52</svg:desc>
                </draw:g>
              </table:table-cell>
              <table:table-cell office:value-type="float" office:value="0.0519412314881317">
                <text:p>0.0519412314881317</text:p>
                <draw:g>
                  <svg:desc>slab_water_two_materials_4g_2.I4:slab_water_two_materials_4g_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521028474993788">
                <text:p>0.0521028474993788</text:p>
              </table:table-cell>
              <table:table-cell office:value-type="float" office:value="6">
                <text:p>6</text:p>
              </table:table-cell>
              <table:table-cell office:value-type="float" office:value="0.0518011935169825">
                <text:p>0.051801193516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19777703772911">
                <text:p>0.0519777703772911</text:p>
              </table:table-cell>
              <table:table-cell office:value-type="float" office:value="10">
                <text:p>10</text:p>
              </table:table-cell>
              <table:table-cell office:value-type="float" office:value="0.0515214789271307">
                <text:p>0.0515214789271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515404960011811">
                <text:p>0.0515404960011811</text:p>
              </table:table-cell>
              <table:table-cell office:value-type="float" office:value="14">
                <text:p>14</text:p>
              </table:table-cell>
              <table:table-cell office:value-type="float" office:value="0.0511027270344429">
                <text:p>0.0511027270344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507737791893981">
                <text:p>0.0507737791893981</text:p>
              </table:table-cell>
              <table:table-cell office:value-type="float" office:value="18">
                <text:p>18</text:p>
              </table:table-cell>
              <table:table-cell office:value-type="float" office:value="0.0505459663035741">
                <text:p>0.0505459663035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502306550776387">
                <text:p>0.0502306550776387</text:p>
              </table:table-cell>
              <table:table-cell office:value-type="float" office:value="22">
                <text:p>22</text:p>
              </table:table-cell>
              <table:table-cell office:value-type="float" office:value="0.049852544857113">
                <text:p>0.049852544857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498114187650945">
                <text:p>0.0498114187650945</text:p>
              </table:table-cell>
              <table:table-cell office:value-type="float" office:value="26">
                <text:p>26</text:p>
              </table:table-cell>
              <table:table-cell office:value-type="float" office:value="0.0490241443737522">
                <text:p>0.0490241443737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486199154673624">
                <text:p>0.0486199154673624</text:p>
              </table:table-cell>
              <table:table-cell office:value-type="float" office:value="30">
                <text:p>30</text:p>
              </table:table-cell>
              <table:table-cell office:value-type="float" office:value="0.0480627800882891">
                <text:p>0.0480627800882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476652856417298">
                <text:p>0.0476652856417298</text:p>
              </table:table-cell>
              <table:table-cell office:value-type="float" office:value="34">
                <text:p>34</text:p>
              </table:table-cell>
              <table:table-cell office:value-type="float" office:value="0.0469708146897962">
                <text:p>0.0469708146897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461812089173712">
                <text:p>0.0461812089173712</text:p>
              </table:table-cell>
              <table:table-cell office:value-type="float" office:value="38">
                <text:p>38</text:p>
              </table:table-cell>
              <table:table-cell office:value-type="float" office:value="0.0457509583216214">
                <text:p>0.0457509583216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451439211521022">
                <text:p>0.0451439211521022</text:p>
              </table:table-cell>
              <table:table-cell office:value-type="float" office:value="42">
                <text:p>42</text:p>
              </table:table-cell>
              <table:table-cell office:value-type="float" office:value="0.0444062407850462">
                <text:p>0.044406240785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433420970003164">
                <text:p>0.0433420970003164</text:p>
              </table:table-cell>
              <table:table-cell office:value-type="float" office:value="46">
                <text:p>46</text:p>
              </table:table-cell>
              <table:table-cell office:value-type="float" office:value="0.0429400532337981">
                <text:p>0.0429400532337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417912199746209">
                <text:p>0.0417912199746209</text:p>
              </table:table-cell>
              <table:table-cell office:value-type="float" office:value="50">
                <text:p>50</text:p>
              </table:table-cell>
              <table:table-cell office:value-type="float" office:value="0.0413561342758803">
                <text:p>0.041356134275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399043592374538">
                <text:p>0.0399043592374538</text:p>
              </table:table-cell>
              <table:table-cell office:value-type="float" office:value="54">
                <text:p>54</text:p>
              </table:table-cell>
              <table:table-cell office:value-type="float" office:value="0.0396585282790582">
                <text:p>0.0396585282790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380977777941781">
                <text:p>0.0380977777941781</text:p>
              </table:table-cell>
              <table:table-cell office:value-type="float" office:value="58">
                <text:p>58</text:p>
              </table:table-cell>
              <table:table-cell office:value-type="float" office:value="0.0378516409635436">
                <text:p>0.0378516409635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361887163633916">
                <text:p>0.0361887163633916</text:p>
              </table:table-cell>
              <table:table-cell office:value-type="float" office:value="62">
                <text:p>62</text:p>
              </table:table-cell>
              <table:table-cell office:value-type="float" office:value="0.0359402116056527">
                <text:p>0.0359402116056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340368348461434">
                <text:p>0.0340368348461434</text:p>
              </table:table-cell>
              <table:table-cell office:value-type="float" office:value="66">
                <text:p>66</text:p>
              </table:table-cell>
              <table:table-cell office:value-type="float" office:value="0.033929201852438">
                <text:p>0.033929201852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319166686054942">
                <text:p>0.0319166686054942</text:p>
              </table:table-cell>
              <table:table-cell office:value-type="float" office:value="70">
                <text:p>70</text:p>
              </table:table-cell>
              <table:table-cell office:value-type="float" office:value="0.0318237401290039">
                <text:p>0.0318237401290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98129546645808">
                <text:p>0.0298129546645808</text:p>
              </table:table-cell>
              <table:table-cell office:value-type="float" office:value="74">
                <text:p>74</text:p>
              </table:table-cell>
              <table:table-cell office:value-type="float" office:value="0.0296287046933769">
                <text:p>0.029628704693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71014967358374">
                <text:p>0.0271014967358374</text:p>
              </table:table-cell>
              <table:table-cell office:value-type="float" office:value="78">
                <text:p>78</text:p>
              </table:table-cell>
              <table:table-cell office:value-type="float" office:value="0.0273480287279543">
                <text:p>0.0273480287279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46889552890403">
                <text:p>0.0246889552890403</text:p>
              </table:table-cell>
              <table:table-cell office:value-type="float" office:value="82">
                <text:p>82</text:p>
              </table:table-cell>
              <table:table-cell office:value-type="float" office:value="0.0249826712065361">
                <text:p>0.0249826712065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222924697010216">
                <text:p>0.0222924697010216</text:p>
              </table:table-cell>
              <table:table-cell office:value-type="float" office:value="86">
                <text:p>86</text:p>
              </table:table-cell>
              <table:table-cell office:value-type="float" office:value="0.022525947108864">
                <text:p>0.022525947108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195755607091127">
                <text:p>0.0195755607091127</text:p>
              </table:table-cell>
              <table:table-cell office:value-type="float" office:value="90">
                <text:p>90</text:p>
              </table:table-cell>
              <table:table-cell office:value-type="float" office:value="0.0199508522886555">
                <text:p>0.0199508522886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166411840299734">
                <text:p>0.0166411840299734</text:p>
              </table:table-cell>
              <table:table-cell office:value-type="float" office:value="94">
                <text:p>94</text:p>
              </table:table-cell>
              <table:table-cell office:value-type="float" office:value="0.0171705231770656">
                <text:p>0.0171705231770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133869786083801">
                <text:p>0.0133869786083801</text:p>
              </table:table-cell>
              <table:table-cell office:value-type="float" office:value="98">
                <text:p>98</text:p>
              </table:table-cell>
              <table:table-cell office:value-type="float" office:value="0.01382252327036">
                <text:p>0.01382252327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866501000782887">
                <text:p>0.00866501000782887</text:p>
              </table:table-cell>
              <table:table-cell office:value-type="float" office:value="102">
                <text:p>102</text:p>
              </table:table-cell>
              <table:table-cell office:value-type="float" office:value="0.00929491331910552">
                <text:p>0.0092949133191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604800413720709">
                <text:p>0.00604800413720709</text:p>
              </table:table-cell>
              <table:table-cell office:value-type="float" office:value="106">
                <text:p>106</text:p>
              </table:table-cell>
              <table:table-cell office:value-type="float" office:value="0.00668948574065634">
                <text:p>0.00668948574065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48545192531355">
                <text:p>0.00448545192531355</text:p>
              </table:table-cell>
              <table:table-cell office:value-type="float" office:value="110">
                <text:p>110</text:p>
              </table:table-cell>
              <table:table-cell office:value-type="float" office:value="0.00505483845853308">
                <text:p>0.00505483845853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338974858495861">
                <text:p>0.00338974858495861</text:p>
              </table:table-cell>
              <table:table-cell office:value-type="float" office:value="114">
                <text:p>114</text:p>
              </table:table-cell>
              <table:table-cell office:value-type="float" office:value="0.00390050918706077">
                <text:p>0.00390050918706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56604338553662">
                <text:p>0.00256604338553662</text:p>
              </table:table-cell>
              <table:table-cell office:value-type="float" office:value="118">
                <text:p>118</text:p>
              </table:table-cell>
              <table:table-cell office:value-type="float" office:value="0.00304883065706668">
                <text:p>0.00304883065706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01758714289898">
                <text:p>0.00201758714289898</text:p>
              </table:table-cell>
              <table:table-cell office:value-type="float" office:value="122">
                <text:p>122</text:p>
              </table:table-cell>
              <table:table-cell office:value-type="float" office:value="0.0024046851759399">
                <text:p>0.0024046851759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155805260702604">
                <text:p>0.00155805260702604</text:p>
              </table:table-cell>
              <table:table-cell office:value-type="float" office:value="126">
                <text:p>126</text:p>
              </table:table-cell>
              <table:table-cell office:value-type="float" office:value="0.00190950168157108">
                <text:p>0.00190950168157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125864850270191">
                <text:p>0.00125864850270191</text:p>
              </table:table-cell>
              <table:table-cell office:value-type="float" office:value="130">
                <text:p>130</text:p>
              </table:table-cell>
              <table:table-cell office:value-type="float" office:value="0.00152436807475189">
                <text:p>0.00152436807475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959910419186357">
                <text:p>0.000959910419186357</text:p>
              </table:table-cell>
              <table:table-cell office:value-type="float" office:value="134">
                <text:p>134</text:p>
              </table:table-cell>
              <table:table-cell office:value-type="float" office:value="0.00122217500004521">
                <text:p>0.00122217500004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731457353023962">
                <text:p>0.000731457353023962</text:p>
              </table:table-cell>
              <table:table-cell office:value-type="float" office:value="138">
                <text:p>138</text:p>
              </table:table-cell>
              <table:table-cell office:value-type="float" office:value="0.000983410676181105">
                <text:p>0.000983410676181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593202533509379">
                <text:p>0.000593202533509379</text:p>
              </table:table-cell>
              <table:table-cell office:value-type="float" office:value="142">
                <text:p>142</text:p>
              </table:table-cell>
              <table:table-cell office:value-type="float" office:value="0.000793699529970002">
                <text:p>0.00079369952997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497230124315746">
                <text:p>0.000497230124315746</text:p>
              </table:table-cell>
              <table:table-cell office:value-type="float" office:value="146">
                <text:p>146</text:p>
              </table:table-cell>
              <table:table-cell office:value-type="float" office:value="0.000642260611173704">
                <text:p>0.000642260611173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397097067273269">
                <text:p>0.000397097067273269</text:p>
              </table:table-cell>
              <table:table-cell office:value-type="float" office:value="150">
                <text:p>150</text:p>
              </table:table-cell>
              <table:table-cell office:value-type="float" office:value="0.000520896361582319">
                <text:p>0.000520896361582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291588270847246">
                <text:p>0.000291588270847246</text:p>
              </table:table-cell>
              <table:table-cell office:value-type="float" office:value="154">
                <text:p>154</text:p>
              </table:table-cell>
              <table:table-cell office:value-type="float" office:value="0.000423305072494136">
                <text:p>0.000423305072494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249091782409253">
                <text:p>0.000249091782409253</text:p>
              </table:table-cell>
              <table:table-cell office:value-type="float" office:value="158">
                <text:p>158</text:p>
              </table:table-cell>
              <table:table-cell office:value-type="float" office:value="0.000344598479199691">
                <text:p>0.000344598479199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182853634350138">
                <text:p>0.000182853634350138</text:p>
              </table:table-cell>
              <table:table-cell office:value-type="float" office:value="162">
                <text:p>162</text:p>
              </table:table-cell>
              <table:table-cell office:value-type="float" office:value="0.000280956113468617">
                <text:p>0.000280956113468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161687255188863">
                <text:p>0.000161687255188863</text:p>
              </table:table-cell>
              <table:table-cell office:value-type="float" office:value="166">
                <text:p>166</text:p>
              </table:table-cell>
              <table:table-cell office:value-type="float" office:value="0.000229373329709138">
                <text:p>0.000229373329709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148923045680602">
                <text:p>0.000148923045680602</text:p>
              </table:table-cell>
              <table:table-cell office:value-type="float" office:value="170">
                <text:p>170</text:p>
              </table:table-cell>
              <table:table-cell office:value-type="float" office:value="0.000187473540677657">
                <text:p>0.000187473540677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112001111766335">
                <text:p>0.000112001111766335</text:p>
              </table:table-cell>
              <table:table-cell office:value-type="float" office:value="174">
                <text:p>174</text:p>
              </table:table-cell>
              <table:table-cell office:value-type="float" office:value="0.000153367706969787">
                <text:p>0.000153367706969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934944549888511">
                <text:p>0.0000934944549888511</text:p>
              </table:table-cell>
              <table:table-cell office:value-type="float" office:value="178">
                <text:p>178</text:p>
              </table:table-cell>
              <table:table-cell office:value-type="float" office:value="0.000125546987547434">
                <text:p>0.000125546987547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885884981399294">
                <text:p>0.0000885884981399294</text:p>
              </table:table-cell>
              <table:table-cell office:value-type="float" office:value="182">
                <text:p>182</text:p>
              </table:table-cell>
              <table:table-cell office:value-type="float" office:value="0.000102799851046864">
                <text:p>0.000102799851046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684598031848807">
                <text:p>0.0000684598031848807</text:p>
              </table:table-cell>
              <table:table-cell office:value-type="float" office:value="186">
                <text:p>186</text:p>
              </table:table-cell>
              <table:table-cell office:value-type="float" office:value="0.0000841464903096737">
                <text:p>0.0000841464903096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555516856090511">
                <text:p>0.0000555516856090511</text:p>
              </table:table-cell>
              <table:table-cell office:value-type="float" office:value="190">
                <text:p>190</text:p>
              </table:table-cell>
              <table:table-cell office:value-type="float" office:value="0.000068784063589001">
                <text:p>0.00006878406358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386829246474313">
                <text:p>0.0000386829246474313</text:p>
              </table:table-cell>
              <table:table-cell office:value-type="float" office:value="194">
                <text:p>194</text:p>
              </table:table-cell>
              <table:table-cell office:value-type="float" office:value="0.0000560311157636284">
                <text:p>0.000056031115763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314508504804451">
                <text:p>0.0000314508504804451</text:p>
              </table:table-cell>
              <table:table-cell office:value-type="float" office:value="NaN">
                <text:p>NaN</text:p>
              </table:table-cell>
              <table:table-cell office:value-type="float" office:value="0.0000452015775195618">
                <text:p>0.0000452015775195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3cm" svg:height="11.608cm" xlink:href=".." xlink:type="simple" chart:class="chart:scatter" chart:style-name="ch1">
        <chart:legend chart:legend-position="end" svg:x="15.288cm" svg:y="0.64cm" style:legend-expansion="custom" chartooo:width="3.686cm" chartooo:height="2.581cm" style:legend-expansion-aspect-ratio="1.42812863231306" chart:style-name="ch2"/>
        <chart:plot-area chart:style-name="ch3" table:cell-range-address="pin_water_1g.C4:pin_water_1g.C53 pin_water_1g.G3:pin_water_1g.H53" chart:data-source-has-labels="row" svg:x="2.447cm" svg:y="0.288cm" svg:width="17.108cm" svg:height="10.899cm">
          <chartooo:coordinate-region svg:x="3.359cm" svg:y="0.488cm" svg:width="15.916cm" svg:height="10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n_water_1g.G4:pin_water_1g.G53" chart:label-cell-address="pin_water_1g.G3:pin_water_1g.G3" chart:class="chart:scatter">
            <chart:domain table:cell-range-address="pin_water_1g.C4:pin_water_1g.C53"/>
            <chart:data-point chart:repeated="50"/>
          </chart:series>
          <chart:series chart:style-name="ch8" chart:values-cell-range-address="pin_water_1g.H4:pin_water_1g.H53" chart:label-cell-address="pin_water_1g.H3:pin_water_1g.H3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pin_water_1g.G3:pin_water_1g.G3</svg:desc>
                </draw:g>
              </table:table-cell>
              <table:table-cell office:value-type="string">
                <text:p>Almost</text:p>
                <draw:g>
                  <svg:desc>pin_water_1g.H3:pin_water_1g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in_water_1g.C4:pin_water_1g.C53</svg:desc>
                </draw:g>
              </table:table-cell>
              <table:table-cell office:value-type="float" office:value="0.0309848307705955">
                <text:p>0.0309848307705955</text:p>
                <draw:g>
                  <svg:desc>pin_water_1g.G4:pin_water_1g.G53</svg:desc>
                </draw:g>
              </table:table-cell>
              <table:table-cell office:value-type="float" office:value="0.03229032">
                <text:p>0.03229032</text:p>
                <draw:g>
                  <svg:desc>pin_water_1g.H4:pin_water_1g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2274992686989">
                <text:p>0.0312274992686989</text:p>
              </table:table-cell>
              <table:table-cell office:value-type="float" office:value="0.03225312">
                <text:p>0.03225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2365527121441">
                <text:p>0.0312365527121441</text:p>
              </table:table-cell>
              <table:table-cell office:value-type="float" office:value="0.03217879">
                <text:p>0.0321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2669722821197">
                <text:p>0.0312669722821197</text:p>
              </table:table-cell>
              <table:table-cell office:value-type="float" office:value="0.03206748">
                <text:p>0.03206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2841821230529">
                <text:p>0.0312841821230529</text:p>
              </table:table-cell>
              <table:table-cell office:value-type="float" office:value="0.03191942">
                <text:p>0.03191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09917079536609">
                <text:p>0.0309917079536609</text:p>
              </table:table-cell>
              <table:table-cell office:value-type="float" office:value="0.03173489">
                <text:p>0.03173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0791083394348">
                <text:p>0.030791083394348</text:p>
              </table:table-cell>
              <table:table-cell office:value-type="float" office:value="0.03151426">
                <text:p>0.0315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5451150270084">
                <text:p>0.0305451150270084</text:p>
              </table:table-cell>
              <table:table-cell office:value-type="float" office:value="0.03125797">
                <text:p>0.0312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2635404495658">
                <text:p>0.0302635404495658</text:p>
              </table:table-cell>
              <table:table-cell office:value-type="float" office:value="0.0309665">
                <text:p>0.0309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299772892051148">
                <text:p>0.0299772892051148</text:p>
              </table:table-cell>
              <table:table-cell office:value-type="float" office:value="0.03064045">
                <text:p>0.03064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29568542930398">
                <text:p>0.029568542930398</text:p>
              </table:table-cell>
              <table:table-cell office:value-type="float" office:value="0.03028044">
                <text:p>0.03028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1671254911651">
                <text:p>0.0291671254911651</text:p>
              </table:table-cell>
              <table:table-cell office:value-type="float" office:value="0.02988717">
                <text:p>0.02988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87245435084297">
                <text:p>0.0287245435084297</text:p>
              </table:table-cell>
              <table:table-cell office:value-type="float" office:value="0.0294614">
                <text:p>0.0294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383751489734">
                <text:p>0.028383751489734</text:p>
              </table:table-cell>
              <table:table-cell office:value-type="float" office:value="0.02900395">
                <text:p>0.02900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000429754612">
                <text:p>0.028000429754612</text:p>
              </table:table-cell>
              <table:table-cell office:value-type="float" office:value="0.02851568">
                <text:p>0.0285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568258851206">
                <text:p>0.027568258851206</text:p>
              </table:table-cell>
              <table:table-cell office:value-type="float" office:value="0.02799753">
                <text:p>0.02799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1634585436266">
                <text:p>0.0271634585436266</text:p>
              </table:table-cell>
              <table:table-cell office:value-type="float" office:value="0.02745047">
                <text:p>0.02745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6607324282742">
                <text:p>0.0266607324282742</text:p>
              </table:table-cell>
              <table:table-cell office:value-type="float" office:value="0.02687552">
                <text:p>0.02687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358714755587">
                <text:p>0.0261358714755587</text:p>
              </table:table-cell>
              <table:table-cell office:value-type="float" office:value="0.02627375">
                <text:p>0.02627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049393794943">
                <text:p>0.0255049393794943</text:p>
              </table:table-cell>
              <table:table-cell office:value-type="float" office:value="0.02564626">
                <text:p>0.02564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8979396134323">
                <text:p>0.0248979396134323</text:p>
              </table:table-cell>
              <table:table-cell office:value-type="float" office:value="0.0249942">
                <text:p>0.0249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47869164699">
                <text:p>0.0242647869164699</text:p>
              </table:table-cell>
              <table:table-cell office:value-type="float" office:value="0.02431874">
                <text:p>0.02431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6536278162172">
                <text:p>0.0236536278162172</text:p>
              </table:table-cell>
              <table:table-cell office:value-type="float" office:value="0.02362111">
                <text:p>0.02362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30529945431313">
                <text:p>0.0230529945431313</text:p>
              </table:table-cell>
              <table:table-cell office:value-type="float" office:value="0.02290253">
                <text:p>0.0229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4087111396258">
                <text:p>0.0224087111396258</text:p>
              </table:table-cell>
              <table:table-cell office:value-type="float" office:value="0.02216428">
                <text:p>0.02216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6752207262233">
                <text:p>0.0216752207262233</text:p>
              </table:table-cell>
              <table:table-cell office:value-type="float" office:value="0.02140763">
                <text:p>0.021407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8877292269249">
                <text:p>0.0208877292269249</text:p>
              </table:table-cell>
              <table:table-cell office:value-type="float" office:value="0.0206339">
                <text:p>0.0206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01669882568647">
                <text:p>0.0201669882568647</text:p>
              </table:table-cell>
              <table:table-cell office:value-type="float" office:value="0.0198444">
                <text:p>0.0198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4542296021167">
                <text:p>0.0194542296021167</text:p>
              </table:table-cell>
              <table:table-cell office:value-type="float" office:value="0.01904046">
                <text:p>0.0190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7126372141134">
                <text:p>0.0187126372141134</text:p>
              </table:table-cell>
              <table:table-cell office:value-type="float" office:value="0.01822344">
                <text:p>0.01822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8783535312832">
                <text:p>0.0178783535312832</text:p>
              </table:table-cell>
              <table:table-cell office:value-type="float" office:value="0.01739468">
                <text:p>0.01739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70522902792123">
                <text:p>0.0170522902792123</text:p>
              </table:table-cell>
              <table:table-cell office:value-type="float" office:value="0.01655553">
                <text:p>0.0165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62640226605004">
                <text:p>0.0162640226605004</text:p>
              </table:table-cell>
              <table:table-cell office:value-type="float" office:value="0.01570736">
                <text:p>0.01570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4425528891678">
                <text:p>0.0154425528891678</text:p>
              </table:table-cell>
              <table:table-cell office:value-type="float" office:value="0.01485153">
                <text:p>0.01485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5980859348023">
                <text:p>0.0145980859348023</text:p>
              </table:table-cell>
              <table:table-cell office:value-type="float" office:value="0.01398939">
                <text:p>0.0139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7538378034412">
                <text:p>0.0137538378034412</text:p>
              </table:table-cell>
              <table:table-cell office:value-type="float" office:value="0.01312229">
                <text:p>0.01312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8579223548925">
                <text:p>0.0128579223548925</text:p>
              </table:table-cell>
              <table:table-cell office:value-type="float" office:value="0.01225157">
                <text:p>0.01225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20326775481596">
                <text:p>0.0120326775481596</text:p>
              </table:table-cell>
              <table:table-cell office:value-type="float" office:value="0.01137858">
                <text:p>0.01137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11665640607016">
                <text:p>0.0111665640607016</text:p>
              </table:table-cell>
              <table:table-cell office:value-type="float" office:value="0.01050463">
                <text:p>0.010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02862695958508">
                <text:p>0.0102862695958508</text:p>
              </table:table-cell>
              <table:table-cell office:value-type="float" office:value="0.009631041">
                <text:p>0.009631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41437377967702">
                <text:p>0.00941437377967702</text:p>
              </table:table-cell>
              <table:table-cell office:value-type="float" office:value="0.008759108">
                <text:p>0.008759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53802744509919">
                <text:p>0.00853802744509919</text:p>
              </table:table-cell>
              <table:table-cell office:value-type="float" office:value="0.007890112">
                <text:p>0.00789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63518031911601">
                <text:p>0.00763518031911601</text:p>
              </table:table-cell>
              <table:table-cell office:value-type="float" office:value="0.007025319">
                <text:p>0.007025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78939695082911">
                <text:p>0.00678939695082911</text:p>
              </table:table-cell>
              <table:table-cell office:value-type="float" office:value="0.006165978">
                <text:p>0.006165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87127570662994">
                <text:p>0.00587127570662994</text:p>
              </table:table-cell>
              <table:table-cell office:value-type="float" office:value="0.005313316">
                <text:p>0.005313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98111360652486">
                <text:p>0.00498111360652486</text:p>
              </table:table-cell>
              <table:table-cell office:value-type="float" office:value="0.004468537">
                <text:p>0.004468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409050488870921">
                <text:p>0.00409050488870921</text:p>
              </table:table-cell>
              <table:table-cell office:value-type="float" office:value="0.003632825">
                <text:p>0.003632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319366070918752">
                <text:p>0.00319366070918752</text:p>
              </table:table-cell>
              <table:table-cell office:value-type="float" office:value="0.002807341">
                <text:p>0.002807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26569775191304">
                <text:p>0.00226569775191304</text:p>
              </table:table-cell>
              <table:table-cell office:value-type="float" office:value="0.001993219">
                <text:p>0.001993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26690009037458">
                <text:p>0.00126690009037458</text:p>
              </table:table-cell>
              <table:table-cell office:value-type="float" office:value="0.00119157">
                <text:p>0.001191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